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mbria Math1" svg:font-family="'Cambria Math'"/>
    <style:font-face style:name="Symbol1" svg:font-family="Symbol"/>
    <style:font-face style:name="Times New Roman1" svg:font-family="'Times New Roman'"/>
    <style:font-face style:name="Wingdings1" svg:font-family="Wingdings"/>
    <style:font-face style:name="Calibri" svg:font-family="Calibri" style:font-pitch="variable"/>
    <style:font-face style:name="Cambria Math" svg:font-family="'Cambria Math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38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2" style:family="text">
      <style:text-properties fo:color="#000000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3" style:family="text">
      <style:text-properties fo:color="#000000" style:font-name="Times New Roman1" fo:font-size="16pt" fo:font-weight="bold" style:font-size-asian="16pt" style:font-name-complex="Times New Roman1" style:font-size-complex="16pt" style:font-weight-complex="bold"/>
    </style:style>
    <style:style style:name="T4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5" style:family="text">
      <style:text-properties fo:color="#000000" style:font-name="Times New Roman1" fo:font-size="11.1000003814697pt" style:font-size-asian="11.1000003814697pt" style:font-name-complex="Times New Roman1" style:font-size-complex="11.1000003814697pt"/>
    </style:style>
    <style:style style:name="T6" style:family="text">
      <style:text-properties fo:color="#000000" style:font-name="Times New Roman1" fo:font-size="14.1000003814697pt" fo:font-weight="bold" style:font-size-asian="14.1000003814697pt" style:font-name-complex="Times New Roman1" style:font-size-complex="14.1000003814697pt" style:font-weight-complex="bold"/>
    </style:style>
    <style:style style:name="T7" style:family="text">
      <style:text-properties fo:color="#000000" style:font-name="Times New Roman1" fo:font-size="12pt" fo:font-weight="bold" style:font-size-asian="12pt" style:font-name-complex="Times New Roman1" style:font-size-complex="12pt" style:font-weight-complex="bold"/>
    </style:style>
    <style:style style:name="T8" style:family="text">
      <style:text-properties fo:color="#000000" style:font-name="Wingdings1" fo:font-size="12pt" style:font-size-asian="12pt" style:font-name-complex="Wingdings1" style:font-size-complex="12pt"/>
    </style:style>
    <style:style style:name="T9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10" style:family="text">
      <style:text-properties fo:color="#000000" style:font-name="Times New Roman1" fo:font-size="11.1000003814697pt" fo:font-style="italic" style:font-size-asian="11.1000003814697pt" style:font-name-complex="Times New Roman1" style:font-size-complex="11.1000003814697pt" style:font-style-complex="italic"/>
    </style:style>
    <style:style style:name="T11" style:family="text">
      <style:text-properties fo:color="#000000" style:font-name="Cambria Math1" fo:font-size="11.1000003814697pt" style:font-size-asian="11.1000003814697pt" style:font-name-complex="Cambria Math1" style:font-size-complex="11.1000003814697pt"/>
    </style:style>
    <style:style style:name="T12" style:family="text">
      <style:text-properties fo:color="#000000" style:font-name="Times New Roman1" fo:font-size="10pt" fo:font-weight="bold" style:font-size-asian="10pt" style:font-name-complex="Times New Roman1" style:font-size-complex="10pt" style:font-weight-complex="bold"/>
    </style:style>
    <style:style style:name="T13" style:family="text">
      <style:text-properties fo:color="#006699" style:font-name="Times New Roman1" fo:font-size="9pt" fo:font-weight="bold" style:font-size-asian="9pt" style:font-name-complex="Times New Roman1" style:font-size-complex="9pt" style:font-weight-complex="bold"/>
    </style:style>
    <style:style style:name="T14" style:family="text">
      <style:text-properties fo:color="#00ccff" style:font-name="Times New Roman1" fo:font-size="9pt" fo:font-weight="bold" style:font-size-asian="9pt" style:font-name-complex="Times New Roman1" style:font-size-complex="9pt" style:font-weight-complex="bold"/>
    </style:style>
    <style:style style:name="T15" style:family="text">
      <style:text-properties fo:color="#000088" style:font-name="Times New Roman1" fo:font-size="9pt" style:font-size-asian="9pt" style:font-name-complex="Times New Roman1" style:font-size-complex="9pt"/>
    </style:style>
    <style:style style:name="T16" style:family="text">
      <style:text-properties fo:color="#000000" style:font-name="Times New Roman1" fo:font-size="9pt" style:font-size-asian="9pt" style:font-name-complex="Times New Roman1" style:font-size-complex="9pt"/>
    </style:style>
    <style:style style:name="T17" style:family="text">
      <style:text-properties fo:color="#555555" style:font-name="Times New Roman1" fo:font-size="9pt" style:font-size-asian="9pt" style:font-name-complex="Times New Roman1" style:font-size-complex="9pt"/>
    </style:style>
    <style:style style:name="T18" style:family="text">
      <style:text-properties fo:color="#ff6600" style:font-name="Times New Roman1" fo:font-size="9pt" style:font-size-asian="9pt" style:font-name-complex="Times New Roman1" style:font-size-complex="9pt"/>
    </style:style>
    <style:style style:name="T19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20" style:family="text">
      <style:text-properties fo:color="#cc3300" style:font-name="Times New Roman1" fo:font-size="9pt" style:font-size-asian="9pt" style:font-name-complex="Times New Roman1" style:font-size-complex="9pt"/>
    </style:style>
    <style:style style:name="T21" style:family="text">
      <style:text-properties fo:color="#000000" style:font-name="Times New Roman1" fo:font-size="11.1000003814697pt" fo:font-weight="bold" style:font-size-asian="11.1000003814697pt" style:font-name-complex="Times New Roman1" style:font-size-complex="11.1000003814697pt" style:font-weight-complex="bold"/>
    </style:style>
    <style:style style:name="T22" style:family="text">
      <style:text-properties fo:color="#000000" style:font-name="Times New Roman1" fo:font-size="11.1000003814697pt" fo:font-style="italic" fo:font-weight="bold" style:font-size-asian="11.1000003814697pt" style:font-name-complex="Times New Roman1" style:font-size-complex="11.1000003814697pt" style:font-style-complex="italic" style:font-weight-complex="bold"/>
    </style:style>
    <style:style style:name="T23" style:family="text">
      <style:text-properties fo:color="#000000" style:font-name="Times New Roman1" fo:font-size="9pt" fo:font-weight="bold" style:font-size-asian="9pt" style:font-name-complex="Times New Roman1" style:font-size-complex="9pt" style:font-weight-complex="bold"/>
    </style:style>
    <style:style style:name="T24" style:family="text">
      <style:text-properties fo:color="#336666" style:font-name="Times New Roman1" fo:font-size="9pt" style:font-size-asian="9pt" style:font-name-complex="Times New Roman1" style:font-size-complex="9pt"/>
    </style:style>
    <style:style style:name="T25" style:family="text">
      <style:text-properties fo:color="#35586c" style:font-name="Times New Roman1" fo:font-size="9pt" fo:font-style="italic" style:font-size-asian="9pt" style:font-name-complex="Times New Roman1" style:font-size-complex="9pt" style:font-style-complex="italic"/>
    </style:style>
    <style:style style:name="T26" style:family="text">
      <style:text-properties fo:color="#990000" style:font-name="Times New Roman1" fo:font-size="12pt" style:font-size-asian="12pt" style:font-name-complex="Times New Roman1" style:font-size-complex="12pt"/>
    </style:style>
    <style:style style:name="T27" style:family="text">
      <style:text-properties fo:color="#000000" style:font-name="Calibri1" fo:font-size="16pt" fo:font-weight="bold" style:font-size-asian="16pt" style:font-name-complex="Calibri1" style:font-size-complex="16pt" style:font-weight-complex="bold"/>
    </style:style>
    <style:style style:name="T28" style:family="text">
      <style:text-properties fo:color="#cc3300" style:font-name="Times New Roman1" fo:font-size="9pt" fo:font-weight="bold" style:font-size-asian="9pt" style:font-name-complex="Times New Roman1" style:font-size-complex="9pt" style:font-weight-complex="bold"/>
    </style:style>
    <style:style style:name="T29" style:family="text">
      <style:text-properties fo:color="#000000" style:font-name="Symbol1" fo:font-size="12pt" style:font-size-asian="12pt" style:font-name-complex="Symbol1" style:font-size-complex="12pt"/>
    </style:style>
    <style:style style:name="T30" style:family="text">
      <style:text-properties fo:color="#000000" style:font-name="Calibri1" fo:font-size="12pt" style:font-size-asian="12pt" style:font-name-complex="Calibri1" style:font-size-complex="12pt"/>
    </style:style>
    <style:style style:name="T31" style:family="text">
      <style:text-properties fo:color="#000000" style:font-name="Times New Roman1" fo:font-size="14.1000003814697pt" style:font-size-asian="14.1000003814697pt" style:font-name-complex="Times New Roman1" style:font-size-complex="14.1000003814697pt"/>
    </style:style>
    <style:style style:name="T32" style:family="text">
      <style:text-properties fo:color="#242021" style:font-name="Times New Roman1" fo:font-size="12pt" style:font-size-asian="12pt" style:font-name-complex="Times New 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448cm" svg:height="0.39cm" svg:x="3.841cm" svg:y="2.612cm">
          <draw:text-box>
            <text:p text:style-name="P1"><text:span text:style-name="T1">D</text:span><text:span text:style-name="T1">I</text:span><text:span text:style-name="T1">C</text:span><text:span text:style-name="T1">K</text:span><text:span text:style-name="T1">E</text:span><text:span text:style-name="T1">N</text:span><text:span text:style-name="T1">S</text:span><text:span text:style-name="T1"> </text:span><text:span text:style-name="T1">C</text:span><text:span text:style-name="T1"> </text:span><text:span text:style-name="T1">A</text:span><text:span text:style-name="T1">N</text:span><text:span text:style-name="T1">T</text:span><text:span text:style-name="T1">H</text:span><text:span text:style-name="T1">O</text:span><text:span text:style-name="T1">N</text:span><text:span text:style-name="T1">Y</text:span></text:p>
          </draw:text-box>
        </draw:frame>
        <draw:frame draw:style-name="gr1" draw:text-style-name="P2" draw:layer="layout" svg:width="1.179cm" svg:height="0.39cm" svg:x="3.841cm" svg:y="3.404cm">
          <draw:text-box>
            <text:p text:style-name="P1"><text:span text:style-name="T1">B</text:span><text:span text:style-name="T1">S</text:span><text:span text:style-name="T1">C</text:span><text:span text:style-name="T1"> </text:span><text:span text:style-name="T1">C</text:span><text:span text:style-name="T1">S</text:span><text:span text:style-name="T1"> </text:span></text:p>
          </draw:text-box>
        </draw:frame>
        <draw:frame draw:style-name="gr2" draw:text-style-name="P3" draw:layer="layout" svg:width="6.623cm" svg:height="0.497cm" svg:x="3.811cm" svg:y="4.027cm">
          <draw:text-box>
            <text:p text:style-name="P1"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L</text:span><text:span text:style-name="T2">E</text:span><text:span text:style-name="T2">A</text:span><text:span text:style-name="T2">R</text:span><text:span text:style-name="T2">N</text:span><text:span text:style-name="T2">I</text:span><text:span text:style-name="T2">N</text:span><text:span text:style-name="T2">G</text:span><text:span text:style-name="T2"> </text:span><text:span text:style-name="T2">(</text:span><text:span text:style-name="T2">c</text:span><text:span text:style-name="T2">h</text:span><text:span text:style-name="T2">a</text:span><text:span text:style-name="T2">p</text:span><text:span text:style-name="T2">t</text:span><text:span text:style-name="T2">e</text:span><text:span text:style-name="T2">r</text:span><text:span text:style-name="T2"> </text:span><text:span text:style-name="T2">I</text:span><text:span text:style-name="T2">I</text:span><text:span text:style-name="T2">)</text:span></text:p>
          </draw:text-box>
        </draw:frame>
        <draw:polygon draw:style-name="gr3" draw:text-style-name="P4" draw:layer="layout" svg:width="9.705cm" svg:height="0.034cm" svg:x="3.81cm" svg:y="4.553cm" svg:viewBox="0 0 9706 35" draw:points="0,35 9706,35 9706,0 0,0">
          <text:p/>
        </draw:polygon>
        <draw:frame draw:style-name="gr4" draw:text-style-name="P5" draw:layer="layout" svg:width="0.562cm" svg:height="0.628cm" svg:x="13.515cm" svg:y="3.99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4.951cm" svg:height="0.628cm" svg:x="3.811cm" svg:y="4.803cm">
          <draw:text-box>
            <text:p text:style-name="P1"><text:span text:style-name="T3">S</text:span><text:span text:style-name="T3">u</text:span><text:span text:style-name="T3">p</text:span><text:span text:style-name="T3">e</text:span><text:span text:style-name="T3">r</text:span><text:span text:style-name="T3">v</text:span><text:span text:style-name="T3">i</text:span><text:span text:style-name="T3">s</text:span><text:span text:style-name="T3">e</text:span><text:span text:style-name="T3">d</text:span><text:span text:style-name="T3"> </text:span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text:span text:style-name="T3"> </text:span></text:p>
          </draw:text-box>
        </draw:frame>
        <draw:frame draw:style-name="gr5" draw:text-style-name="P6" draw:layer="layout" svg:width="11.673cm" svg:height="0.471cm" svg:x="3.811cm" svg:y="5.487cm">
          <draw:text-box>
            <text:p text:style-name="P1"><text:span text:style-name="T4">s</text:span><text:span text:style-name="T4">u</text:span><text:span text:style-name="T4">p</text:span><text:span text:style-name="T4">e</text:span><text:span text:style-name="T4">r</text:span><text:span text:style-name="T4">v</text:span><text:span text:style-name="T4">i</text:span><text:span text:style-name="T4">s</text:span><text:span text:style-name="T4">e</text:span><text:span text:style-name="T4">d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i</text:span><text:span text:style-name="T4">n</text:span><text:span text:style-name="T4">g</text:span><text:span text:style-name="T4"> </text:span><text:span text:style-name="T4">i</text:span><text:span text:style-name="T4">s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w</text:span><text:span text:style-name="T4">h</text:span><text:span text:style-name="T4">e</text:span><text:span text:style-name="T4">n</text:span><text:span text:style-name="T4">e</text:span><text:span text:style-name="T4">v</text:span><text:span text:style-name="T4">e</text:span><text:span text:style-name="T4">r</text:span><text:span text:style-name="T4"> </text:span><text:span text:style-name="T4">w</text:span><text:span text:style-name="T4">e</text:span><text:span text:style-name="T4"> </text:span><text:span text:style-name="T4">w</text:span><text:span text:style-name="T4">a</text:span><text:span text:style-name="T4">n</text:span><text:span text:style-name="T4">t </text:span><text:span text:style-name="T4">t</text:span><text:span text:style-name="T4">o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 </text:span><text:span text:style-name="T4">a</text:span><text:span text:style-name="T4"> </text:span><text:span text:style-name="T4">p</text:span><text:span text:style-name="T4">a</text:span><text:span text:style-name="T4">r</text:span><text:span text:style-name="T4">t</text:span><text:span text:style-name="T4">i</text:span><text:span text:style-name="T4">c</text:span><text:span text:style-name="T4">u</text:span><text:span text:style-name="T4">l</text:span><text:span text:style-name="T4">a</text:span><text:span text:style-name="T4">r</text:span><text:span text:style-name="T4"> </text:span></text:p>
          </draw:text-box>
        </draw:frame>
        <draw:frame draw:style-name="gr5" draw:text-style-name="P6" draw:layer="layout" svg:width="0.422cm" svg:height="0.471cm" svg:x="16.514cm" svg:y="5.487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422cm" svg:height="0.471cm" svg:x="17.784cm" svg:y="5.4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33cm" svg:x="19.054cm" svg:y="5.51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4.192cm" svg:height="0.471cm" svg:x="3.811cm" svg:y="6.012cm">
          <draw:text-box>
            <text:p text:style-name="P1"><text:span text:style-name="T4">o</text:span><text:span text:style-name="T4">u</text:span><text:span text:style-name="T4">t</text:span><text:span text:style-name="T4">c</text:span><text:span text:style-name="T4">o</text:span><text:span text:style-name="T4">m</text:span><text:span text:style-name="T4">e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a</text:span><text:span text:style-name="T4"> </text:span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i</text:span><text:span text:style-name="T4">n</text:span><text:span text:style-name="T4">p</text:span><text:span text:style-name="T4">u</text:span><text:span text:style-name="T4">t</text:span><text:span text:style-name="T4">, </text:span><text:span text:style-name="T4">a</text:span><text:span text:style-name="T4">n</text:span><text:span text:style-name="T4">d</text:span><text:span text:style-name="T4"> </text:span><text:span text:style-name="T4">w</text:span><text:span text:style-name="T4">e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s</text:span><text:span text:style-name="T4"> </text:span><text:span text:style-name="T4">o</text:span><text:span text:style-name="T4">f</text:span><text:span text:style-name="T4"> </text:span><text:span text:style-name="T4">i</text:span><text:span text:style-name="T4">n</text:span><text:span text:style-name="T4">p</text:span><text:span text:style-name="T4">u</text:span><text:span text:style-name="T4">t</text:span><text:span text:style-name="T4">/</text:span><text:span text:style-name="T4">o</text:span><text:span text:style-name="T4">u</text:span><text:span text:style-name="T4">t</text:span><text:span text:style-name="T4">p</text:span><text:span text:style-name="T4">u</text:span><text:span text:style-name="T4">t </text:span><text:span text:style-name="T4">p</text:span><text:span text:style-name="T4">a</text:span><text:span text:style-name="T4">i</text:span><text:span text:style-name="T4">r</text:span><text:span text:style-name="T4">s</text:span><text:span text:style-name="T4">. </text:span><text:span text:style-name="T4">B</text:span><text:span text:style-name="T4">u</text:span><text:span text:style-name="T4">t </text:span><text:span text:style-name="T4">t</text:span><text:span text:style-name="T4">h</text:span><text:span text:style-name="T4">e</text:span><text:span text:style-name="T4">s</text:span><text:span text:style-name="T4">e</text:span><text:span text:style-name="T4"> </text:span></text:p>
          </draw:text-box>
        </draw:frame>
        <draw:frame draw:style-name="gr5" draw:text-style-name="P6" draw:layer="layout" svg:width="10.272cm" svg:height="0.471cm" svg:x="3.811cm" svg:y="6.537cm">
          <draw:text-box>
            <text:p text:style-name="P1"><text:span text:style-name="T4">i</text:span><text:span text:style-name="T4">n</text:span><text:span text:style-name="T4">p</text:span><text:span text:style-name="T4">u</text:span><text:span text:style-name="T4">t</text:span><text:span text:style-name="T4">/</text:span><text:span text:style-name="T4">o</text:span><text:span text:style-name="T4">u</text:span><text:span text:style-name="T4">t</text:span><text:span text:style-name="T4">p</text:span><text:span text:style-name="T4">u</text:span><text:span text:style-name="T4">t </text:span><text:span text:style-name="T4">p</text:span><text:span text:style-name="T4">a</text:span><text:span text:style-name="T4">i</text:span><text:span text:style-name="T4">r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b</text:span><text:span text:style-name="T4">u</text:span><text:span text:style-name="T4">i</text:span><text:span text:style-name="T4">l</text:span><text:span text:style-name="T4">d</text:span><text:span text:style-name="T4">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i</text:span><text:span text:style-name="T4">n</text:span><text:span text:style-name="T4">g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s</text:span></text:p>
          </draw:text-box>
        </draw:frame>
        <draw:frame draw:style-name="gr1" draw:text-style-name="P2" draw:layer="layout" svg:width="0.388cm" svg:height="0.433cm" svg:x="14.091cm" svg:y="6.567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6.276cm" svg:height="0.547cm" svg:x="3.811cm" svg:y="7.065cm">
          <draw:text-box>
            <text:p text:style-name="P1"><text:span text:style-name="T6">C</text:span><text:span text:style-name="T6">l</text:span><text:span text:style-name="T6">a</text:span><text:span text:style-name="T6">s</text:span><text:span text:style-name="T6">s</text:span><text:span text:style-name="T6">i</text:span><text:span text:style-name="T6">f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n</text:span><text:span text:style-name="T6">d</text:span><text:span text:style-name="T6"> </text:span><text:span text:style-name="T6">r</text:span><text:span text:style-name="T6">e</text:span><text:span text:style-name="T6">g</text:span><text:span text:style-name="T6">r</text:span><text:span text:style-name="T6">e</text:span><text:span text:style-name="T6">s</text:span><text:span text:style-name="T6">s</text:span><text:span text:style-name="T6">i</text:span><text:span text:style-name="T6">o</text:span><text:span text:style-name="T6">n</text:span><text:span text:style-name="T6">(</text:span></text:p>
          </draw:text-box>
        </draw:frame>
        <draw:frame draw:style-name="gr5" draw:text-style-name="P6" draw:layer="layout" svg:width="8.473cm" svg:height="0.471cm" svg:x="10.043cm" svg:y="7.129cm">
          <draw:text-box>
            <text:p text:style-name="P1"><text:span text:style-name="T4">s</text:span><text:span text:style-name="T4">u</text:span><text:span text:style-name="T4">p</text:span><text:span text:style-name="T4">e</text:span><text:span text:style-name="T4">r</text:span><text:span text:style-name="T4">v</text:span><text:span text:style-name="T4">i</text:span><text:span text:style-name="T4">s</text:span><text:span text:style-name="T4">e</text:span><text:span text:style-name="T4">d</text:span><text:span text:style-name="T4">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i</text:span><text:span text:style-name="T4">n</text:span><text:span text:style-name="T4">g</text:span><text:span text:style-name="T4">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s</text:span><text:span text:style-name="T4"> </text:span><text:span text:style-name="T4">c</text:span><text:span text:style-name="T4">a</text:span><text:span text:style-name="T4">t</text:span><text:span text:style-name="T4">e</text:span><text:span text:style-name="T4">g</text:span><text:span text:style-name="T4">o</text:span><text:span text:style-name="T4">r</text:span><text:span text:style-name="T4">i</text:span><text:span text:style-name="T4">e</text:span><text:span text:style-name="T4">s</text:span><text:span text:style-name="T4">)</text:span></text:p>
          </draw:text-box>
        </draw:frame>
        <draw:frame draw:style-name="gr2" draw:text-style-name="P3" draw:layer="layout" svg:width="0.494cm" svg:height="0.547cm" svg:x="18.529cm" svg:y="7.065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14.853cm" svg:height="0.471cm" svg:x="3.811cm" svg:y="7.675cm">
          <draw:text-box>
            <text:p text:style-name="P1"><text:span text:style-name="T7">C</text:span><text:span text:style-name="T7">l</text:span><text:span text:style-name="T7">a</text:span><text:span text:style-name="T7">s</text:span><text:span text:style-name="T7">s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4">: </text:span><text:span text:style-name="T4">I</text:span><text:span text:style-name="T4">t</text:span><text:span text:style-name="T4">s</text:span><text:span text:style-name="T4"> </text:span><text:span text:style-name="T4">g</text:span><text:span text:style-name="T4">o</text:span><text:span text:style-name="T4">a</text:span><text:span text:style-name="T4">l </text:span><text:span text:style-name="T4">r</text:span><text:span text:style-name="T4">e</text:span><text:span text:style-name="T4">f</text:span><text:span text:style-name="T4">e</text:span><text:span text:style-name="T4">r</text:span><text:span text:style-name="T4">s</text:span><text:span text:style-name="T4"> </text:span><text:span text:style-name="T4">t</text:span><text:span text:style-name="T4">o</text:span><text:span text:style-name="T4"> </text:span><text:span text:style-name="T4">a</text:span><text:span text:style-name="T4">s</text:span><text:span text:style-name="T4"> <text:s/>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a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l</text:span><text:span text:style-name="T4">a</text:span><text:span text:style-name="T4">b</text:span><text:span text:style-name="T4">e</text:span><text:span text:style-name="T4">l </text:span><text:span text:style-name="T4">a</text:span><text:span text:style-name="T4">n</text:span><text:span text:style-name="T4">d</text:span><text:span text:style-name="T4"> </text:span><text:span text:style-name="T4">i</text:span><text:span text:style-name="T4">t </text:span><text:span text:style-name="T4">i</text:span><text:span text:style-name="T4">s</text:span><text:span text:style-name="T4"> </text:span><text:span text:style-name="T4">d</text:span><text:span text:style-name="T4">i</text:span><text:span text:style-name="T4">v</text:span><text:span text:style-name="T4">i</text:span><text:span text:style-name="T4">d</text:span><text:span text:style-name="T4">e</text:span><text:span text:style-name="T4">d</text:span><text:span text:style-name="T4"> </text:span><text:span text:style-name="T4">i</text:span><text:span text:style-name="T4">n</text:span><text:span text:style-name="T4">t</text:span><text:span text:style-name="T4">o</text:span><text:span text:style-name="T4"> </text:span><text:span text:style-name="T4">t</text:span><text:span text:style-name="T4">w</text:span><text:span text:style-name="T4">o</text:span><text:span text:style-name="T4"> </text:span></text:p>
          </draw:text-box>
        </draw:frame>
        <draw:frame draw:style-name="gr5" draw:text-style-name="P6" draw:layer="layout" svg:width="8.401cm" svg:height="0.471cm" svg:x="3.811cm" svg:y="8.2cm">
          <draw:text-box>
            <text:p text:style-name="P1"><text:span text:style-name="T4">p</text:span><text:span text:style-name="T4">a</text:span><text:span text:style-name="T4">r</text:span><text:span text:style-name="T4">t</text:span><text:span text:style-name="T4">s</text:span><text:span text:style-name="T4"> </text:span><text:span text:style-name="T4">n</text:span><text:span text:style-name="T4">a</text:span><text:span text:style-name="T4">m</text:span><text:span text:style-name="T4">e</text:span><text:span text:style-name="T4">l</text:span><text:span text:style-name="T4">y</text:span><text:span text:style-name="T4"> </text:span><text:span text:style-name="T4">b</text:span><text:span text:style-name="T4">i</text:span><text:span text:style-name="T4">n</text:span><text:span text:style-name="T4">a</text:span><text:span text:style-name="T4">r</text:span><text:span text:style-name="T4">y</text:span><text:span text:style-name="T4"> </text:span><text:span text:style-name="T4">a</text:span><text:span text:style-name="T4">n</text:span><text:span text:style-name="T4">d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i</text:span><text:span text:style-name="T4">f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style-name="gr1" draw:text-style-name="P2" draw:layer="layout" svg:width="0.388cm" svg:height="0.433cm" svg:x="12.22cm" svg:y="8.2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8.854cm" svg:height="0.471cm" svg:x="3.811cm" svg:y="8.726cm">
          <draw:text-box>
            <text:p text:style-name="P1"><text:span text:style-name="T4">(</text:span><text:span text:style-name="T4">i</text:span><text:span text:style-name="T4">)</text:span><text:span text:style-name="T4">b</text:span><text:span text:style-name="T4">i</text:span><text:span text:style-name="T4">n</text:span><text:span text:style-name="T4">a</text:span><text:span text:style-name="T4">r</text:span><text:span text:style-name="T4">y</text:span><text:span text:style-name="T4">: </text:span><text:span text:style-name="T4">I</text:span><text:span text:style-name="T4">t </text:span><text:span text:style-name="T4">d</text:span><text:span text:style-name="T4">i</text:span><text:span text:style-name="T4">s</text:span><text:span text:style-name="T4">t</text:span><text:span text:style-name="T4">i</text:span><text:span text:style-name="T4">n</text:span><text:span text:style-name="T4">g</text:span><text:span text:style-name="T4">u</text:span><text:span text:style-name="T4">i</text:span><text:span text:style-name="T4">s</text:span><text:span text:style-name="T4">h</text:span><text:span text:style-name="T4">e</text:span><text:span text:style-name="T4">s</text:span><text:span text:style-name="T4"> </text:span><text:span text:style-name="T4">b</text:span><text:span text:style-name="T4">e</text:span><text:span text:style-name="T4">t</text:span><text:span text:style-name="T4">w</text:span><text:span text:style-name="T4">e</text:span><text:span text:style-name="T4">e</text:span><text:span text:style-name="T4">n</text:span><text:span text:style-name="T4"> </text:span><text:span text:style-name="T4">e</text:span><text:span text:style-name="T4">x</text:span><text:span text:style-name="T4">a</text:span><text:span text:style-name="T4">c</text:span><text:span text:style-name="T4">t</text:span><text:span text:style-name="T4">l</text:span><text:span text:style-name="T4">y</text:span><text:span text:style-name="T4"> </text:span><text:span text:style-name="T4">t</text:span><text:span text:style-name="T4">w</text:span><text:span text:style-name="T4">o</text:span><text:span text:style-name="T4"> </text:span><text:span text:style-name="T4">c</text:span><text:span text:style-name="T4">a</text:span><text:span text:style-name="T4">s</text:span><text:span text:style-name="T4">e</text:span><text:span text:style-name="T4">s</text:span></text:p>
          </draw:text-box>
        </draw:frame>
        <draw:frame draw:style-name="gr1" draw:text-style-name="P2" draw:layer="layout" svg:width="0.388cm" svg:height="0.433cm" svg:x="12.677cm" svg:y="8.75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0.031cm" svg:height="0.471cm" svg:x="3.811cm" svg:y="9.251cm">
          <draw:text-box>
            <text:p text:style-name="P1"><text:span text:style-name="T4">(</text:span><text:span text:style-name="T4">i</text:span><text:span text:style-name="T4">i</text:span><text:span text:style-name="T4">)</text:span><text:span text:style-name="T4">m</text:span><text:span text:style-name="T4">u</text:span><text:span text:style-name="T4">l</text:span><text:span text:style-name="T4">t</text:span><text:span text:style-name="T4">i</text:span><text:span text:style-name="T4">c</text:span><text:span text:style-name="T4">l</text:span><text:span text:style-name="T4">a</text:span><text:span text:style-name="T4">s</text:span><text:span text:style-name="T4">s</text:span><text:span text:style-name="T4">: </text:span><text:span text:style-name="T4">c</text:span><text:span text:style-name="T4">l</text:span><text:span text:style-name="T4">a</text:span><text:span text:style-name="T4">s</text:span><text:span text:style-name="T4">s</text:span><text:span text:style-name="T4">i</text:span><text:span text:style-name="T4">f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b</text:span><text:span text:style-name="T4">e</text:span><text:span text:style-name="T4">t</text:span><text:span text:style-name="T4">w</text:span><text:span text:style-name="T4">e</text:span><text:span text:style-name="T4">e</text:span><text:span text:style-name="T4">n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t</text:span><text:span text:style-name="T4">h</text:span><text:span text:style-name="T4">a</text:span><text:span text:style-name="T4">n</text:span><text:span text:style-name="T4"> </text:span><text:span text:style-name="T4">t</text:span><text:span text:style-name="T4">w</text:span><text:span text:style-name="T4">o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e</text:span><text:span text:style-name="T4">s</text:span></text:p>
          </draw:text-box>
        </draw:frame>
        <draw:frame draw:style-name="gr1" draw:text-style-name="P2" draw:layer="layout" svg:width="0.388cm" svg:height="0.433cm" svg:x="13.854cm" svg:y="9.28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4.972cm" svg:height="0.471cm" svg:x="3.811cm" svg:y="9.776cm">
          <draw:text-box>
            <text:p text:style-name="P1"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, </text:span><text:span text:style-name="T4">y</text:span><text:span text:style-name="T4">e</text:span><text:span text:style-name="T4">s</text:span><text:span text:style-name="T4"> </text:span><text:span text:style-name="T4">o</text:span><text:span text:style-name="T4">r</text:span><text:span text:style-name="T4"> </text:span><text:span text:style-name="T4">n</text:span><text:span text:style-name="T4">o</text:span><text:span text:style-name="T4"> </text:span><text:span text:style-name="T4">q</text:span><text:span text:style-name="T4">u</text:span><text:span text:style-name="T4">e</text:span><text:span text:style-name="T4">s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style-name="gr1" draw:text-style-name="P2" draw:layer="layout" svg:width="0.388cm" svg:height="0.433cm" svg:x="8.786cm" svg:y="9.80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2.788cm" svg:height="0.471cm" svg:x="3.811cm" svg:y="10.305cm">
          <draw:text-box>
            <text:p text:style-name="P1"><text:span text:style-name="T4">-</text:span><text:span text:style-name="T4">s</text:span><text:span text:style-name="T4">p</text:span><text:span text:style-name="T4">a</text:span><text:span text:style-name="T4">m</text:span><text:span text:style-name="T4">/</text:span><text:span text:style-name="T4">n</text:span><text:span text:style-name="T4">o</text:span><text:span text:style-name="T4">n</text:span><text:span text:style-name="T4"> </text:span><text:span text:style-name="T4">s</text:span><text:span text:style-name="T4">p</text:span><text:span text:style-name="T4">a</text:span><text:span text:style-name="T4">m</text:span></text:p>
          </draw:text-box>
        </draw:frame>
        <draw:frame draw:style-name="gr1" draw:text-style-name="P2" draw:layer="layout" svg:width="0.388cm" svg:height="0.433cm" svg:x="6.596cm" svg:y="10.33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4.793cm" svg:height="0.471cm" svg:x="3.811cm" svg:y="10.83cm">
          <draw:text-box>
            <text:p text:style-name="P1"><text:span text:style-name="T7">R</text:span><text:span text:style-name="T7">e</text:span><text:span text:style-name="T7">g</text:span><text:span text:style-name="T7">r</text:span><text:span text:style-name="T7">e</text:span><text:span text:style-name="T7">s</text:span><text:span text:style-name="T7">s</text:span><text:span text:style-name="T7">i</text:span><text:span text:style-name="T7">o</text:span><text:span text:style-name="T7">n</text:span><text:span text:style-name="T7">:</text:span><text:span text:style-name="T7"> </text:span><text:span text:style-name="T4">I</text:span><text:span text:style-name="T4">t </text:span><text:span text:style-name="T4">r</text:span><text:span text:style-name="T4">e</text:span><text:span text:style-name="T4">f</text:span><text:span text:style-name="T4">e</text:span><text:span text:style-name="T4">r</text:span><text:span text:style-name="T4">s</text:span><text:span text:style-name="T4"> </text:span><text:span text:style-name="T4">t</text:span><text:span text:style-name="T4">o</text:span><text:span text:style-name="T4"> </text:span><text:span text:style-name="T4">a</text:span><text:span text:style-name="T4">s</text:span><text:span text:style-name="T7"> </text:span><text:span text:style-name="T7">a</text:span><text:span text:style-name="T7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a</text:span><text:span text:style-name="T4"> 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o</text:span><text:span text:style-name="T4">u</text:span><text:span text:style-name="T4">s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o</text:span><text:span text:style-name="T4">r</text:span><text:span text:style-name="T4"> </text:span><text:span text:style-name="T4">a</text:span><text:span text:style-name="T4"> </text:span><text:span text:style-name="T4">f</text:span><text:span text:style-name="T4">l</text:span><text:span text:style-name="T4">o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i</text:span><text:span text:style-name="T4">n</text:span><text:span text:style-name="T4"> </text:span></text:p>
          </draw:text-box>
        </draw:frame>
        <draw:frame draw:style-name="gr5" draw:text-style-name="P6" draw:layer="layout" svg:width="6.991cm" svg:height="0.471cm" svg:x="3.811cm" svg:y="11.355cm">
          <draw:text-box>
            <text:p text:style-name="P1"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r</text:span><text:span text:style-name="T4">m</text:span><text:span text:style-name="T4">s</text:span><text:span text:style-name="T4">/</text:span><text:span text:style-name="T4">r</text:span><text:span text:style-name="T4">e</text:span><text:span text:style-name="T4">a</text:span><text:span text:style-name="T4">l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i</text:span><text:span text:style-name="T4">n</text:span><text:span text:style-name="T4"> </text:span><text:span text:style-name="T4">m</text:span><text:span text:style-name="T4">a</text:span><text:span text:style-name="T4">t</text:span><text:span text:style-name="T4">h</text:span><text:span text:style-name="T4">.</text:span></text:p>
          </draw:text-box>
        </draw:frame>
        <draw:frame draw:style-name="gr1" draw:text-style-name="P2" draw:layer="layout" svg:width="0.388cm" svg:height="0.433cm" svg:x="10.805cm" svg:y="11.38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5.924cm" svg:height="0.471cm" svg:x="3.811cm" svg:y="11.884cm">
          <draw:text-box>
            <text:p text:style-name="P1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s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e</text:span><text:span text:style-name="T7">d</text:span><text:span text:style-name="T7">i</text:span><text:span text:style-name="T7">c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a</text:span><text:span text:style-name="T7">r</text:span><text:span text:style-name="T7">e</text:span><text:span text:style-name="T7">, </text:span></text:p>
          </draw:text-box>
        </draw:frame>
        <draw:frame draw:style-name="gr5" draw:text-style-name="P6" draw:layer="layout" svg:width="14.95cm" svg:height="0.471cm" svg:x="3.811cm" svg:y="12.684cm">
          <draw:text-box>
            <text:p text:style-name="P1"><text:span text:style-name="T4">-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a</text:span><text:span text:style-name="T4"> 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’</text:span><text:span text:style-name="T4">s</text:span><text:span text:style-name="T4"> </text:span><text:span text:style-name="T4">a</text:span><text:span text:style-name="T4">n</text:span><text:span text:style-name="T4">n</text:span><text:span text:style-name="T4">u</text:span><text:span text:style-name="T4">a</text:span><text:span text:style-name="T4">l </text:span><text:span text:style-name="T4">i</text:span><text:span text:style-name="T4">n</text:span><text:span text:style-name="T4">c</text:span><text:span text:style-name="T4">o</text:span><text:span text:style-name="T4">m</text:span><text:span text:style-name="T4">e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i</text:span><text:span text:style-name="T4">r</text:span><text:span text:style-name="T4"> </text:span><text:span text:style-name="T4">e</text:span><text:span text:style-name="T4">d</text:span><text:span text:style-name="T4">u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, </text:span><text:span text:style-name="T4">a</text:span><text:span text:style-name="T4">g</text:span><text:span text:style-name="T4">e</text:span><text:span text:style-name="T4">, </text:span><text:span text:style-name="T4">a</text:span><text:span text:style-name="T4">n</text:span><text:span text:style-name="T4">d</text:span><text:span text:style-name="T4"> </text:span><text:span text:style-name="T4">w</text:span><text:span text:style-name="T4">h</text:span><text:span text:style-name="T4">e</text:span><text:span text:style-name="T4">r</text:span><text:span text:style-name="T4">e</text:span><text:span text:style-name="T4"> </text:span><text:span text:style-name="T4">t</text:span><text:span text:style-name="T4">h</text:span><text:span text:style-name="T4">e</text:span><text:span text:style-name="T4">y</text:span><text:span text:style-name="T4"> </text:span><text:span text:style-name="T4">l</text:span><text:span text:style-name="T4">i</text:span><text:span text:style-name="T4">v</text:span><text:span text:style-name="T4">e</text:span><text:span text:style-name="T4">. </text:span></text:p>
          </draw:text-box>
        </draw:frame>
        <draw:frame draw:style-name="gr1" draw:text-style-name="P2" draw:layer="layout" svg:width="0.388cm" svg:height="0.433cm" svg:x="18.791cm" svg:y="12.71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4.929cm" svg:height="0.471cm" svg:x="3.811cm" svg:y="13.493cm">
          <draw:text-box>
            <text:p text:style-name="P1"><text:span text:style-name="T4">-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 </text:span><text:span text:style-name="T4">t</text:span><text:span text:style-name="T4">h</text:span><text:span text:style-name="T4">e</text:span><text:span text:style-name="T4"> </text:span><text:span text:style-name="T4">y</text:span><text:span text:style-name="T4">i</text:span><text:span text:style-name="T4">e</text:span><text:span text:style-name="T4">l</text:span><text:span text:style-name="T4">d</text:span><text:span text:style-name="T4"> </text:span><text:span text:style-name="T4">o</text:span><text:span text:style-name="T4">f</text:span><text:span text:style-name="T4"> </text:span><text:span text:style-name="T4">a</text:span><text:span text:style-name="T4"> </text:span><text:span text:style-name="T4">c</text:span><text:span text:style-name="T4">o</text:span><text:span text:style-name="T4">r</text:span><text:span text:style-name="T4">n</text:span><text:span text:style-name="T4"> </text:span><text:span text:style-name="T4">f</text:span><text:span text:style-name="T4">a</text:span><text:span text:style-name="T4">r</text:span><text:span text:style-name="T4">m</text:span><text:span text:style-name="T4"> </text:span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a</text:span><text:span text:style-name="T4">t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e</text:span><text:span text:style-name="T4">s</text:span><text:span text:style-name="T4"> </text:span><text:span text:style-name="T4">s</text:span><text:span text:style-name="T4">u</text:span><text:span text:style-name="T4">c</text:span><text:span text:style-name="T4">h</text:span><text:span text:style-name="T4"> </text:span><text:span text:style-name="T4">a</text:span><text:span text:style-name="T4">s</text:span><text:span text:style-name="T4"> </text:span><text:span text:style-name="T4">y</text:span><text:span text:style-name="T4">i</text:span><text:span text:style-name="T4">e</text:span><text:span text:style-name="T4">l</text:span><text:span text:style-name="T4">d</text:span><text:span text:style-name="T4">s</text:span><text:span text:style-name="T4">, </text:span><text:span text:style-name="T4">w</text:span><text:span text:style-name="T4">e</text:span><text:span text:style-name="T4">a</text:span><text:span text:style-name="T4">t</text:span><text:span text:style-name="T4">h</text:span><text:span text:style-name="T4">e</text:span><text:span text:style-name="T4">r</text:span><text:span text:style-name="T4">, </text:span><text:span text:style-name="T4">a</text:span><text:span text:style-name="T4">n</text:span><text:span text:style-name="T4">d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o</text:span><text:span text:style-name="T4">f</text:span></text:p>
          </draw:text-box>
        </draw:frame>
        <draw:frame draw:style-name="gr1" draw:text-style-name="P2" draw:layer="layout" svg:width="0.388cm" svg:height="0.433cm" svg:x="18.766cm" svg:y="13.52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5.484cm" svg:height="0.471cm" svg:x="3.811cm" svg:y="14.018cm">
          <draw:text-box>
            <text:p text:style-name="P1"><text:span text:style-name="T4">e</text:span><text:span text:style-name="T4">m</text:span><text:span text:style-name="T4">p</text:span><text:span text:style-name="T4">l</text:span><text:span text:style-name="T4">o</text:span><text:span text:style-name="T4">y</text:span><text:span text:style-name="T4">e</text:span><text:span text:style-name="T4">e</text:span><text:span text:style-name="T4">s</text:span><text:span text:style-name="T4"> </text:span><text:span text:style-name="T4">w</text:span><text:span text:style-name="T4">o</text:span><text:span text:style-name="T4">r</text:span><text:span text:style-name="T4">k</text:span><text:span text:style-name="T4">i</text:span><text:span text:style-name="T4">n</text:span><text:span text:style-name="T4">g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a</text:span><text:span text:style-name="T4">r</text:span><text:span text:style-name="T4">m</text:span><text:span text:style-name="T4">.</text:span></text:p>
          </draw:text-box>
        </draw:frame>
        <draw:frame draw:style-name="gr1" draw:text-style-name="P2" draw:layer="layout" svg:width="0.388cm" svg:height="0.433cm" svg:x="9.302cm" svg:y="14.048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0.509cm" svg:height="0.055cm" svg:x="3.81cm" svg:y="15.123cm" svg:viewBox="0 0 10510 56" draw:points="0,56 10510,56 10510,0 0,0">
          <text:p/>
        </draw:polygon>
        <draw:frame draw:style-name="gr4" draw:text-style-name="P5" draw:layer="layout" svg:width="10.623cm" svg:height="0.628cm" svg:x="3.811cm" svg:y="14.563cm">
          <draw:text-box>
            <text:p text:style-name="P1"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,</text:span><text:span text:style-name="T3"> </text:span><text:span text:style-name="T3">o</text:span><text:span text:style-name="T3">v</text:span><text:span text:style-name="T3">e</text:span><text:span text:style-name="T3">r</text:span><text:span text:style-name="T3">f</text:span><text:span text:style-name="T3">i</text:span><text:span text:style-name="T3">t</text:span><text:span text:style-name="T3">t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f</text:span><text:span text:style-name="T3">i</text:span><text:span text:style-name="T3">t</text:span><text:span text:style-name="T3">t</text:span><text:span text:style-name="T3">i</text:span><text:span text:style-name="T3">n</text:span><text:span text:style-name="T3">g</text:span><text:span text:style-name="T3"> </text:span></text:p>
          </draw:text-box>
        </draw:frame>
        <draw:frame draw:style-name="gr5" draw:text-style-name="P6" draw:layer="layout" svg:width="13.849cm" svg:height="0.471cm" svg:x="3.811cm" svg:y="15.246cm">
          <draw:text-box>
            <text:p text:style-name="P1"><text:span text:style-name="T4">I</text:span><text:span text:style-name="T4">f</text:span><text:span text:style-name="T4"> </text:span><text:span text:style-name="T4">a</text:span><text:span text:style-name="T4"> </text:span><text:span text:style-name="T4">m</text:span><text:span text:style-name="T4">o</text:span><text:span text:style-name="T4">d</text:span><text:span text:style-name="T4">e</text:span><text:span text:style-name="T4">l </text:span><text:span text:style-name="T4">i</text:span><text:span text:style-name="T4">s</text:span><text:span text:style-name="T4"> </text:span><text:span text:style-name="T4">a</text:span><text:span text:style-name="T4">b</text:span><text:span text:style-name="T4">l</text:span><text:span text:style-name="T4">e</text:span><text:span text:style-name="T4"> </text:span><text:span text:style-name="T4">t</text:span><text:span text:style-name="T4">o</text:span><text:span text:style-name="T4"> </text:span><text:span text:style-name="T4">m</text:span><text:span text:style-name="T4">a</text:span><text:span text:style-name="T4">k</text:span><text:span text:style-name="T4">e</text:span><text:span text:style-name="T4"> </text:span><text:span text:style-name="T4">a</text:span><text:span text:style-name="T4">c</text:span><text:span text:style-name="T4">c</text:span><text:span text:style-name="T4">u</text:span><text:span text:style-name="T4">r</text:span><text:span text:style-name="T4">a</text:span><text:span text:style-name="T4">t</text:span><text:span text:style-name="T4">e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o</text:span><text:span text:style-name="T4">n</text:span><text:span text:style-name="T4"> </text:span><text:span text:style-name="T4">u</text:span><text:span text:style-name="T4">n</text:span><text:span text:style-name="T4">s</text:span><text:span text:style-name="T4">e</text:span><text:span text:style-name="T4">e</text:span><text:span text:style-name="T4">n</text:span><text:span text:style-name="T4"> </text:span><text:span text:style-name="T4">d</text:span><text:span text:style-name="T4">a</text:span><text:span text:style-name="T4">t</text:span><text:span text:style-name="T4">a</text:span><text:span text:style-name="T4">, </text:span><text:span text:style-name="T4">w</text:span><text:span text:style-name="T4">e</text:span><text:span text:style-name="T4"> </text:span><text:span text:style-name="T4">s</text:span><text:span text:style-name="T4">a</text:span><text:span text:style-name="T4">y</text:span><text:span text:style-name="T4"> </text:span><text:span text:style-name="T4">i</text:span><text:span text:style-name="T4">t </text:span><text:span text:style-name="T4">i</text:span><text:span text:style-name="T4">s</text:span><text:span text:style-name="T4"> </text:span><text:span text:style-name="T4">a</text:span><text:span text:style-name="T4">b</text:span><text:span text:style-name="T4">l</text:span><text:span text:style-name="T4">e</text:span><text:span text:style-name="T4"> </text:span><text:span text:style-name="T4">t</text:span><text:span text:style-name="T4">o</text:span></text:p>
          </draw:text-box>
        </draw:frame>
        <draw:frame draw:style-name="gr1" draw:text-style-name="P2" draw:layer="layout" svg:width="0.388cm" svg:height="0.433cm" svg:x="17.682cm" svg:y="15.27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7.093cm" svg:height="0.471cm" svg:x="3.811cm" svg:y="15.771cm">
          <draw:text-box>
            <text:p text:style-name="P1"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l</text:span><text:span text:style-name="T4">i</text:span><text:span text:style-name="T4">z</text:span><text:span text:style-name="T4">e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r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s</text:span><text:span text:style-name="T4">e</text:span><text:span text:style-name="T4">t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e</text:span><text:span text:style-name="T4">s</text:span><text:span text:style-name="T4">t </text:span><text:span text:style-name="T4">s</text:span><text:span text:style-name="T4">e</text:span><text:span text:style-name="T4">t</text:span><text:span text:style-name="T4">.</text:span></text:p>
          </draw:text-box>
        </draw:frame>
        <draw:frame draw:style-name="gr1" draw:text-style-name="P2" draw:layer="layout" svg:width="0.388cm" svg:height="0.433cm" svg:x="10.911cm" svg:y="15.80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5.06cm" svg:height="0.471cm" svg:x="3.811cm" svg:y="16.296cm">
          <draw:text-box>
            <text:p text:style-name="P1"><text:span text:style-name="T7">O</text:span><text:span text:style-name="T7">v</text:span><text:span text:style-name="T7">e</text:span><text:span text:style-name="T7">r</text:span><text:span text:style-name="T7">f</text:span><text:span text:style-name="T7">i</text:span><text:span text:style-name="T7">t</text:span><text:span text:style-name="T7">t</text:span><text:span text:style-name="T7">i</text:span><text:span text:style-name="T7">n</text:span><text:span text:style-name="T7">g</text:span><text:span text:style-name="T7">:</text:span><text:span text:style-name="T4">R</text:span><text:span text:style-name="T4">e</text:span><text:span text:style-name="T4">f</text:span><text:span text:style-name="T4">e</text:span><text:span text:style-name="T4">r</text:span><text:span text:style-name="T4">s</text:span><text:span text:style-name="T4"> </text:span><text:span text:style-name="T4">t</text:span><text:span text:style-name="T4">o</text:span><text:span text:style-name="T4"> </text:span><text:span text:style-name="T4">a</text:span><text:span text:style-name="T4">s</text:span><text:span text:style-name="T4"> </text:span><text:span text:style-name="T4">a</text:span><text:span text:style-name="T7"> </text:span><text:span text:style-name="T4">b</text:span><text:span text:style-name="T4">u</text:span><text:span text:style-name="T4">i</text:span><text:span text:style-name="T4">l</text:span><text:span text:style-name="T4">d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o</text:span><text:span text:style-name="T4">d</text:span><text:span text:style-name="T4">e</text:span><text:span text:style-name="T4">l </text:span><text:span text:style-name="T4">t</text:span><text:span text:style-name="T4">h</text:span><text:span text:style-name="T4">a</text:span><text:span text:style-name="T4">t </text:span><text:span text:style-name="T4">i</text:span><text:span text:style-name="T4">s</text:span><text:span text:style-name="T4"> </text:span><text:span text:style-name="T4">t</text:span><text:span text:style-name="T4">o</text:span><text:span text:style-name="T4">o</text:span><text:span text:style-name="T4"> 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m</text:span><text:span text:style-name="T4">o</text:span><text:span text:style-name="T4">u</text:span><text:span text:style-name="T4">n</text:span><text:span text:style-name="T4">t </text:span><text:span text:style-name="T4">o</text:span><text:span text:style-name="T4">f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/text:p>
          </draw:text-box>
        </draw:frame>
        <draw:frame draw:style-name="gr5" draw:text-style-name="P6" draw:layer="layout" svg:width="1.632cm" svg:height="0.471cm" svg:x="3.811cm" svg:y="16.821cm">
          <draw:text-box>
            <text:p text:style-name="P1"><text:span text:style-name="T4">a</text:span><text:span text:style-name="T4">v</text:span><text:span text:style-name="T4">a</text:span><text:span text:style-name="T4">i</text:span><text:span text:style-name="T4">l</text:span><text:span text:style-name="T4">a</text:span><text:span text:style-name="T4">b</text:span><text:span text:style-name="T4">l</text:span><text:span text:style-name="T4">e</text:span><text:span text:style-name="T4">.</text:span></text:p>
          </draw:text-box>
        </draw:frame>
        <draw:frame draw:style-name="gr1" draw:text-style-name="P2" draw:layer="layout" svg:width="0.388cm" svg:height="0.433cm" svg:x="5.445cm" svg:y="16.85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4.831cm" svg:height="0.471cm" svg:x="3.811cm" svg:y="17.346cm">
          <draw:text-box>
            <text:p text:style-name="P1"><text:span text:style-name="T4">O</text:span><text:span text:style-name="T4">v</text:span><text:span text:style-name="T4">e</text:span><text:span text:style-name="T4">r</text:span><text:span text:style-name="T4">f</text:span><text:span text:style-name="T4">i</text:span><text:span text:style-name="T4">t</text:span><text:span text:style-name="T4">t</text:span><text:span text:style-name="T4">i</text:span><text:span text:style-name="T4">n</text:span><text:span text:style-name="T4">g</text:span><text:span text:style-name="T4"> </text:span><text:span text:style-name="T4">o</text:span><text:span text:style-name="T4">c</text:span><text:span text:style-name="T4">c</text:span><text:span text:style-name="T4">u</text:span><text:span text:style-name="T4">r</text:span><text:span text:style-name="T4">s</text:span><text:span text:style-name="T4"> </text:span><text:span text:style-name="T4">w</text:span><text:span text:style-name="T4">h</text:span><text:span text:style-name="T4">e</text:span><text:span text:style-name="T4">n</text:span><text:span text:style-name="T4"> </text:span><text:span text:style-name="T4">y</text:span><text:span text:style-name="T4">o</text:span><text:span text:style-name="T4">u</text:span><text:span text:style-name="T4"> </text:span><text:span text:style-name="T4">f</text:span><text:span text:style-name="T4">i</text:span><text:span text:style-name="T4">t </text:span><text:span text:style-name="T4">a</text:span><text:span text:style-name="T4"> </text:span><text:span text:style-name="T4">m</text:span><text:span text:style-name="T4">o</text:span><text:span text:style-name="T4">d</text:span><text:span text:style-name="T4">e</text:span><text:span text:style-name="T4">l </text:span><text:span text:style-name="T4">t</text:span><text:span text:style-name="T4">o</text:span><text:span text:style-name="T4">o</text:span><text:span text:style-name="T4"> </text:span><text:span text:style-name="T4">c</text:span><text:span text:style-name="T4">l</text:span><text:span text:style-name="T4">o</text:span><text:span text:style-name="T4">s</text:span><text:span text:style-name="T4">e</text:span><text:span text:style-name="T4">l</text:span><text:span text:style-name="T4">y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s</text:span><text:span text:style-name="T4">e</text:span><text:span text:style-name="T4">t </text:span><text:span text:style-name="T4">b</text:span><text:span text:style-name="T4">u</text:span><text:span text:style-name="T4">t </text:span><text:span text:style-name="T4">i</text:span><text:span text:style-name="T4">s</text:span><text:span text:style-name="T4"> </text:span><text:span text:style-name="T4">n</text:span><text:span text:style-name="T4">o</text:span><text:span text:style-name="T4">t </text:span><text:span text:style-name="T4">a</text:span><text:span text:style-name="T4">b</text:span><text:span text:style-name="T4">l</text:span><text:span text:style-name="T4">e</text:span><text:span text:style-name="T4"> </text:span><text:span text:style-name="T4">t</text:span><text:span text:style-name="T4">o</text:span><text:span text:style-name="T4"> </text:span></text:p>
          </draw:text-box>
        </draw:frame>
        <draw:frame draw:style-name="gr5" draw:text-style-name="P6" draw:layer="layout" svg:width="2.978cm" svg:height="0.471cm" svg:x="3.811cm" svg:y="17.871cm">
          <draw:text-box>
            <text:p text:style-name="P1"><text:span text:style-name="T4">generaliz</text:span><text:span text:style-name="T4">e to new</text:span></text:p>
          </draw:text-box>
        </draw:frame>
        <draw:frame draw:style-name="gr1" draw:text-style-name="P2" draw:layer="layout" svg:width="0.946cm" svg:height="0.433cm" svg:x="6.791cm" svg:y="17.901cm">
          <draw:text-box>
            <text:p text:style-name="P1"><text:span text:style-name="T5"><text:s/></text:span><text:span text:style-name="T5">data. </text:span></text:p>
          </draw:text-box>
        </draw:frame>
        <draw:frame draw:style-name="gr5" draw:text-style-name="P6" draw:layer="layout" svg:width="14.836cm" svg:height="0.471cm" svg:x="3.811cm" svg:y="18.4cm">
          <draw:text-box>
            <text:p text:style-name="P1"><text:span text:style-name="T7">u</text:span><text:span text:style-name="T7">n</text:span><text:span text:style-name="T7">d</text:span><text:span text:style-name="T7">e</text:span><text:span text:style-name="T7">f</text:span><text:span text:style-name="T7">i</text:span><text:span text:style-name="T7">t</text:span><text:span text:style-name="T7">t</text:span><text:span text:style-name="T7">i</text:span><text:span text:style-name="T7">n</text:span><text:span text:style-name="T7">g</text:span><text:span text:style-name="T7">;</text:span><text:span text:style-name="T7"> </text:span><text:span text:style-name="T4">R</text:span><text:span text:style-name="T4">e</text:span><text:span text:style-name="T4">f</text:span><text:span text:style-name="T4">e</text:span><text:span text:style-name="T4">r</text:span><text:span text:style-name="T4">s</text:span><text:span text:style-name="T4"> </text:span><text:span text:style-name="T4">t</text:span><text:span text:style-name="T4">o</text:span><text:span text:style-name="T4"> </text:span><text:span text:style-name="T4">a</text:span><text:span text:style-name="T4">s</text:span><text:span text:style-name="T4"> </text:span><text:span text:style-name="T4">a</text:span><text:span text:style-name="T4"> </text:span><text:span text:style-name="T4">c</text:span><text:span text:style-name="T4">h</text:span><text:span text:style-name="T4">o</text:span><text:span text:style-name="T4">o</text:span><text:span text:style-name="T4">s</text:span><text:span text:style-name="T4">i</text:span><text:span text:style-name="T4">n</text:span><text:span text:style-name="T4">g</text:span><text:span text:style-name="T4"> </text:span><text:span text:style-name="T4">t</text:span><text:span text:style-name="T4">o</text:span><text:span text:style-name="T4">o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a</text:span><text:span text:style-name="T4"> </text:span><text:span text:style-name="T4">m</text:span><text:span text:style-name="T4">o</text:span><text:span text:style-name="T4">d</text:span><text:span text:style-name="T4">e</text:span><text:span text:style-name="T4">l </text:span><text:span text:style-name="T4">w</text:span><text:span text:style-name="T4">h</text:span><text:span text:style-name="T4">e</text:span><text:span text:style-name="T4">n</text:span><text:span text:style-name="T4"> </text:span><text:span text:style-name="T4">t</text:span><text:span text:style-name="T4">h</text:span><text:span text:style-name="T4">e</text:span><text:span text:style-name="T4">r</text:span><text:span text:style-name="T4">e</text:span><text:span text:style-name="T4"> </text:span><text:span text:style-name="T4">i</text:span><text:span text:style-name="T4">s</text:span><text:span text:style-name="T4"> </text:span><text:span text:style-name="T4">n</text:span><text:span text:style-name="T4">o</text:span><text:span text:style-name="T4"> </text:span><text:span text:style-name="T4">p</text:span><text:span text:style-name="T4">o</text:span><text:span text:style-name="T4">s</text:span><text:span text:style-name="T4">s</text:span><text:span text:style-name="T4">i</text:span><text:span text:style-name="T4">b</text:span><text:span text:style-name="T4">i</text:span><text:span text:style-name="T4">l</text:span><text:span text:style-name="T4">i</text:span><text:span text:style-name="T4">t</text:span><text:span text:style-name="T4">y</text:span><text:span text:style-name="T4"> </text:span><text:span text:style-name="T4">o</text:span><text:span text:style-name="T4">f</text:span><text:span text:style-name="T4"> </text:span></text:p>
          </draw:text-box>
        </draw:frame>
        <draw:frame draw:style-name="gr5" draw:text-style-name="P6" draw:layer="layout" svg:width="9.066cm" svg:height="0.471cm" svg:x="3.811cm" svg:y="18.925cm">
          <draw:text-box>
            <text:p text:style-name="P1"><text:span text:style-name="T4">capturing all the aspects of and </text:span><text:span text:style-name="T4">variability in the data.</text:span></text:p>
          </draw:text-box>
        </draw:frame>
        <draw:frame draw:style-name="gr1" draw:text-style-name="P2" draw:layer="layout" svg:width="0.388cm" svg:height="0.433cm" svg:x="12.893cm" svg:y="18.95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7.224cm" svg:height="0.628cm" svg:x="3.811cm" svg:y="19.465cm">
          <draw:text-box>
            <text:p text:style-name="P1"><text:span text:style-name="T3">Model complexity and dataset</text:span></text:p>
          </draw:text-box>
        </draw:frame>
        <draw:polygon draw:style-name="gr3" draw:text-style-name="P4" draw:layer="layout" svg:width="7.227cm" svg:height="0.055cm" svg:x="3.81cm" svg:y="20.026cm" svg:viewBox="0 0 7228 56" draw:points="0,56 7228,56 7228,0 0,0">
          <text:p/>
        </draw:polygon>
        <draw:frame draw:style-name="gr5" draw:text-style-name="P6" draw:layer="layout" svg:width="0.422cm" svg:height="0.497cm" svg:x="11.038cm" svg:y="19.574cm">
          <draw:text-box>
            <text:p text:style-name="P1"><text:span text:style-name="T8"></text:span></text:p>
          </draw:text-box>
        </draw:frame>
        <draw:frame draw:style-name="gr5" draw:text-style-name="P6" draw:layer="layout" svg:width="0.422cm" svg:height="0.497cm" svg:x="3.811cm" svg:y="20.418cm">
          <draw:text-box>
            <text:p text:style-name="P1"><text:span text:style-name="T8">I.</text:span></text:p>
          </draw:text-box>
        </draw:frame>
        <draw:frame draw:style-name="gr5" draw:text-style-name="P6" draw:layer="layout" svg:width="13.934cm" svg:height="0.471cm" svg:x="4.568cm" svg:y="20.433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r</text:span><text:span text:style-name="T4">g</text:span><text:span text:style-name="T4">e</text:span><text:span text:style-name="T4">r</text:span><text:span text:style-name="T4"> </text:span><text:span text:style-name="T4">v</text:span><text:span text:style-name="T4">a</text:span><text:span text:style-name="T4">r</text:span><text:span text:style-name="T4">i</text:span><text:span text:style-name="T4">e</text:span><text:span text:style-name="T4">t</text:span><text:span text:style-name="T4">y</text:span><text:span text:style-name="T4"> </text:span><text:span text:style-name="T4">o</text:span><text:span text:style-name="T4">f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s</text:span><text:span text:style-name="T4">, </text:span><text:span text:style-name="T4">t</text:span><text:span text:style-name="T4">h</text:span><text:span text:style-name="T4">e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a</text:span><text:span text:style-name="T4"> </text:span><text:span text:style-name="T4">m</text:span><text:span text:style-name="T4">o</text:span><text:span text:style-name="T4">d</text:span><text:span text:style-name="T4">e</text:span><text:span text:style-name="T4">l </text:span></text:p>
          </draw:text-box>
        </draw:frame>
        <draw:frame draw:style-name="gr5" draw:text-style-name="P6" draw:layer="layout" svg:width="5.395cm" svg:height="0.471cm" svg:x="4.611cm" svg:y="20.958cm">
          <draw:text-box>
            <text:p text:style-name="P1"><text:span text:style-name="T4">you can use without overfitting.</text:span></text:p>
          </draw:text-box>
        </draw:frame>
        <draw:frame draw:style-name="gr1" draw:text-style-name="P2" draw:layer="layout" svg:width="0.388cm" svg:height="0.433cm" svg:x="9.205cm" svg:y="20.988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88cm" svg:height="0.489cm" svg:x="3.811cm" svg:y="21.42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97cm" svg:x="3.811cm" svg:y="21.95cm">
          <draw:text-box>
            <text:p text:style-name="P1"><text:span text:style-name="T8">II.</text:span></text:p>
          </draw:text-box>
        </draw:frame>
        <draw:frame draw:style-name="gr5" draw:text-style-name="P6" draw:layer="layout" svg:width="9.104cm" svg:height="0.471cm" svg:x="4.573cm" svg:y="21.966cm">
          <draw:text-box>
            <text:p text:style-name="P1"><text:span text:style-name="T4">L</text:span><text:span text:style-name="T4">a</text:span><text:span text:style-name="T4">r</text:span><text:span text:style-name="T4">g</text:span><text:span text:style-name="T4">e</text:span><text:span text:style-name="T4">r</text:span><text:span text:style-name="T4"> </text:span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</text:span><text:span text:style-name="T4">s</text:span><text:span text:style-name="T4"> </text:span><text:span text:style-name="T4">a</text:span><text:span text:style-name="T4">l</text:span><text:span text:style-name="T4">l</text:span><text:span text:style-name="T4">o</text:span><text:span text:style-name="T4">w</text:span><text:span text:style-name="T4"> </text:span><text:span text:style-name="T4">b</text:span><text:span text:style-name="T4">u</text:span><text:span text:style-name="T4">i</text:span><text:span text:style-name="T4">l</text:span><text:span text:style-name="T4">d</text:span><text:span text:style-name="T4">i</text:span><text:span text:style-name="T4">n</text:span><text:span text:style-name="T4">g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s</text:span><text:span text:style-name="T4">.</text:span></text:p>
          </draw:text-box>
        </draw:frame>
        <draw:frame draw:style-name="gr4" draw:text-style-name="P5" draw:layer="layout" svg:width="0.562cm" svg:height="0.628cm" svg:x="13.68cm" svg:y="21.8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39cm" svg:x="3.811cm" svg:y="22.554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0.506cm" svg:height="0.497cm" svg:x="3.811cm" svg:y="22.987cm">
          <draw:text-box>
            <text:p text:style-name="P1"><text:span text:style-name="T8">I</text:span><text:span text:style-name="T8">I</text:span><text:span text:style-name="T8">I</text:span><text:span text:style-name="T8">.</text:span></text:p>
          </draw:text-box>
        </draw:frame>
        <draw:frame draw:style-name="gr5" draw:text-style-name="P6" draw:layer="layout" svg:width="13.9cm" svg:height="0.471cm" svg:x="4.568cm" svg:y="23.003cm">
          <draw:text-box>
            <text:p text:style-name="P1"><text:span text:style-name="T4">Having more </text:span><text:span text:style-name="T4">data and </text:span><text:span text:style-name="T4">building more </text:span><text:span text:style-name="T4">complex models </text:span><text:span text:style-name="T4">can often work </text:span><text:span text:style-name="T4">wonders for</text:span></text:p>
          </draw:text-box>
        </draw:frame>
        <draw:frame draw:style-name="gr1" draw:text-style-name="P2" draw:layer="layout" svg:width="0.388cm" svg:height="0.433cm" svg:x="18.49cm" svg:y="23.03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4.252cm" svg:height="0.471cm" svg:x="4.611cm" svg:y="23.528cm">
          <draw:text-box>
            <text:p text:style-name="P1"><text:span text:style-name="T4">supervised learning tasks</text:span></text:p>
          </draw:text-box>
        </draw:frame>
        <draw:frame draw:style-name="gr1" draw:text-style-name="P2" draw:layer="layout" svg:width="0.388cm" svg:height="0.433cm" svg:x="8.066cm" svg:y="23.558cm">
          <draw:text-box>
            <text:p text:style-name="P1"><text:span text:style-name="T5">. </text:span></text:p>
          </draw:text-box>
        </draw:frame>
        <draw:frame draw:style-name="gr4" draw:text-style-name="P5" draw:layer="layout" svg:width="0.562cm" svg:height="0.628cm" svg:x="3.811cm" svg:y="24.068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40">
        <draw:polygon draw:style-name="gr3" draw:text-style-name="P4" draw:layer="layout" svg:width="7.557cm" svg:height="0.055cm" svg:x="3.81cm" svg:y="3.124cm" svg:viewBox="0 0 7558 56" draw:points="0,56 7558,56 7558,0 0,0">
          <text:p/>
        </draw:polygon>
        <draw:frame draw:style-name="gr4" draw:text-style-name="P5" draw:layer="layout" svg:width="7.694cm" svg:height="0.628cm" svg:x="3.811cm" svg:y="2.564cm">
          <draw:text-box>
            <text:p text:style-name="P1"><text:span text:style-name="T3">S</text:span><text:span text:style-name="T3">u</text:span><text:span text:style-name="T3">p</text:span><text:span text:style-name="T3">e</text:span><text:span text:style-name="T3">r</text:span><text:span text:style-name="T3">v</text:span><text:span text:style-name="T3">i</text:span><text:span text:style-name="T3">s</text:span><text:span text:style-name="T3">e</text:span><text:span text:style-name="T3">d</text:span><text:span text:style-name="T3"> </text:span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s</text:span><text:span text:style-name="T3"> </text:span></text:p>
          </draw:text-box>
        </draw:frame>
        <draw:frame draw:style-name="gr4" draw:text-style-name="P5" draw:layer="layout" svg:width="5.103cm" svg:height="0.628cm" svg:x="3.811cm" svg:y="3.262cm">
          <draw:text-box>
            <text:p text:style-name="P1"><text:span text:style-name="T3">k</text:span><text:span text:style-name="T3">-</text:span><text:span text:style-name="T3">N</text:span><text:span text:style-name="T3">e</text:span><text:span text:style-name="T3">a</text:span><text:span text:style-name="T3">r</text:span><text:span text:style-name="T3">e</text:span><text:span text:style-name="T3">s</text:span><text:span text:style-name="T3">t</text:span><text:span text:style-name="T3"> </text:span><text:span text:style-name="T3">N</text:span><text:span text:style-name="T3">e</text:span><text:span text:style-name="T3">i</text:span><text:span text:style-name="T3">g</text:span><text:span text:style-name="T3">h</text:span><text:span text:style-name="T3">b</text:span><text:span text:style-name="T3">o</text:span><text:span text:style-name="T3">r</text:span><text:span text:style-name="T3">s</text:span><text:span text:style-name="T3"> </text:span></text:p>
          </draw:text-box>
        </draw:frame>
        <draw:frame draw:style-name="gr5" draw:text-style-name="P6" draw:layer="layout" svg:width="13.756cm" svg:height="0.471cm" svg:x="3.811cm" svg:y="3.95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m</text:span><text:span text:style-name="T4">o</text:span><text:span text:style-name="T4">d</text:span><text:span text:style-name="T4">e</text:span><text:span text:style-name="T4">l </text:span><text:span text:style-name="T4">c</text:span><text:span text:style-name="T4">o</text:span><text:span text:style-name="T4">n</text:span><text:span text:style-name="T4">s</text:span><text:span text:style-name="T4">i</text:span><text:span text:style-name="T4">s</text:span><text:span text:style-name="T4">t</text:span><text:span text:style-name="T4">s</text:span><text:span text:style-name="T4"> </text:span><text:span text:style-name="T4">o</text:span><text:span text:style-name="T4">n</text:span><text:span text:style-name="T4">l</text:span><text:span text:style-name="T4">y</text:span><text:span text:style-name="T4"> </text:span><text:span text:style-name="T4">o</text:span><text:span text:style-name="T4">f</text:span><text:span text:style-name="T4"> </text:span><text:span text:style-name="T4">s</text:span><text:span text:style-name="T4">t</text:span><text:span text:style-name="T4">o</text:span><text:span text:style-name="T4">r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</text:span><text:span text:style-name="T4">. </text:span><text:span text:style-name="T4">T</text:span><text:span text:style-name="T4">o</text:span><text:span text:style-name="T4"> </text:span><text:span text:style-name="T4">m</text:span><text:span text:style-name="T4">a</text:span><text:span text:style-name="T4">k</text:span><text:span text:style-name="T4">e</text:span><text:span text:style-name="T4"> </text:span><text:span text:style-name="T4">a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f</text:span><text:span text:style-name="T4">o</text:span><text:span text:style-name="T4">r</text:span><text:span text:style-name="T4"> </text:span><text:span text:style-name="T4">a</text:span></text:p>
          </draw:text-box>
        </draw:frame>
        <draw:frame draw:style-name="gr1" draw:text-style-name="P2" draw:layer="layout" svg:width="0.388cm" svg:height="0.433cm" svg:x="17.585cm" svg:y="3.9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4.34cm" svg:height="0.471cm" svg:x="3.811cm" svg:y="4.475cm">
          <draw:text-box>
            <text:p text:style-name="P1"><text:span text:style-name="T4">n</text:span><text:span text:style-name="T4">e</text:span><text:span text:style-name="T4">w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4">, </text:span><text:span text:style-name="T4">t</text:span><text:span text:style-name="T4">h</text:span><text:span text:style-name="T4">e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 </text:span><text:span text:style-name="T4">f</text:span><text:span text:style-name="T4">i</text:span><text:span text:style-name="T4">n</text:span><text:span text:style-name="T4">d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l</text:span><text:span text:style-name="T4">o</text:span><text:span text:style-name="T4">s</text:span><text:span text:style-name="T4">e</text:span><text:span text:style-name="T4">s</text:span><text:span text:style-name="T4">t </text:span><text:span text:style-name="T4">d</text:span><text:span text:style-name="T4">a</text:span><text:span text:style-name="T4">t</text:span><text:span text:style-name="T4">a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</text:span><text:span text:style-name="T4">—</text:span><text:span text:style-name="T4">i</text:span><text:span text:style-name="T4">t</text:span><text:span text:style-name="T4">s</text:span></text:p>
          </draw:text-box>
        </draw:frame>
        <draw:frame draw:style-name="gr1" draw:text-style-name="P2" draw:layer="layout" svg:width="0.388cm" svg:height="0.433cm" svg:x="18.16cm" svg:y="4.50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3.448cm" svg:height="0.471cm" svg:x="3.811cm" svg:y="5cm">
          <draw:text-box>
            <text:p text:style-name="P1"><text:span text:style-name="T4">“</text:span><text:span text:style-name="T4">n</text:span><text:span text:style-name="T4">e</text:span><text:span text:style-name="T4">a</text:span><text:span text:style-name="T4">r</text:span><text:span text:style-name="T4">e</text:span><text:span text:style-name="T4">s</text:span><text:span text:style-name="T4">t </text:span><text:span text:style-name="T4">n</text:span><text:span text:style-name="T4">e</text:span><text:span text:style-name="T4">i</text:span><text:span text:style-name="T4">g</text:span><text:span text:style-name="T4">h</text:span><text:span text:style-name="T4">b</text:span><text:span text:style-name="T4">o</text:span><text:span text:style-name="T4">r</text:span><text:span text:style-name="T4">s</text:span><text:span text:style-name="T4">.</text:span><text:span text:style-name="T4">”</text:span></text:p>
          </draw:text-box>
        </draw:frame>
        <draw:frame draw:style-name="gr1" draw:text-style-name="P2" draw:layer="layout" svg:width="0.388cm" svg:height="0.433cm" svg:x="7.266cm" svg:y="5.0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624cm" svg:height="0.471cm" svg:x="3.811cm" svg:y="5.525cm">
          <draw:text-box>
            <text:p text:style-name="P1"><text:span text:style-name="T4">t</text:span><text:span text:style-name="T4">h</text:span><text:span text:style-name="T4">e</text:span><text:span text:style-name="T4"> </text:span></text:p>
          </draw:text-box>
        </draw:frame>
        <draw:frame draw:style-name="gr1" draw:text-style-name="P2" draw:layer="layout" svg:width="0.388cm" svg:height="0.433cm" svg:x="4.433cm" svg:y="5.555cm">
          <draw:text-box>
            <text:p text:style-name="P1"><text:span text:style-name="T10">k</text:span></text:p>
          </draw:text-box>
        </draw:frame>
        <draw:frame draw:style-name="gr5" draw:text-style-name="P6" draw:layer="layout" svg:width="9.451cm" svg:height="0.471cm" svg:x="4.607cm" svg:y="5.525cm">
          <draw:text-box>
            <text:p text:style-name="P1"><text:span text:style-name="T4">-</text:span><text:span text:style-name="T4">N</text:span><text:span text:style-name="T4">N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 </text:span><text:span text:style-name="T4">o</text:span><text:span text:style-name="T4">n</text:span><text:span text:style-name="T4">l</text:span><text:span text:style-name="T4">y</text:span><text:span text:style-name="T4"> </text:span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s</text:span><text:span text:style-name="T4"> </text:span><text:span text:style-name="T4">e</text:span><text:span text:style-name="T4">x</text:span><text:span text:style-name="T4">a</text:span><text:span text:style-name="T4">c</text:span><text:span text:style-name="T4">t</text:span><text:span text:style-name="T4">l</text:span><text:span text:style-name="T4">y</text:span><text:span text:style-name="T4"> </text:span><text:span text:style-name="T4">o</text:span><text:span text:style-name="T4">n</text:span><text:span text:style-name="T4">e</text:span><text:span text:style-name="T4"> </text:span><text:span text:style-name="T4">n</text:span><text:span text:style-name="T4">e</text:span><text:span text:style-name="T4">a</text:span><text:span text:style-name="T4">r</text:span><text:span text:style-name="T4">e</text:span><text:span text:style-name="T4">s</text:span><text:span text:style-name="T4">t </text:span><text:span text:style-name="T4">n</text:span><text:span text:style-name="T4">e</text:span><text:span text:style-name="T4">i</text:span><text:span text:style-name="T4">g</text:span><text:span text:style-name="T4">h</text:span></text:p>
          </draw:text-box>
        </draw:frame>
        <draw:frame draw:style-name="gr1" draw:text-style-name="P2" draw:layer="layout" svg:width="0.388cm" svg:height="0.39cm" svg:x="14.066cm" svg:y="5.588cm">
          <draw:text-box>
            <text:p text:style-name="P1"><text:span text:style-name="T11">‐</text:span></text:p>
          </draw:text-box>
        </draw:frame>
        <draw:frame draw:style-name="gr1" draw:text-style-name="P2" draw:layer="layout" svg:width="0.388cm" svg:height="0.433cm" svg:x="14.197cm" svg:y="5.55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4.417cm" svg:height="0.471cm" svg:x="3.811cm" svg:y="6.05cm">
          <draw:text-box>
            <text:p text:style-name="P1"><text:span text:style-name="T4">b</text:span><text:span text:style-name="T4">o</text:span><text:span text:style-name="T4">r</text:span><text:span text:style-name="T4">,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l</text:span><text:span text:style-name="T4">o</text:span><text:span text:style-name="T4">s</text:span><text:span text:style-name="T4">e</text:span><text:span text:style-name="T4">s</text:span><text:span text:style-name="T4">t </text:span><text:span text:style-name="T4">t</text:span><text:span text:style-name="T4">r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p</text:span><text:span text:style-name="T4">o</text:span><text:span text:style-name="T4">i</text:span><text:span text:style-name="T4">n</text:span><text:span text:style-name="T4">t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o</text:span><text:span text:style-name="T4">i</text:span><text:span text:style-name="T4">n</text:span><text:span text:style-name="T4">t </text:span><text:span text:style-name="T4">w</text:span><text:span text:style-name="T4">e</text:span><text:span text:style-name="T4"> </text:span><text:span text:style-name="T4">w</text:span><text:span text:style-name="T4">a</text:span><text:span text:style-name="T4">n</text:span><text:span text:style-name="T4">t </text:span><text:span text:style-name="T4">t</text:span><text:span text:style-name="T4">o</text:span><text:span text:style-name="T4"> </text:span><text:span text:style-name="T4">m</text:span><text:span text:style-name="T4">a</text:span><text:span text:style-name="T4">k</text:span><text:span text:style-name="T4">e</text:span><text:span text:style-name="T4"> </text:span><text:span text:style-name="T4">a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1" draw:text-style-name="P2" draw:layer="layout" svg:width="0.388cm" svg:height="0.433cm" svg:x="18.236cm" svg:y="6.0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599cm" svg:height="0.471cm" svg:x="3.811cm" svg:y="6.575cm">
          <draw:text-box>
            <text:p text:style-name="P1"><text:span text:style-name="T4">f</text:span><text:span text:style-name="T4">o</text:span><text:span text:style-name="T4">r</text:span><text:span text:style-name="T4">.</text:span></text:p>
          </draw:text-box>
        </draw:frame>
        <draw:frame draw:style-name="gr1" draw:text-style-name="P2" draw:layer="layout" svg:width="0.388cm" svg:height="0.433cm" svg:x="4.412cm" svg:y="6.605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5.886cm" svg:height="0.547cm" svg:x="3.811cm" svg:y="7.103cm">
          <draw:text-box>
            <text:p text:style-name="P1"><text:span text:style-name="T6">K</text:span><text:span text:style-name="T6">-</text:span><text:span text:style-name="T6">N</text:span><text:span text:style-name="T6">e</text:span><text:span text:style-name="T6">a</text:span><text:span text:style-name="T6">r</text:span><text:span text:style-name="T6">e</text:span><text:span text:style-name="T6">s</text:span><text:span text:style-name="T6">t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s</text:span><text:span text:style-name="T6">c</text:span><text:span text:style-name="T6">i</text:span><text:span text:style-name="T6">k</text:span><text:span text:style-name="T6">i</text:span><text:span text:style-name="T6">t</text:span><text:span text:style-name="T6">-</text:span><text:span text:style-name="T6">l</text:span><text:span text:style-name="T6">e</text:span><text:span text:style-name="T6">a</text:span><text:span text:style-name="T6">r</text:span><text:span text:style-name="T6">n</text:span><text:span text:style-name="T6"> </text:span></text:p>
          </draw:text-box>
        </draw:frame>
        <draw:frame draw:style-name="gr5" draw:text-style-name="P6" draw:layer="layout" svg:width="7.237cm" svg:height="0.471cm" svg:x="3.811cm" svg:y="7.713cm">
          <draw:text-box>
            <text:p text:style-name="P1"><text:span text:style-name="T4">S</text:span><text:span text:style-name="T4">p</text:span><text:span text:style-name="T4">l</text:span><text:span text:style-name="T4">i</text:span><text:span text:style-name="T4">t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i</text:span><text:span text:style-name="T4">n</text:span><text:span text:style-name="T4">t</text:span><text:span text:style-name="T4">o</text:span><text:span text:style-name="T4"> </text:span><text:span text:style-name="T4">t</text:span><text:span text:style-name="T4">r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e</text:span><text:span text:style-name="T4">s</text:span><text:span text:style-name="T4">t</text:span><text:span text:style-name="T4">s</text:span><text:span text:style-name="T4"> </text:span><text:span text:style-name="T4">e</text:span><text:span text:style-name="T4">t</text:span><text:span text:style-name="T4">s</text:span></text:p>
          </draw:text-box>
        </draw:frame>
        <draw:frame draw:style-name="gr1" draw:text-style-name="P2" draw:layer="layout" svg:width="0.388cm" svg:height="0.433cm" svg:x="11.042cm" svg:y="7.744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.132cm" svg:height="0.39cm" svg:x="3.811cm" svg:y="8.243cm">
          <draw:text-box>
            <text:p text:style-name="P1"><text:span text:style-name="T12">I</text:span><text:span text:style-name="T12">n</text:span><text:span text:style-name="T12">[</text:span><text:span text:style-name="T12">1</text:span><text:span text:style-name="T12">2</text:span><text:span text:style-name="T12">]</text:span><text:span text:style-name="T12">: </text:span></text:p>
          </draw:text-box>
        </draw:frame>
        <draw:frame draw:style-name="gr8" draw:text-style-name="P9" draw:layer="layout" svg:width="7.067cm" svg:height="0.353cm" svg:x="3.811cm" svg:y="8.677cm">
          <draw:text-box>
            <text:p text:style-name="P1"><text:span text:style-name="T13">f</text:span><text:span text:style-name="T13">r</text:span><text:span text:style-name="T13">o</text:span><text:span text:style-name="T13">m</text:span><text:span text:style-name="T13"> </text:span><text:span text:style-name="T14">s</text:span><text:span text:style-name="T14">k</text:span><text:span text:style-name="T14">l</text:span><text:span text:style-name="T14">e</text:span><text:span text:style-name="T14">a</text:span><text:span text:style-name="T14">r</text:span><text:span text:style-name="T14">n</text:span><text:span text:style-name="T14">.</text:span><text:span text:style-name="T14">m</text:span><text:span text:style-name="T14">o</text:span><text:span text:style-name="T14">d</text:span><text:span text:style-name="T14">e</text:span><text:span text:style-name="T14">l</text:span><text:span text:style-name="T14">_</text:span><text:span text:style-name="T14">s</text:span><text:span text:style-name="T14">e</text:span><text:span text:style-name="T14">l</text:span><text:span text:style-name="T14">e</text:span><text:span text:style-name="T14">c</text:span><text:span text:style-name="T14">t</text:span><text:span text:style-name="T14">i</text:span><text:span text:style-name="T14">o</text:span><text:span text:style-name="T14">n</text:span><text:span text:style-name="T14"> </text:span><text:span text:style-name="T13">i</text:span><text:span text:style-name="T13">m</text:span><text:span text:style-name="T13">p</text:span><text:span text:style-name="T13">o</text:span><text:span text:style-name="T13">r</text:span><text:span text:style-name="T13">t </text:span><text:span text:style-name="T15">t</text:span><text:span text:style-name="T15">r</text:span><text:span text:style-name="T15">a</text:span><text:span text:style-name="T15">i</text:span><text:span text:style-name="T15">n</text:span><text:span text:style-name="T15">_</text:span><text:span text:style-name="T15">t</text:span><text:span text:style-name="T15">e</text:span><text:span text:style-name="T15">s</text:span><text:span text:style-name="T15">t</text:span><text:span text:style-name="T15">_</text:span><text:span text:style-name="T15">s</text:span><text:span text:style-name="T15">p</text:span><text:span text:style-name="T15">l</text:span><text:span text:style-name="T15">i</text:span><text:span text:style-name="T15">t </text:span></text:p>
          </draw:text-box>
        </draw:frame>
        <draw:frame draw:style-name="gr8" draw:text-style-name="P9" draw:layer="layout" svg:width="4.907cm" svg:height="0.353cm" svg:x="3.811cm" svg:y="9.07cm">
          <draw:text-box>
            <text:p text:style-name="P1"><text:span text:style-name="T15">X</text:span><text:span text:style-name="T16">, </text:span><text:span text:style-name="T15">y</text:span><text:span text:style-name="T15"> </text:span><text:span text:style-name="T17">=</text:span><text:span text:style-name="T17"> </text:span><text:span text:style-name="T15">m</text:span><text:span text:style-name="T15">g</text:span><text:span text:style-name="T15">l</text:span><text:span text:style-name="T15">e</text:span><text:span text:style-name="T15">a</text:span><text:span text:style-name="T15">r</text:span><text:span text:style-name="T15">n</text:span><text:span text:style-name="T17">.</text:span><text:span text:style-name="T15">d</text:span><text:span text:style-name="T15">a</text:span><text:span text:style-name="T15">t</text:span><text:span text:style-name="T15">a</text:span><text:span text:style-name="T15">s</text:span><text:span text:style-name="T15">e</text:span><text:span text:style-name="T15">t</text:span><text:span text:style-name="T15">s</text:span><text:span text:style-name="T17">.</text:span><text:span text:style-name="T15">m</text:span><text:span text:style-name="T15">a</text:span><text:span text:style-name="T15">k</text:span><text:span text:style-name="T15">e</text:span><text:span text:style-name="T15">_</text:span><text:span text:style-name="T15">f</text:span><text:span text:style-name="T15">o</text:span><text:span text:style-name="T15">r</text:span><text:span text:style-name="T15">g</text:span><text:span text:style-name="T15">e</text:span><text:span text:style-name="T16">(</text:span><text:span text:style-name="T16">) </text:span></text:p>
          </draw:text-box>
        </draw:frame>
        <draw:frame draw:style-name="gr8" draw:text-style-name="P9" draw:layer="layout" svg:width="9.25cm" svg:height="0.353cm" svg:x="3.811cm" svg:y="9.464cm">
          <draw:text-box>
            <text:p text:style-name="P1"><text:span text:style-name="T15">X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, </text:span><text:span text:style-name="T15">X</text:span><text:span text:style-name="T15">_</text:span><text:span text:style-name="T15">t</text:span><text:span text:style-name="T15">e</text:span><text:span text:style-name="T15">s</text:span><text:span text:style-name="T15">t</text:span><text:span text:style-name="T16">, </text:span><text:span text:style-name="T15">y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, </text:span><text:span text:style-name="T15">y</text:span><text:span text:style-name="T15">_</text:span><text:span text:style-name="T15">t</text:span><text:span text:style-name="T15">e</text:span><text:span text:style-name="T15">s</text:span><text:span text:style-name="T15">t </text:span><text:span text:style-name="T17">=</text:span><text:span text:style-name="T17"> </text:span><text:span text:style-name="T15">t</text:span><text:span text:style-name="T15">r</text:span><text:span text:style-name="T15">a</text:span><text:span text:style-name="T15">i</text:span><text:span text:style-name="T15">n</text:span><text:span text:style-name="T15">_</text:span><text:span text:style-name="T15">t</text:span><text:span text:style-name="T15">e</text:span><text:span text:style-name="T15">s</text:span><text:span text:style-name="T15">t</text:span><text:span text:style-name="T15">_</text:span><text:span text:style-name="T15">s</text:span><text:span text:style-name="T15">p</text:span><text:span text:style-name="T15">l</text:span><text:span text:style-name="T15">i</text:span><text:span text:style-name="T15">t</text:span><text:span text:style-name="T16">(</text:span><text:span text:style-name="T15">X</text:span><text:span text:style-name="T16">, </text:span><text:span text:style-name="T15">y</text:span><text:span text:style-name="T16">, </text:span><text:span text:style-name="T15">r</text:span><text:span text:style-name="T15">a</text:span><text:span text:style-name="T15">n</text:span><text:span text:style-name="T15">d</text:span><text:span text:style-name="T15">o</text:span><text:span text:style-name="T15">m</text:span><text:span text:style-name="T15">_</text:span><text:span text:style-name="T15">s</text:span><text:span text:style-name="T15">t</text:span><text:span text:style-name="T15">a</text:span><text:span text:style-name="T15">t</text:span><text:span text:style-name="T15">e</text:span><text:span text:style-name="T17">=</text:span><text:span text:style-name="T18">0</text:span><text:span text:style-name="T16">) </text:span></text:p>
          </draw:text-box>
        </draw:frame>
        <draw:frame draw:style-name="gr5" draw:text-style-name="P6" draw:layer="layout" svg:width="13.202cm" svg:height="0.471cm" svg:x="3.811cm" svg:y="9.861cm">
          <draw:text-box>
            <text:p text:style-name="P1"><text:span text:style-name="T4">i</text:span><text:span text:style-name="T4">m</text:span><text:span text:style-name="T4">p</text:span><text:span text:style-name="T4">o</text:span><text:span text:style-name="T4">r</text:span><text:span text:style-name="T4">t </text:span><text:span text:style-name="T4">a</text:span><text:span text:style-name="T4">n</text:span><text:span text:style-name="T4">d</text:span><text:span text:style-name="T4"> </text:span><text:span text:style-name="T4">i</text:span><text:span text:style-name="T4">n</text:span><text:span text:style-name="T4">s</text:span><text:span text:style-name="T4">t</text:span><text:span text:style-name="T4">a</text:span><text:span text:style-name="T4">n</text:span><text:span text:style-name="T4">t</text:span><text:span text:style-name="T4">i</text:span><text:span text:style-name="T4">a</text:span><text:span text:style-name="T4">t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e</text:span><text:span text:style-name="T4">t </text:span><text:span text:style-name="T4">p</text:span><text:span text:style-name="T4">a</text:span><text:span text:style-name="T4">r</text:span><text:span text:style-name="T4">a</text:span><text:span text:style-name="T4">m</text:span><text:span text:style-name="T4">e</text:span><text:span text:style-name="T4">t</text:span><text:span text:style-name="T4">e</text:span><text:span text:style-name="T4">r</text:span><text:span text:style-name="T4">s</text:span><text:span text:style-name="T4">:</text:span><text:span text:style-name="T4">t</text:span><text:span text:style-name="T4">h</text:span><text:span text:style-name="T4">e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o</text:span><text:span text:style-name="T4">f</text:span><text:span text:style-name="T4"> </text:span><text:span text:style-name="T4">n</text:span><text:span text:style-name="T4">e</text:span><text:span text:style-name="T4">i</text:span><text:span text:style-name="T4">g</text:span><text:span text:style-name="T4">h</text:span><text:span text:style-name="T4">b</text:span><text:span text:style-name="T4">o</text:span><text:span text:style-name="T4">r</text:span><text:span text:style-name="T4">s</text:span><text:span text:style-name="T4">=</text:span><text:span text:style-name="T4">3</text:span></text:p>
          </draw:text-box>
        </draw:frame>
        <draw:frame draw:style-name="gr1" draw:text-style-name="P2" draw:layer="layout" svg:width="0.388cm" svg:height="0.433cm" svg:x="17.026cm" svg:y="9.891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.132cm" svg:height="0.39cm" svg:x="3.811cm" svg:y="10.391cm">
          <draw:text-box>
            <text:p text:style-name="P1"><text:span text:style-name="T12">I</text:span><text:span text:style-name="T12">n</text:span><text:span text:style-name="T12">[</text:span><text:span text:style-name="T12">1</text:span><text:span text:style-name="T12">3</text:span><text:span text:style-name="T12">]</text:span><text:span text:style-name="T12">: </text:span></text:p>
          </draw:text-box>
        </draw:frame>
        <draw:frame draw:style-name="gr8" draw:text-style-name="P9" draw:layer="layout" svg:width="7.135cm" svg:height="0.353cm" svg:x="3.811cm" svg:y="10.819cm">
          <draw:text-box>
            <text:p text:style-name="P1"><text:span text:style-name="T13">f</text:span><text:span text:style-name="T13">r</text:span><text:span text:style-name="T13">o</text:span><text:span text:style-name="T13">m</text:span><text:span text:style-name="T13"> </text:span><text:span text:style-name="T14">s</text:span><text:span text:style-name="T14">k</text:span><text:span text:style-name="T14">l</text:span><text:span text:style-name="T14">e</text:span><text:span text:style-name="T14">a</text:span><text:span text:style-name="T14">r</text:span><text:span text:style-name="T14">n</text:span><text:span text:style-name="T14">.</text:span><text:span text:style-name="T14">n</text:span><text:span text:style-name="T14">e</text:span><text:span text:style-name="T14">i</text:span><text:span text:style-name="T14">g</text:span><text:span text:style-name="T14">h</text:span><text:span text:style-name="T14">b</text:span><text:span text:style-name="T14">o</text:span><text:span text:style-name="T14">r</text:span><text:span text:style-name="T14">s</text:span><text:span text:style-name="T14"> </text:span><text:span text:style-name="T13">i</text:span><text:span text:style-name="T13">m</text:span><text:span text:style-name="T13">p</text:span><text:span text:style-name="T13">o</text:span><text:span text:style-name="T13">r</text:span><text:span text:style-name="T13">t </text:span><text:span text:style-name="T15">K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5">C</text:span><text:span text:style-name="T15">l</text:span><text:span text:style-name="T15">a</text:span><text:span text:style-name="T15">s</text:span><text:span text:style-name="T15">s</text:span><text:span text:style-name="T15">i</text:span><text:span text:style-name="T15">f</text:span><text:span text:style-name="T15">i</text:span><text:span text:style-name="T15">e</text:span><text:span text:style-name="T15">r </text:span></text:p>
          </draw:text-box>
        </draw:frame>
        <draw:frame draw:style-name="gr8" draw:text-style-name="P9" draw:layer="layout" svg:width="5.662cm" svg:height="0.353cm" svg:x="3.811cm" svg:y="11.217cm">
          <draw:text-box>
            <text:p text:style-name="P1"><text:span text:style-name="T15">c</text:span><text:span text:style-name="T15">l</text:span><text:span text:style-name="T15">f </text:span><text:span text:style-name="T17">=</text:span><text:span text:style-name="T17"> </text:span><text:span text:style-name="T15">K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5">C</text:span><text:span text:style-name="T15">l</text:span><text:span text:style-name="T15">a</text:span><text:span text:style-name="T15">s</text:span><text:span text:style-name="T15">s</text:span><text:span text:style-name="T15">i</text:span><text:span text:style-name="T15">f</text:span><text:span text:style-name="T15">i</text:span><text:span text:style-name="T15">e</text:span><text:span text:style-name="T15">r</text:span><text:span text:style-name="T16">(</text:span><text:span text:style-name="T15">n</text:span><text:span text:style-name="T15">_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7">=</text:span><text:span text:style-name="T18">3</text:span><text:span text:style-name="T16">) </text:span></text:p>
          </draw:text-box>
        </draw:frame>
        <draw:frame draw:style-name="gr5" draw:text-style-name="P6" draw:layer="layout" svg:width="7.182cm" svg:height="0.471cm" svg:x="3.811cm" svg:y="11.613cm">
          <draw:text-box>
            <text:p text:style-name="P1"><text:span text:style-name="T4">f</text:span><text:span text:style-name="T4">i</text:span><text:span text:style-name="T4">t </text:span><text:span text:style-name="T4">t</text:span><text:span text:style-name="T4">h</text:span><text:span text:style-name="T4">e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i</text:span><text:span text:style-name="T4">f</text:span><text:span text:style-name="T4">i</text:span><text:span text:style-name="T4">e</text:span><text:span text:style-name="T4">r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s</text:span><text:span text:style-name="T4">e</text:span><text:span text:style-name="T4">t</text:span><text:span text:style-name="T4">. </text:span><text:span text:style-name="T4">F</text:span><text:span text:style-name="T4">o</text:span><text:span text:style-name="T4">r</text:span><text:span text:style-name="T4"> </text:span></text:p>
          </draw:text-box>
        </draw:frame>
        <draw:frame draw:style-name="gr7" draw:text-style-name="P8" draw:layer="layout" svg:width="3.164cm" svg:height="0.39cm" svg:x="10.991cm" svg:y="11.677cm">
          <draw:text-box>
            <text:p text:style-name="P1"><text:span text:style-name="T19">K</text:span><text:span text:style-name="T19">N</text:span><text:span text:style-name="T19">e</text:span><text:span text:style-name="T19">i</text:span><text:span text:style-name="T19">g</text:span><text:span text:style-name="T19">h</text:span><text:span text:style-name="T19">b</text:span><text:span text:style-name="T19">o</text:span><text:span text:style-name="T19">r</text:span><text:span text:style-name="T19">s</text:span><text:span text:style-name="T19">C</text:span><text:span text:style-name="T19">l</text:span><text:span text:style-name="T19">a</text:span><text:span text:style-name="T19">s</text:span><text:span text:style-name="T19">s</text:span><text:span text:style-name="T19">i</text:span><text:span text:style-name="T19">f</text:span><text:span text:style-name="T19">i</text:span><text:span text:style-name="T19">e</text:span><text:span text:style-name="T19">r </text:span></text:p>
          </draw:text-box>
        </draw:frame>
        <draw:frame draw:style-name="gr5" draw:text-style-name="P6" draw:layer="layout" svg:width="0.616cm" svg:height="0.471cm" svg:x="14.163cm" svg:y="11.613cm">
          <draw:text-box>
            <text:p text:style-name="P1"><text:span text:style-name="T4">t</text:span><text:span text:style-name="T4">h</text:span><text:span text:style-name="T4">i</text:span><text:span text:style-name="T4">s</text:span></text:p>
          </draw:text-box>
        </draw:frame>
        <draw:frame draw:style-name="gr1" draw:text-style-name="P2" draw:layer="layout" svg:width="0.388cm" svg:height="0.433cm" svg:x="14.777cm" svg:y="11.64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2.626cm" svg:height="0.471cm" svg:x="3.811cm" svg:y="12.138cm">
          <draw:text-box>
            <text:p text:style-name="P1"><text:span text:style-name="T4">m</text:span><text:span text:style-name="T4">e</text:span><text:span text:style-name="T4">a</text:span><text:span text:style-name="T4">n</text:span><text:span text:style-name="T4">s</text:span><text:span text:style-name="T4"> </text:span><text:span text:style-name="T4">s</text:span><text:span text:style-name="T4">t</text:span><text:span text:style-name="T4">o</text:span><text:span text:style-name="T4">r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</text:span><text:span text:style-name="T4">, </text:span><text:span text:style-name="T4">s</text:span><text:span text:style-name="T4">o</text:span><text:span text:style-name="T4"> </text:span><text:span text:style-name="T4">w</text:span><text:span text:style-name="T4">e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 </text:span><text:span text:style-name="T4">n</text:span><text:span text:style-name="T4">e</text:span><text:span text:style-name="T4">i</text:span><text:span text:style-name="T4">g</text:span><text:span text:style-name="T4">h</text:span><text:span text:style-name="T4">b</text:span><text:span text:style-name="T4">o</text:span><text:span text:style-name="T4">r</text:span><text:span text:style-name="T4">s</text:span><text:span text:style-name="T4"> </text:span><text:span text:style-name="T4">d</text:span><text:span text:style-name="T4">u</text:span><text:span text:style-name="T4">r</text:span><text:span text:style-name="T4">i</text:span><text:span text:style-name="T4">n</text:span><text:span text:style-name="T4">g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:</text:span></text:p>
          </draw:text-box>
        </draw:frame>
        <draw:frame draw:style-name="gr1" draw:text-style-name="P2" draw:layer="layout" svg:width="0.388cm" svg:height="0.433cm" svg:x="16.454cm" svg:y="12.168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.132cm" svg:height="0.39cm" svg:x="3.811cm" svg:y="12.668cm">
          <draw:text-box>
            <text:p text:style-name="P1"><text:span text:style-name="T12">I</text:span><text:span text:style-name="T12">n</text:span><text:span text:style-name="T12">[</text:span><text:span text:style-name="T12">1</text:span><text:span text:style-name="T12">4</text:span><text:span text:style-name="T12">]</text:span><text:span text:style-name="T12">: </text:span></text:p>
          </draw:text-box>
        </draw:frame>
        <draw:frame draw:style-name="gr8" draw:text-style-name="P9" draw:layer="layout" svg:width="3.033cm" svg:height="0.353cm" svg:x="3.811cm" svg:y="13.096cm">
          <draw:text-box>
            <text:p text:style-name="P1"><text:span text:style-name="T15">c</text:span><text:span text:style-name="T15">l</text:span><text:span text:style-name="T15">f</text:span><text:span text:style-name="T17">.</text:span><text:span text:style-name="T15">f</text:span><text:span text:style-name="T15">i</text:span><text:span text:style-name="T15">t</text:span><text:span text:style-name="T16">(</text:span><text:span text:style-name="T15">X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, </text:span><text:span text:style-name="T15">y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) </text:span></text:p>
          </draw:text-box>
        </draw:frame>
        <draw:frame draw:style-name="gr5" draw:text-style-name="P6" draw:layer="layout" svg:width="5.298cm" svg:height="0.471cm" svg:x="3.811cm" svg:y="13.493cm">
          <draw:text-box>
            <text:p text:style-name="P1"><text:span text:style-name="T4">M</text:span><text:span text:style-name="T4">a</text:span><text:span text:style-name="T4">k</text:span><text:span text:style-name="T4">e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b</text:span><text:span text:style-name="T4">y</text:span><text:span text:style-name="T4"> </text:span><text:span text:style-name="T4">c</text:span><text:span text:style-name="T4">a</text:span><text:span text:style-name="T4">l</text:span><text:span text:style-name="T4">l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/text:p>
          </draw:text-box>
        </draw:frame>
        <draw:frame draw:style-name="gr7" draw:text-style-name="P8" draw:layer="layout" svg:width="1.073cm" svg:height="0.39cm" svg:x="9.108cm" svg:y="13.557cm">
          <draw:text-box>
            <text:p text:style-name="P1"><text:span text:style-name="T19">p</text:span><text:span text:style-name="T19">r</text:span><text:span text:style-name="T19">e</text:span><text:span text:style-name="T19">d</text:span><text:span text:style-name="T19">i</text:span><text:span text:style-name="T19">c</text:span><text:span text:style-name="T19">t </text:span></text:p>
          </draw:text-box>
        </draw:frame>
        <draw:frame draw:style-name="gr5" draw:text-style-name="P6" draw:layer="layout" svg:width="7.995cm" svg:height="0.471cm" svg:x="10.179cm" svg:y="13.493cm">
          <draw:text-box>
            <text:p text:style-name="P1"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. </text:span><text:span text:style-name="T4">F</text:span><text:span text:style-name="T4">o</text:span><text:span text:style-name="T4">r</text:span><text:span text:style-name="T4"> </text:span><text:span text:style-name="T4">e</text:span><text:span text:style-name="T4">a</text:span><text:span text:style-name="T4">c</text:span><text:span text:style-name="T4">h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p</text:span><text:span text:style-name="T4">o</text:span><text:span text:style-name="T4">i</text:span><text:span text:style-name="T4">n</text:span><text:span text:style-name="T4">t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e</text:span><text:span text:style-name="T4">s</text:span><text:span text:style-name="T4">t </text:span><text:span text:style-name="T4">s</text:span><text:span text:style-name="T4">e</text:span><text:span text:style-name="T4">t</text:span><text:span text:style-name="T4">, </text:span><text:span text:style-name="T4">t</text:span><text:span text:style-name="T4">h</text:span><text:span text:style-name="T4">i</text:span><text:span text:style-name="T4">s</text:span><text:span text:style-name="T4"> </text:span></text:p>
          </draw:text-box>
        </draw:frame>
        <draw:frame draw:style-name="gr5" draw:text-style-name="P6" draw:layer="layout" svg:width="3.431cm" svg:height="0.471cm" svg:x="3.811cm" svg:y="14.018cm">
          <draw:text-box>
            <text:p text:style-name="P1"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s</text:span><text:span text:style-name="T4"> </text:span><text:span text:style-name="T4">i</text:span><text:span text:style-name="T4">t</text:span><text:span text:style-name="T4">s</text:span><text:span text:style-name="T4"> </text:span><text:span text:style-name="T4">n</text:span><text:span text:style-name="T4">e</text:span><text:span text:style-name="T4">a</text:span><text:span text:style-name="T4">r</text:span><text:span text:style-name="T4">e</text:span><text:span text:style-name="T4">s</text:span><text:span text:style-name="T4">t</text:span></text:p>
          </draw:text-box>
        </draw:frame>
        <draw:frame draw:style-name="gr1" draw:text-style-name="P2" draw:layer="layout" svg:width="0.388cm" svg:height="0.433cm" svg:x="7.245cm" svg:y="14.04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2.812cm" svg:height="0.471cm" svg:x="3.811cm" svg:y="14.544cm">
          <draw:text-box>
            <text:p text:style-name="P1"><text:span text:style-name="T4">n</text:span><text:span text:style-name="T4">e</text:span><text:span text:style-name="T4">i</text:span><text:span text:style-name="T4">g</text:span><text:span text:style-name="T4">h</text:span><text:span text:style-name="T4">b</text:span><text:span text:style-name="T4">o</text:span><text:span text:style-name="T4">r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s</text:span><text:span text:style-name="T4">e</text:span><text:span text:style-name="T4">t </text:span><text:span text:style-name="T4">a</text:span><text:span text:style-name="T4">n</text:span><text:span text:style-name="T4">d</text:span><text:span text:style-name="T4"> </text:span><text:span text:style-name="T4">f</text:span><text:span text:style-name="T4">i</text:span><text:span text:style-name="T4">n</text:span><text:span text:style-name="T4">d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o</text:span><text:span text:style-name="T4">s</text:span><text:span text:style-name="T4">t </text:span><text:span text:style-name="T4">c</text:span><text:span text:style-name="T4">o</text:span><text:span text:style-name="T4">m</text:span><text:span text:style-name="T4">m</text:span><text:span text:style-name="T4">o</text:span><text:span text:style-name="T4">n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a</text:span><text:span text:style-name="T4">m</text:span><text:span text:style-name="T4">o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s</text:span><text:span text:style-name="T4">e</text:span><text:span text:style-name="T4">:</text:span></text:p>
          </draw:text-box>
        </draw:frame>
        <draw:frame draw:style-name="gr1" draw:text-style-name="P2" draw:layer="layout" svg:width="0.388cm" svg:height="0.433cm" svg:x="16.632cm" svg:y="14.574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.043cm" svg:height="0.39cm" svg:x="3.811cm" svg:y="15.078cm">
          <draw:text-box>
            <text:p text:style-name="P1"><text:span text:style-name="T12">I</text:span><text:span text:style-name="T12">n</text:span><text:span text:style-name="T12">[</text:span><text:span text:style-name="T12">1</text:span><text:span text:style-name="T12">5</text:span><text:span text:style-name="T12">]</text:span><text:span text:style-name="T12">:</text:span></text:p>
          </draw:text-box>
        </draw:frame>
        <draw:frame draw:style-name="gr1" draw:text-style-name="P2" draw:layer="layout" svg:width="0.388cm" svg:height="0.39cm" svg:x="4.848cm" svg:y="15.09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6.149cm" svg:height="0.39cm" svg:x="3.811cm" svg:y="15.573cm">
          <draw:text-box>
            <text:p text:style-name="P1"><text:span text:style-name="T9">R</text:span><text:span text:style-name="T9">e</text:span><text:span text:style-name="T9">a</text:span><text:span text:style-name="T9">d</text:span><text:span text:style-name="T9">i</text:span><text:span text:style-name="T9">n</text:span><text:span text:style-name="T9">g</text:span><text:span text:style-name="T9"> </text:span><text:span text:style-name="T9">r</text:span><text:span text:style-name="T9">e</text:span><text:span text:style-name="T9">p</text:span><text:span text:style-name="T9">o</text:span><text:span text:style-name="T9">r</text:span><text:span text:style-name="T9">t</text:span><text:span text:style-name="T9"> </text:span><text:span text:style-name="T9">b</text:span><text:span text:style-name="T9">y</text:span><text:span text:style-name="T9"> </text:span><text:span text:style-name="T9">k</text:span><text:span text:style-name="T9">h</text:span><text:span text:style-name="T9">a</text:span><text:span text:style-name="T9">l</text:span><text:span text:style-name="T9">i</text:span><text:span text:style-name="T9">d</text:span><text:span text:style-name="T9">i </text:span><text:span text:style-name="T9">H</text:span><text:span text:style-name="T9">a</text:span><text:span text:style-name="T9">s</text:span><text:span text:style-name="T9">s</text:span><text:span text:style-name="T9">a</text:span><text:span text:style-name="T9">n</text:span><text:span text:style-name="T9"> </text:span><text:span text:style-name="T9">2</text:span><text:span text:style-name="T9">0</text:span><text:span text:style-name="T9">1</text:span><text:span text:style-name="T9">9</text:span><text:span text:style-name="T9"> </text:span></text:p>
          </draw:text-box>
        </draw:frame>
        <draw:frame draw:style-name="gr8" draw:text-style-name="P9" draw:layer="layout" svg:width="7.677cm" svg:height="0.353cm" svg:x="3.811cm" svg:y="16.018cm">
          <draw:text-box>
            <text:p text:style-name="P1"><text:span text:style-name="T13">p</text:span><text:span text:style-name="T13">r</text:span><text:span text:style-name="T13">i</text:span><text:span text:style-name="T13">n</text:span><text:span text:style-name="T13">t</text:span><text:span text:style-name="T16">(</text:span><text:span text:style-name="T20">"</text:span><text:span text:style-name="T20">T</text:span><text:span text:style-name="T20">e</text:span><text:span text:style-name="T20">s</text:span><text:span text:style-name="T20">t </text:span><text:span text:style-name="T20">s</text:span><text:span text:style-name="T20">e</text:span><text:span text:style-name="T20">t </text:span><text:span text:style-name="T20">p</text:span><text:span text:style-name="T20">r</text:span><text:span text:style-name="T20">e</text:span><text:span text:style-name="T20">d</text:span><text:span text:style-name="T20">i</text:span><text:span text:style-name="T20">c</text:span><text:span text:style-name="T20">t</text:span><text:span text:style-name="T20">i</text:span><text:span text:style-name="T20">o</text:span><text:span text:style-name="T20">n</text:span><text:span text:style-name="T20">s</text:span><text:span text:style-name="T20">: </text:span><text:span text:style-name="T20">{</text:span><text:span text:style-name="T20">}</text:span><text:span text:style-name="T20">"</text:span><text:span text:style-name="T17">.</text:span><text:span text:style-name="T15">f</text:span><text:span text:style-name="T15">o</text:span><text:span text:style-name="T15">r</text:span><text:span text:style-name="T15">m</text:span><text:span text:style-name="T15">a</text:span><text:span text:style-name="T15">t</text:span><text:span text:style-name="T16">(</text:span><text:span text:style-name="T15">c</text:span><text:span text:style-name="T15">l</text:span><text:span text:style-name="T15">f</text:span><text:span text:style-name="T17">.</text:span><text:span text:style-name="T15">p</text:span><text:span text:style-name="T15">r</text:span><text:span text:style-name="T15">e</text:span><text:span text:style-name="T15">d</text:span><text:span text:style-name="T15">i</text:span><text:span text:style-name="T15">c</text:span><text:span text:style-name="T15">t</text:span><text:span text:style-name="T16">(</text:span><text:span text:style-name="T15">X</text:span><text:span text:style-name="T15">_</text:span><text:span text:style-name="T15">t</text:span><text:span text:style-name="T15">e</text:span><text:span text:style-name="T15">s</text:span><text:span text:style-name="T15">t</text:span><text:span text:style-name="T16">)</text:span><text:span text:style-name="T16">)</text:span><text:span text:style-name="T16">) </text:span></text:p>
          </draw:text-box>
        </draw:frame>
        <draw:frame draw:style-name="gr7" draw:text-style-name="P8" draw:layer="layout" svg:width="1.391cm" svg:height="0.39cm" svg:x="3.811cm" svg:y="16.42cm">
          <draw:text-box>
            <text:p text:style-name="P1"><text:span text:style-name="T12">O</text:span><text:span text:style-name="T12">u</text:span><text:span text:style-name="T12">t</text:span><text:span text:style-name="T12">[</text:span><text:span text:style-name="T12">1</text:span><text:span text:style-name="T12">5</text:span><text:span text:style-name="T12">]</text:span><text:span text:style-name="T12">: </text:span></text:p>
          </draw:text-box>
        </draw:frame>
        <draw:frame draw:style-name="gr8" draw:text-style-name="P9" draw:layer="layout" svg:width="4.549cm" svg:height="0.353cm" svg:x="3.811cm" svg:y="16.848cm">
          <draw:text-box>
            <text:p text:style-name="P1"><text:span text:style-name="T16">T</text:span><text:span text:style-name="T16">e</text:span><text:span text:style-name="T16">s</text:span><text:span text:style-name="T16">t </text:span><text:span text:style-name="T16">s</text:span><text:span text:style-name="T16">e</text:span><text:span text:style-name="T16">t </text:span><text:span text:style-name="T16">p</text:span><text:span text:style-name="T16">r</text:span><text:span text:style-name="T16">e</text:span><text:span text:style-name="T16">d</text:span><text:span text:style-name="T16">i</text:span><text:span text:style-name="T16">c</text:span><text:span text:style-name="T16">t</text:span><text:span text:style-name="T16">i</text:span><text:span text:style-name="T16">o</text:span><text:span text:style-name="T16">n</text:span><text:span text:style-name="T16">s</text:span><text:span text:style-name="T16">: </text:span><text:span text:style-name="T16">[</text:span><text:span text:style-name="T16">1</text:span><text:span text:style-name="T16"> </text:span><text:span text:style-name="T16">0</text:span><text:span text:style-name="T16"> </text:span><text:span text:style-name="T16">1</text:span><text:span text:style-name="T16"> </text:span><text:span text:style-name="T16">0</text:span><text:span text:style-name="T16"> </text:span><text:span text:style-name="T16">1</text:span><text:span text:style-name="T16"> </text:span><text:span text:style-name="T16">0</text:span><text:span text:style-name="T16"> </text:span><text:span text:style-name="T16">0</text:span><text:span text:style-name="T16">] </text:span></text:p>
          </draw:text-box>
        </draw:frame>
        <draw:frame draw:style-name="gr5" draw:text-style-name="P6" draw:layer="layout" svg:width="10.323cm" svg:height="0.471cm" svg:x="3.811cm" svg:y="17.244cm">
          <draw:text-box>
            <text:p text:style-name="P1"><text:span text:style-name="T4">T</text:span><text:span text:style-name="T4">o</text:span><text:span text:style-name="T4"> </text:span><text:span text:style-name="T4">e</text:span><text:span text:style-name="T4">v</text:span><text:span text:style-name="T4">a</text:span><text:span text:style-name="T4">l</text:span><text:span text:style-name="T4">u</text:span><text:span text:style-name="T4">a</text:span><text:span text:style-name="T4">t</text:span><text:span text:style-name="T4">e</text:span><text:span text:style-name="T4"> </text:span><text:span text:style-name="T4">h</text:span><text:span text:style-name="T4">o</text:span><text:span text:style-name="T4">w</text:span><text:span text:style-name="T4"> </text:span><text:span text:style-name="T4">w</text:span><text:span text:style-name="T4">e</text:span><text:span text:style-name="T4">l</text:span><text:span text:style-name="T4">l </text:span><text:span text:style-name="T4">o</text:span><text:span text:style-name="T4">u</text:span><text:span text:style-name="T4">r</text:span><text:span text:style-name="T4"> </text:span><text:span text:style-name="T4">m</text:span><text:span text:style-name="T4">o</text:span><text:span text:style-name="T4">d</text:span><text:span text:style-name="T4">e</text:span><text:span text:style-name="T4">l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l</text:span><text:span text:style-name="T4">i</text:span><text:span text:style-name="T4">z</text:span><text:span text:style-name="T4">e</text:span><text:span text:style-name="T4">s</text:span><text:span text:style-name="T4">, </text:span><text:span text:style-name="T4">w</text:span><text:span text:style-name="T4">e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a</text:span><text:span text:style-name="T4">l</text:span><text:span text:style-name="T4">l </text:span><text:span text:style-name="T4">t</text:span><text:span text:style-name="T4">h</text:span><text:span text:style-name="T4">e</text:span><text:span text:style-name="T4"> </text:span></text:p>
          </draw:text-box>
        </draw:frame>
        <draw:frame draw:style-name="gr7" draw:text-style-name="P8" draw:layer="layout" svg:width="0.836cm" svg:height="0.39cm" svg:x="14.155cm" svg:y="17.309cm">
          <draw:text-box>
            <text:p text:style-name="P1"><text:span text:style-name="T19">s</text:span><text:span text:style-name="T19">c</text:span><text:span text:style-name="T19">o</text:span><text:span text:style-name="T19">r</text:span><text:span text:style-name="T19">e</text:span><text:span text:style-name="T19"> </text:span></text:p>
          </draw:text-box>
        </draw:frame>
        <draw:frame draw:style-name="gr5" draw:text-style-name="P6" draw:layer="layout" svg:width="2.754cm" svg:height="0.471cm" svg:x="14.988cm" svg:y="17.244cm">
          <draw:text-box>
            <text:p text:style-name="P1"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/text:p>
          </draw:text-box>
        </draw:frame>
        <draw:frame draw:style-name="gr1" draw:text-style-name="P2" draw:layer="layout" svg:width="0.388cm" svg:height="0.433cm" svg:x="17.745cm" svg:y="17.27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6.276cm" svg:height="0.471cm" svg:x="3.811cm" svg:y="17.769cm">
          <draw:text-box>
            <text:p text:style-name="P1"><text:span text:style-name="T4">t</text:span><text:span text:style-name="T4">e</text:span><text:span text:style-name="T4">s</text:span><text:span text:style-name="T4">t </text:span><text:span text:style-name="T4">d</text:span><text:span text:style-name="T4">a</text:span><text:span text:style-name="T4">t</text:span><text:span text:style-name="T4">a</text:span><text:span text:style-name="T4"> </text:span><text:span text:style-name="T4">t</text:span><text:span text:style-name="T4">o</text:span><text:span text:style-name="T4">g</text:span><text:span text:style-name="T4">e</text:span><text:span text:style-name="T4">t</text:span><text:span text:style-name="T4">h</text:span><text:span text:style-name="T4">e</text:span><text:span text:style-name="T4">r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e</text:span><text:span text:style-name="T4">s</text:span><text:span text:style-name="T4">t </text:span><text:span text:style-name="T4">l</text:span><text:span text:style-name="T4">a</text:span><text:span text:style-name="T4">b</text:span><text:span text:style-name="T4">e</text:span><text:span text:style-name="T4">l</text:span><text:span text:style-name="T4">s</text:span><text:span text:style-name="T4">:</text:span></text:p>
          </draw:text-box>
        </draw:frame>
        <draw:frame draw:style-name="gr1" draw:text-style-name="P2" draw:layer="layout" svg:width="0.388cm" svg:height="0.433cm" svg:x="10.09cm" svg:y="17.8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.132cm" svg:height="0.39cm" svg:x="3.811cm" svg:y="18.299cm">
          <draw:text-box>
            <text:p text:style-name="P1"><text:span text:style-name="T12">I</text:span><text:span text:style-name="T12">n</text:span><text:span text:style-name="T12">[</text:span><text:span text:style-name="T12">1</text:span><text:span text:style-name="T12">6</text:span><text:span text:style-name="T12">]</text:span><text:span text:style-name="T12">: </text:span></text:p>
          </draw:text-box>
        </draw:frame>
        <draw:frame draw:style-name="gr8" draw:text-style-name="P9" draw:layer="layout" svg:width="8.528cm" svg:height="0.353cm" svg:x="3.811cm" svg:y="18.731cm">
          <draw:text-box>
            <text:p text:style-name="P1"><text:span text:style-name="T13">p</text:span><text:span text:style-name="T13">r</text:span><text:span text:style-name="T13">i</text:span><text:span text:style-name="T13">n</text:span><text:span text:style-name="T13">t</text:span><text:span text:style-name="T16">(</text:span><text:span text:style-name="T20">"</text:span><text:span text:style-name="T20">T</text:span><text:span text:style-name="T20">e</text:span><text:span text:style-name="T20">s</text:span><text:span text:style-name="T20">t </text:span><text:span text:style-name="T20">s</text:span><text:span text:style-name="T20">e</text:span><text:span text:style-name="T20">t </text:span><text:span text:style-name="T20">a</text:span><text:span text:style-name="T20">c</text:span><text:span text:style-name="T20">c</text:span><text:span text:style-name="T20">u</text:span><text:span text:style-name="T20">r</text:span><text:span text:style-name="T20">a</text:span><text:span text:style-name="T20">c</text:span><text:span text:style-name="T20">y</text:span><text:span text:style-name="T20">: </text:span><text:span text:style-name="T20">{</text:span><text:span text:style-name="T20">:</text:span><text:span text:style-name="T20">.</text:span><text:span text:style-name="T20">2</text:span><text:span text:style-name="T20">f</text:span><text:span text:style-name="T20">}</text:span><text:span text:style-name="T20">"</text:span><text:span text:style-name="T17">.</text:span><text:span text:style-name="T15">f</text:span><text:span text:style-name="T15">o</text:span><text:span text:style-name="T15">r</text:span><text:span text:style-name="T15">m</text:span><text:span text:style-name="T15">a</text:span><text:span text:style-name="T15">t</text:span><text:span text:style-name="T16">(</text:span><text:span text:style-name="T15">c</text:span><text:span text:style-name="T15">l</text:span><text:span text:style-name="T15">f</text:span><text:span text:style-name="T17">.</text:span><text:span text:style-name="T15">s</text:span><text:span text:style-name="T15">c</text:span><text:span text:style-name="T15">o</text:span><text:span text:style-name="T15">r</text:span><text:span text:style-name="T15">e</text:span><text:span text:style-name="T16">(</text:span><text:span text:style-name="T15">X</text:span><text:span text:style-name="T15">_</text:span><text:span text:style-name="T15">t</text:span><text:span text:style-name="T15">e</text:span><text:span text:style-name="T15">s</text:span><text:span text:style-name="T15">t</text:span><text:span text:style-name="T16">, </text:span><text:span text:style-name="T15">y</text:span><text:span text:style-name="T15">_</text:span><text:span text:style-name="T15">t</text:span><text:span text:style-name="T15">e</text:span><text:span text:style-name="T15">s</text:span><text:span text:style-name="T15">t</text:span><text:span text:style-name="T16">)</text:span><text:span text:style-name="T16">)</text:span><text:span text:style-name="T16">) </text:span></text:p>
          </draw:text-box>
        </draw:frame>
        <draw:frame draw:style-name="gr7" draw:text-style-name="P8" draw:layer="layout" svg:width="1.391cm" svg:height="0.39cm" svg:x="3.811cm" svg:y="19.133cm">
          <draw:text-box>
            <text:p text:style-name="P1"><text:span text:style-name="T12">O</text:span><text:span text:style-name="T12">u</text:span><text:span text:style-name="T12">t</text:span><text:span text:style-name="T12">[</text:span><text:span text:style-name="T12">1</text:span><text:span text:style-name="T12">6</text:span><text:span text:style-name="T12">]</text:span><text:span text:style-name="T12">: </text:span></text:p>
          </draw:text-box>
        </draw:frame>
        <draw:frame draw:style-name="gr8" draw:text-style-name="P9" draw:layer="layout" svg:width="2.999cm" svg:height="0.353cm" svg:x="3.811cm" svg:y="19.561cm">
          <draw:text-box>
            <text:p text:style-name="P1"><text:span text:style-name="T16">T</text:span><text:span text:style-name="T16">e</text:span><text:span text:style-name="T16">s</text:span><text:span text:style-name="T16">t </text:span><text:span text:style-name="T16">s</text:span><text:span text:style-name="T16">e</text:span><text:span text:style-name="T16">t </text:span><text:span text:style-name="T16">a</text:span><text:span text:style-name="T16">c</text:span><text:span text:style-name="T16">c</text:span><text:span text:style-name="T16">u</text:span><text:span text:style-name="T16">r</text:span><text:span text:style-name="T16">a</text:span><text:span text:style-name="T16">c</text:span><text:span text:style-name="T16">y</text:span><text:span text:style-name="T16">: </text:span><text:span text:style-name="T16">0</text:span><text:span text:style-name="T16">.</text:span><text:span text:style-name="T16">8</text:span><text:span text:style-name="T16">6</text:span><text:span text:style-name="T16"> </text:span></text:p>
          </draw:text-box>
        </draw:frame>
        <draw:frame draw:style-name="gr5" draw:text-style-name="P6" draw:layer="layout" svg:width="14.306cm" svg:height="0.471cm" svg:x="3.811cm" svg:y="19.958cm">
          <draw:text-box>
            <text:p text:style-name="P1"><text:span text:style-name="T4">W</text:span><text:span text:style-name="T4">e</text:span><text:span text:style-name="T4"> </text:span><text:span text:style-name="T4">s</text:span><text:span text:style-name="T4">e</text:span><text:span text:style-name="T4">e</text:span><text:span text:style-name="T4"> </text:span><text:span text:style-name="T4">t</text:span><text:span text:style-name="T4">h</text:span><text:span text:style-name="T4">a</text:span><text:span text:style-name="T4">t </text:span><text:span text:style-name="T4">o</text:span><text:span text:style-name="T4">u</text:span><text:span text:style-name="T4">r</text:span><text:span text:style-name="T4"> </text:span><text:span text:style-name="T4">m</text:span><text:span text:style-name="T4">o</text:span><text:span text:style-name="T4">d</text:span><text:span text:style-name="T4">e</text:span><text:span text:style-name="T4">l </text:span><text:span text:style-name="T4">i</text:span><text:span text:style-name="T4">s</text:span><text:span text:style-name="T4"> </text:span><text:span text:style-name="T4">a</text:span><text:span text:style-name="T4">b</text:span><text:span text:style-name="T4">o</text:span><text:span text:style-name="T4">u</text:span><text:span text:style-name="T4">t </text:span><text:span text:style-name="T4">8</text:span><text:span text:style-name="T4">6</text:span><text:span text:style-name="T4">%</text:span><text:span text:style-name="T4"> </text:span><text:span text:style-name="T4">a</text:span><text:span text:style-name="T4">c</text:span><text:span text:style-name="T4">c</text:span><text:span text:style-name="T4">u</text:span><text:span text:style-name="T4">r</text:span><text:span text:style-name="T4">a</text:span><text:span text:style-name="T4">t</text:span><text:span text:style-name="T4">e</text:span><text:span text:style-name="T4">, </text:span><text:span text:style-name="T4">m</text:span><text:span text:style-name="T4">e</text:span><text:span text:style-name="T4">a</text:span><text:span text:style-name="T4">n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o</text:span><text:span text:style-name="T4">d</text:span><text:span text:style-name="T4">e</text:span><text:span text:style-name="T4">l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e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/text:p>
          </draw:text-box>
        </draw:frame>
        <draw:frame draw:style-name="gr1" draw:text-style-name="P2" draw:layer="layout" svg:width="0.388cm" svg:height="0.433cm" svg:x="18.143cm" svg:y="19.98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8.663cm" svg:height="0.471cm" svg:x="3.811cm" svg:y="20.488cm">
          <draw:text-box>
            <text:p text:style-name="P1"><text:span text:style-name="T4">c</text:span><text:span text:style-name="T4">o</text:span><text:span text:style-name="T4">r</text:span><text:span text:style-name="T4">r</text:span><text:span text:style-name="T4">e</text:span><text:span text:style-name="T4">c</text:span><text:span text:style-name="T4">t</text:span><text:span text:style-name="T4">l</text:span><text:span text:style-name="T4">y</text:span><text:span text:style-name="T4"> </text:span><text:span text:style-name="T4">f</text:span><text:span text:style-name="T4">o</text:span><text:span text:style-name="T4">r</text:span><text:span text:style-name="T4"> </text:span><text:span text:style-name="T4">8</text:span><text:span text:style-name="T4">6</text:span><text:span text:style-name="T4">%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a</text:span><text:span text:style-name="T4">m</text:span><text:span text:style-name="T4">p</text:span><text:span text:style-name="T4">l</text:span><text:span text:style-name="T4">e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e</text:span><text:span text:style-name="T4">s</text:span><text:span text:style-name="T4">t </text:span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</text:span><text:span text:style-name="T4">.</text:span></text:p>
          </draw:text-box>
        </draw:frame>
        <draw:frame draw:style-name="gr1" draw:text-style-name="P2" draw:layer="layout" svg:width="0.388cm" svg:height="0.433cm" svg:x="12.491cm" svg:y="20.51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5.73cm" svg:height="0.471cm" svg:x="3.811cm" svg:y="21.022cm">
          <draw:text-box>
            <text:p text:style-name="P1"><text:span text:style-name="T7">A</text:span><text:span text:style-name="T7">n</text:span><text:span text:style-name="T7">a</text:span><text:span text:style-name="T7">l</text:span><text:span text:style-name="T7">y</text:span><text:span text:style-name="T7">z</text:span><text:span text:style-name="T7">i</text:span><text:span text:style-name="T7">n</text:span><text:span text:style-name="T7">g</text:span><text:span text:style-name="T7"> </text:span><text:span text:style-name="T7">K</text:span><text:span text:style-name="T7">N</text:span><text:span text:style-name="T7">e</text:span><text:span text:style-name="T7">i</text:span><text:span text:style-name="T7">g</text:span><text:span text:style-name="T7">h</text:span><text:span text:style-name="T7">b</text:span><text:span text:style-name="T7">o</text:span><text:span text:style-name="T7">r</text:span><text:span text:style-name="T7">s</text:span><text:span text:style-name="T7">C</text:span><text:span text:style-name="T7">l</text:span><text:span text:style-name="T7">a</text:span><text:span text:style-name="T7">s</text:span><text:span text:style-name="T7">s</text:span><text:span text:style-name="T7">i</text:span><text:span text:style-name="T7">f</text:span><text:span text:style-name="T7">e</text:span><text:span text:style-name="T7">r</text:span></text:p>
          </draw:text-box>
        </draw:frame>
        <draw:frame draw:style-name="gr1" draw:text-style-name="P2" draw:layer="layout" svg:width="0.388cm" svg:height="0.433cm" svg:x="9.539cm" svg:y="21.052cm">
          <draw:text-box>
            <text:p text:style-name="P1"><text:span text:style-name="T21"><text:s/></text:span></text:p>
          </draw:text-box>
        </draw:frame>
        <draw:frame draw:style-name="gr1" draw:text-style-name="P2" draw:layer="layout" svg:width="2.961cm" svg:height="0.433cm" svg:x="3.811cm" svg:y="21.708cm">
          <draw:text-box>
            <text:p text:style-name="P1"><text:span text:style-name="T22">d</text:span><text:span text:style-name="T22">e</text:span><text:span text:style-name="T22">c</text:span><text:span text:style-name="T22">i</text:span><text:span text:style-name="T22">s</text:span><text:span text:style-name="T22">i</text:span><text:span text:style-name="T22">o</text:span><text:span text:style-name="T22">n</text:span><text:span text:style-name="T22"> </text:span><text:span text:style-name="T22">b</text:span><text:span text:style-name="T22">o</text:span><text:span text:style-name="T22">u</text:span><text:span text:style-name="T22">n</text:span><text:span text:style-name="T22">d</text:span><text:span text:style-name="T22">a</text:span><text:span text:style-name="T22">r</text:span><text:span text:style-name="T22">y</text:span></text:p>
          </draw:text-box>
        </draw:frame>
        <draw:frame draw:style-name="gr4" draw:text-style-name="P5" draw:layer="layout" svg:width="0.562cm" svg:height="0.628cm" svg:x="6.757cm" svg:y="21.553cm">
          <draw:text-box>
            <text:p text:style-name="P1"><text:span text:style-name="T3">,</text:span></text:p>
          </draw:text-box>
        </draw:frame>
        <draw:frame draw:style-name="gr1" draw:text-style-name="P2" draw:layer="layout" svg:width="0.388cm" svg:height="0.433cm" svg:x="6.898cm" svg:y="21.708cm">
          <draw:text-box>
            <text:p text:style-name="P1"><text:span text:style-name="T21"><text:s/></text:span></text:p>
          </draw:text-box>
        </draw:frame>
        <draw:frame draw:style-name="gr7" draw:text-style-name="P8" draw:layer="layout" svg:width="1.132cm" svg:height="0.39cm" svg:x="3.811cm" svg:y="22.241cm">
          <draw:text-box>
            <text:p text:style-name="P1"><text:span text:style-name="T12">I</text:span><text:span text:style-name="T12">n</text:span><text:span text:style-name="T12">[</text:span><text:span text:style-name="T12">1</text:span><text:span text:style-name="T12">7</text:span><text:span text:style-name="T12">]</text:span><text:span text:style-name="T12">: </text:span></text:p>
          </draw:text-box>
        </draw:frame>
        <draw:frame draw:style-name="gr8" draw:text-style-name="P9" draw:layer="layout" svg:width="5.723cm" svg:height="0.353cm" svg:x="3.811cm" svg:y="22.674cm">
          <draw:text-box>
            <text:p text:style-name="P1"><text:span text:style-name="T15">f</text:span><text:span text:style-name="T15">i</text:span><text:span text:style-name="T15">g</text:span><text:span text:style-name="T16">, </text:span><text:span text:style-name="T15">a</text:span><text:span text:style-name="T15">x</text:span><text:span text:style-name="T15">e</text:span><text:span text:style-name="T15">s</text:span><text:span text:style-name="T15"> </text:span><text:span text:style-name="T17">=</text:span><text:span text:style-name="T17"> </text:span><text:span text:style-name="T15">p</text:span><text:span text:style-name="T15">l</text:span><text:span text:style-name="T15">t</text:span><text:span text:style-name="T17">.</text:span><text:span text:style-name="T15">s</text:span><text:span text:style-name="T15">u</text:span><text:span text:style-name="T15">b</text:span><text:span text:style-name="T15">p</text:span><text:span text:style-name="T15">l</text:span><text:span text:style-name="T15">o</text:span><text:span text:style-name="T15">t</text:span><text:span text:style-name="T15">s</text:span><text:span text:style-name="T16">(</text:span><text:span text:style-name="T18">1</text:span><text:span text:style-name="T16">, </text:span><text:span text:style-name="T18">3</text:span><text:span text:style-name="T16">, </text:span><text:span text:style-name="T15">f</text:span><text:span text:style-name="T15">i</text:span><text:span text:style-name="T15">g</text:span><text:span text:style-name="T15">s</text:span><text:span text:style-name="T15">i</text:span><text:span text:style-name="T15">z</text:span><text:span text:style-name="T15">e</text:span><text:span text:style-name="T17">=</text:span><text:span text:style-name="T16">(</text:span><text:span text:style-name="T18">1</text:span><text:span text:style-name="T18">0</text:span><text:span text:style-name="T16">, </text:span><text:span text:style-name="T18">3</text:span><text:span text:style-name="T16">)</text:span><text:span text:style-name="T16">) </text:span></text:p>
          </draw:text-box>
        </draw:frame>
        <draw:frame draw:style-name="gr8" draw:text-style-name="P9" draw:layer="layout" svg:width="5.472cm" svg:height="0.353cm" svg:x="3.811cm" svg:y="23.067cm">
          <draw:text-box>
            <text:p text:style-name="P1"><text:span text:style-name="T13">f</text:span><text:span text:style-name="T13">o</text:span><text:span text:style-name="T13">r</text:span><text:span text:style-name="T13"> </text:span><text:span text:style-name="T15">n</text:span><text:span text:style-name="T15">_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6">, </text:span><text:span text:style-name="T15">a</text:span><text:span text:style-name="T15">x</text:span><text:span text:style-name="T15"> </text:span><text:span text:style-name="T23">i</text:span><text:span text:style-name="T23">n</text:span><text:span text:style-name="T23"> </text:span><text:span text:style-name="T24">z</text:span><text:span text:style-name="T24">i</text:span><text:span text:style-name="T24">p</text:span><text:span text:style-name="T16">(</text:span><text:span text:style-name="T16">[</text:span><text:span text:style-name="T18">1</text:span><text:span text:style-name="T16">, </text:span><text:span text:style-name="T18">3</text:span><text:span text:style-name="T16">, </text:span><text:span text:style-name="T18">9</text:span><text:span text:style-name="T16">]</text:span><text:span text:style-name="T16">, </text:span><text:span text:style-name="T15">a</text:span><text:span text:style-name="T15">x</text:span><text:span text:style-name="T15">e</text:span><text:span text:style-name="T15">s</text:span><text:span text:style-name="T16">)</text:span><text:span text:style-name="T16">: </text:span></text:p>
          </draw:text-box>
        </draw:frame>
        <draw:frame draw:style-name="gr8" draw:text-style-name="P9" draw:layer="layout" svg:width="7.779cm" svg:height="0.353cm" svg:x="3.811cm" svg:y="23.461cm">
          <draw:text-box>
            <text:p text:style-name="P1"><text:span text:style-name="T25">#</text:span><text:span text:style-name="T25"> </text:span><text:span text:style-name="T25">t</text:span><text:span text:style-name="T25">h</text:span><text:span text:style-name="T25">e</text:span><text:span text:style-name="T25"> </text:span><text:span text:style-name="T25">f</text:span><text:span text:style-name="T25">i</text:span><text:span text:style-name="T25">t </text:span><text:span text:style-name="T25">m</text:span><text:span text:style-name="T25">e</text:span><text:span text:style-name="T25">t</text:span><text:span text:style-name="T25">h</text:span><text:span text:style-name="T25">o</text:span><text:span text:style-name="T25">d</text:span><text:span text:style-name="T25"> </text:span><text:span text:style-name="T25">r</text:span><text:span text:style-name="T25">e</text:span><text:span text:style-name="T25">t</text:span><text:span text:style-name="T25">u</text:span><text:span text:style-name="T25">r</text:span><text:span text:style-name="T25">n</text:span><text:span text:style-name="T25">s</text:span><text:span text:style-name="T25"> </text:span><text:span text:style-name="T25">t</text:span><text:span text:style-name="T25">h</text:span><text:span text:style-name="T25">e</text:span><text:span text:style-name="T25"> </text:span><text:span text:style-name="T25">o</text:span><text:span text:style-name="T25">b</text:span><text:span text:style-name="T25">j</text:span><text:span text:style-name="T25">e</text:span><text:span text:style-name="T25">c</text:span><text:span text:style-name="T25">t </text:span><text:span text:style-name="T25">s</text:span><text:span text:style-name="T25">e</text:span><text:span text:style-name="T25">l</text:span><text:span text:style-name="T25">f</text:span><text:span text:style-name="T25">, </text:span><text:span text:style-name="T25">s</text:span><text:span text:style-name="T25">o</text:span><text:span text:style-name="T25"> </text:span><text:span text:style-name="T25">w</text:span><text:span text:style-name="T25">e</text:span><text:span text:style-name="T25"> </text:span><text:span text:style-name="T25">c</text:span><text:span text:style-name="T25">a</text:span><text:span text:style-name="T25">n</text:span><text:span text:style-name="T25"> </text:span><text:span text:style-name="T25">i</text:span><text:span text:style-name="T25">n</text:span><text:span text:style-name="T25">s</text:span><text:span text:style-name="T25">t</text:span><text:span text:style-name="T25">a</text:span><text:span text:style-name="T25">n</text:span><text:span text:style-name="T25">t</text:span><text:span text:style-name="T25">i</text:span><text:span text:style-name="T25">a</text:span><text:span text:style-name="T25">t</text:span><text:span text:style-name="T25">e</text:span><text:span text:style-name="T25"> </text:span></text:p>
          </draw:text-box>
        </draw:frame>
        <draw:frame draw:style-name="gr8" draw:text-style-name="P9" draw:layer="layout" svg:width="2.584cm" svg:height="0.353cm" svg:x="3.811cm" svg:y="23.855cm">
          <draw:text-box>
            <text:p text:style-name="P1"><text:span text:style-name="T25">#</text:span><text:span text:style-name="T25"> </text:span><text:span text:style-name="T25">a</text:span><text:span text:style-name="T25">n</text:span><text:span text:style-name="T25">d</text:span><text:span text:style-name="T25"> </text:span><text:span text:style-name="T25">f</text:span><text:span text:style-name="T25">i</text:span><text:span text:style-name="T25">t </text:span><text:span text:style-name="T25">i</text:span><text:span text:style-name="T25">n</text:span><text:span text:style-name="T25"> </text:span><text:span text:style-name="T25">o</text:span><text:span text:style-name="T25">n</text:span><text:span text:style-name="T25">e</text:span><text:span text:style-name="T25"> </text:span><text:span text:style-name="T25">l</text:span><text:span text:style-name="T25">i</text:span><text:span text:style-name="T25">n</text:span><text:span text:style-name="T25">e</text:span><text:span text:style-name="T25"> </text:span></text:p>
          </draw:text-box>
        </draw:frame>
        <draw:frame draw:style-name="gr8" draw:text-style-name="P9" draw:layer="layout" svg:width="8.211cm" svg:height="0.353cm" svg:x="3.811cm" svg:y="24.248cm">
          <draw:text-box>
            <text:p text:style-name="P1"><text:span text:style-name="T15">c</text:span><text:span text:style-name="T15">l</text:span><text:span text:style-name="T15">f </text:span><text:span text:style-name="T17">=</text:span><text:span text:style-name="T17"> </text:span><text:span text:style-name="T15">K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5">C</text:span><text:span text:style-name="T15">l</text:span><text:span text:style-name="T15">a</text:span><text:span text:style-name="T15">s</text:span><text:span text:style-name="T15">s</text:span><text:span text:style-name="T15">i</text:span><text:span text:style-name="T15">f</text:span><text:span text:style-name="T15">i</text:span><text:span text:style-name="T15">e</text:span><text:span text:style-name="T15">r</text:span><text:span text:style-name="T16">(</text:span><text:span text:style-name="T15">n</text:span><text:span text:style-name="T15">_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7">=</text:span><text:span text:style-name="T15">n</text:span><text:span text:style-name="T15">_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6">)</text:span><text:span text:style-name="T17">.</text:span><text:span text:style-name="T15">f</text:span><text:span text:style-name="T15">i</text:span><text:span text:style-name="T15">t</text:span><text:span text:style-name="T16">(</text:span><text:span text:style-name="T15">X</text:span><text:span text:style-name="T16">, </text:span><text:span text:style-name="T15">y</text:span><text:span text:style-name="T16">) </text:span></text:p>
          </draw:text-box>
        </draw:frame>
        <draw:frame draw:style-name="gr8" draw:text-style-name="P9" draw:layer="layout" svg:width="9.836cm" svg:height="0.353cm" svg:x="3.811cm" svg:y="24.642cm">
          <draw:text-box>
            <text:p text:style-name="P1"><text:span text:style-name="T15">m</text:span><text:span text:style-name="T15">g</text:span><text:span text:style-name="T15">l</text:span><text:span text:style-name="T15">e</text:span><text:span text:style-name="T15">a</text:span><text:span text:style-name="T15">r</text:span><text:span text:style-name="T15">n</text:span><text:span text:style-name="T17">.</text:span><text:span text:style-name="T15">p</text:span><text:span text:style-name="T15">l</text:span><text:span text:style-name="T15">o</text:span><text:span text:style-name="T15">t</text:span><text:span text:style-name="T15">s</text:span><text:span text:style-name="T17">.</text:span><text:span text:style-name="T15">p</text:span><text:span text:style-name="T15">l</text:span><text:span text:style-name="T15">o</text:span><text:span text:style-name="T15">t</text:span><text:span text:style-name="T15">_</text:span><text:span text:style-name="T15">2</text:span><text:span text:style-name="T15">d</text:span><text:span text:style-name="T15">_</text:span><text:span text:style-name="T15">s</text:span><text:span text:style-name="T15">e</text:span><text:span text:style-name="T15">p</text:span><text:span text:style-name="T15">a</text:span><text:span text:style-name="T15">r</text:span><text:span text:style-name="T15">a</text:span><text:span text:style-name="T15">t</text:span><text:span text:style-name="T15">o</text:span><text:span text:style-name="T15">r</text:span><text:span text:style-name="T16">(</text:span><text:span text:style-name="T15">c</text:span><text:span text:style-name="T15">l</text:span><text:span text:style-name="T15">f</text:span><text:span text:style-name="T16">, </text:span><text:span text:style-name="T15">X</text:span><text:span text:style-name="T16">, </text:span><text:span text:style-name="T15">f</text:span><text:span text:style-name="T15">i</text:span><text:span text:style-name="T15">l</text:span><text:span text:style-name="T15">l</text:span><text:span text:style-name="T17">=</text:span><text:span text:style-name="T24">T</text:span><text:span text:style-name="T24">r</text:span><text:span text:style-name="T24">u</text:span><text:span text:style-name="T24">e</text:span><text:span text:style-name="T16">, </text:span><text:span text:style-name="T15">e</text:span><text:span text:style-name="T15">p</text:span><text:span text:style-name="T15">s</text:span><text:span text:style-name="T17">=</text:span><text:span text:style-name="T18">0</text:span><text:span text:style-name="T18">.</text:span><text:span text:style-name="T18">5</text:span><text:span text:style-name="T16">, </text:span><text:span text:style-name="T15">a</text:span><text:span text:style-name="T15">x</text:span><text:span text:style-name="T17">=</text:span><text:span text:style-name="T15">a</text:span><text:span text:style-name="T15">x</text:span><text:span text:style-name="T16">, </text:span><text:span text:style-name="T15">a</text:span><text:span text:style-name="T15">l</text:span><text:span text:style-name="T15">p</text:span><text:span text:style-name="T15">h</text:span><text:span text:style-name="T15">a</text:span><text:span text:style-name="T17">=</text:span><text:span text:style-name="T17">.</text:span><text:span text:style-name="T18">4</text:span><text:span text:style-name="T16">) </text:span></text:p>
          </draw:text-box>
        </draw:frame>
        <draw:frame draw:style-name="gr8" draw:text-style-name="P9" draw:layer="layout" svg:width="6.516cm" svg:height="0.353cm" svg:x="3.811cm" svg:y="25.036cm">
          <draw:text-box>
            <text:p text:style-name="P1"><text:span text:style-name="T15">m</text:span><text:span text:style-name="T15">g</text:span><text:span text:style-name="T15">l</text:span><text:span text:style-name="T15">e</text:span><text:span text:style-name="T15">a</text:span><text:span text:style-name="T15">r</text:span><text:span text:style-name="T15">n</text:span><text:span text:style-name="T17">.</text:span><text:span text:style-name="T15">d</text:span><text:span text:style-name="T15">i</text:span><text:span text:style-name="T15">s</text:span><text:span text:style-name="T15">c</text:span><text:span text:style-name="T15">r</text:span><text:span text:style-name="T15">e</text:span><text:span text:style-name="T15">t</text:span><text:span text:style-name="T15">e</text:span><text:span text:style-name="T15">_</text:span><text:span text:style-name="T15">s</text:span><text:span text:style-name="T15">c</text:span><text:span text:style-name="T15">a</text:span><text:span text:style-name="T15">t</text:span><text:span text:style-name="T15">t</text:span><text:span text:style-name="T15">e</text:span><text:span text:style-name="T15">r</text:span><text:span text:style-name="T16">(</text:span><text:span text:style-name="T15">X</text:span><text:span text:style-name="T16">[</text:span><text:span text:style-name="T16">:</text:span><text:span text:style-name="T16">, </text:span><text:span text:style-name="T18">0</text:span><text:span text:style-name="T16">]</text:span><text:span text:style-name="T16">, </text:span><text:span text:style-name="T15">X</text:span><text:span text:style-name="T16">[</text:span><text:span text:style-name="T16">:</text:span><text:span text:style-name="T16">, </text:span><text:span text:style-name="T18">1</text:span><text:span text:style-name="T16">]</text:span><text:span text:style-name="T16">, </text:span><text:span text:style-name="T15">y</text:span><text:span text:style-name="T16">, </text:span><text:span text:style-name="T15">a</text:span><text:span text:style-name="T15">x</text:span><text:span text:style-name="T17">=</text:span><text:span text:style-name="T15">a</text:span><text:span text:style-name="T15">x</text:span><text:span text:style-name="T16">) </text:span></text:p>
          </draw:text-box>
        </draw:frame>
      </draw:page>
      <draw:page draw:name="page3" draw:style-name="dp1" draw:master-page-name="master-page40">
        <draw:frame draw:style-name="gr8" draw:text-style-name="P9" draw:layer="layout" svg:width="6.526cm" svg:height="0.353cm" svg:x="3.811cm" svg:y="2.545cm">
          <draw:text-box>
            <text:p text:style-name="P1"><text:span text:style-name="T15">a</text:span><text:span text:style-name="T15">x</text:span><text:span text:style-name="T17">.</text:span><text:span text:style-name="T15">s</text:span><text:span text:style-name="T15">e</text:span><text:span text:style-name="T15">t</text:span><text:span text:style-name="T15">_</text:span><text:span text:style-name="T15">t</text:span><text:span text:style-name="T15">i</text:span><text:span text:style-name="T15">t</text:span><text:span text:style-name="T15">l</text:span><text:span text:style-name="T15">e</text:span><text:span text:style-name="T16">(</text:span><text:span text:style-name="T20">"</text:span><text:span text:style-name="T20">{</text:span><text:span text:style-name="T20">}</text:span><text:span text:style-name="T20"> </text:span><text:span text:style-name="T20">n</text:span><text:span text:style-name="T20">e</text:span><text:span text:style-name="T20">i</text:span><text:span text:style-name="T20">g</text:span><text:span text:style-name="T20">h</text:span><text:span text:style-name="T20">b</text:span><text:span text:style-name="T20">o</text:span><text:span text:style-name="T20">r</text:span><text:span text:style-name="T20">(</text:span><text:span text:style-name="T20">s</text:span><text:span text:style-name="T20">)</text:span><text:span text:style-name="T20">"</text:span><text:span text:style-name="T17">.</text:span><text:span text:style-name="T15">f</text:span><text:span text:style-name="T15">o</text:span><text:span text:style-name="T15">r</text:span><text:span text:style-name="T15">m</text:span><text:span text:style-name="T15">a</text:span><text:span text:style-name="T15">t</text:span><text:span text:style-name="T16">(</text:span><text:span text:style-name="T15">n</text:span><text:span text:style-name="T15">_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6">)</text:span><text:span text:style-name="T16">) </text:span></text:p>
          </draw:text-box>
        </draw:frame>
        <draw:frame draw:style-name="gr8" draw:text-style-name="P9" draw:layer="layout" svg:width="3.35cm" svg:height="0.353cm" svg:x="3.811cm" svg:y="2.939cm">
          <draw:text-box>
            <text:p text:style-name="P1"><text:span text:style-name="T15">a</text:span><text:span text:style-name="T15">x</text:span><text:span text:style-name="T17">.</text:span><text:span text:style-name="T15">s</text:span><text:span text:style-name="T15">e</text:span><text:span text:style-name="T15">t</text:span><text:span text:style-name="T15">_</text:span><text:span text:style-name="T15">x</text:span><text:span text:style-name="T15">l</text:span><text:span text:style-name="T15">a</text:span><text:span text:style-name="T15">b</text:span><text:span text:style-name="T15">e</text:span><text:span text:style-name="T15">l</text:span><text:span text:style-name="T16">(</text:span><text:span text:style-name="T20">"</text:span><text:span text:style-name="T20">f</text:span><text:span text:style-name="T20">e</text:span><text:span text:style-name="T20">a</text:span><text:span text:style-name="T20">t</text:span><text:span text:style-name="T20">u</text:span><text:span text:style-name="T20">r</text:span><text:span text:style-name="T20">e</text:span><text:span text:style-name="T20"> </text:span><text:span text:style-name="T20">0</text:span><text:span text:style-name="T20">"</text:span><text:span text:style-name="T16">) </text:span></text:p>
          </draw:text-box>
        </draw:frame>
        <draw:frame draw:style-name="gr8" draw:text-style-name="P9" draw:layer="layout" svg:width="3.35cm" svg:height="0.353cm" svg:x="3.811cm" svg:y="3.333cm">
          <draw:text-box>
            <text:p text:style-name="P1"><text:span text:style-name="T15">a</text:span><text:span text:style-name="T15">x</text:span><text:span text:style-name="T17">.</text:span><text:span text:style-name="T15">s</text:span><text:span text:style-name="T15">e</text:span><text:span text:style-name="T15">t</text:span><text:span text:style-name="T15">_</text:span><text:span text:style-name="T15">y</text:span><text:span text:style-name="T15">l</text:span><text:span text:style-name="T15">a</text:span><text:span text:style-name="T15">b</text:span><text:span text:style-name="T15">e</text:span><text:span text:style-name="T15">l</text:span><text:span text:style-name="T16">(</text:span><text:span text:style-name="T20">"</text:span><text:span text:style-name="T20">f</text:span><text:span text:style-name="T20">e</text:span><text:span text:style-name="T20">a</text:span><text:span text:style-name="T20">t</text:span><text:span text:style-name="T20">u</text:span><text:span text:style-name="T20">r</text:span><text:span text:style-name="T20">e</text:span><text:span text:style-name="T20"> </text:span><text:span text:style-name="T20">1</text:span><text:span text:style-name="T20">"</text:span><text:span text:style-name="T16">) </text:span></text:p>
          </draw:text-box>
        </draw:frame>
        <draw:frame draw:style-name="gr8" draw:text-style-name="P9" draw:layer="layout" svg:width="2.889cm" svg:height="0.353cm" svg:x="3.811cm" svg:y="3.727cm">
          <draw:text-box>
            <text:p text:style-name="P1"><text:span text:style-name="T15">a</text:span><text:span text:style-name="T15">x</text:span><text:span text:style-name="T15">e</text:span><text:span text:style-name="T15">s</text:span><text:span text:style-name="T16">[</text:span><text:span text:style-name="T18">0</text:span><text:span text:style-name="T16">]</text:span><text:span text:style-name="T17">.</text:span><text:span text:style-name="T15">l</text:span><text:span text:style-name="T15">e</text:span><text:span text:style-name="T15">g</text:span><text:span text:style-name="T15">e</text:span><text:span text:style-name="T15">n</text:span><text:span text:style-name="T15">d</text:span><text:span text:style-name="T16">(</text:span><text:span text:style-name="T15">l</text:span><text:span text:style-name="T15">o</text:span><text:span text:style-name="T15">c</text:span><text:span text:style-name="T17">=</text:span><text:span text:style-name="T18">3</text:span><text:span text:style-name="T16">) </text:span></text:p>
          </draw:text-box>
        </draw:frame>
        <draw:frame draw:style-name="gr5" draw:text-style-name="P6" draw:layer="layout" svg:width="8.185cm" svg:height="0.471cm" svg:x="3.811cm" svg:y="4.124cm">
          <draw:text-box>
            <text:p text:style-name="P1"><text:span text:style-name="T4">e</text:span><text:span text:style-name="T4">v</text:span><text:span text:style-name="T4">a</text:span><text:span text:style-name="T4">l</text:span><text:span text:style-name="T4">u</text:span><text:span text:style-name="T4">a</text:span><text:span text:style-name="T4">t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o</text:span><text:span text:style-name="T4">d</text:span><text:span text:style-name="T4">e</text:span><text:span text:style-name="T4">l 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i</text:span><text:span text:style-name="T4">t</text:span><text:span text:style-name="T4">y</text:span><text:span text:style-name="T4"> </text:span><text:span text:style-name="T4">v</text:span><text:span text:style-name="T4">s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1" draw:text-style-name="P2" draw:layer="layout" svg:width="0.388cm" svg:height="0.433cm" svg:x="12.004cm" svg:y="4.15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3.964cm" svg:height="0.471cm" svg:x="3.811cm" svg:y="4.648cm">
          <draw:text-box>
            <text:p text:style-name="P1"><text:span text:style-name="T4">w</text:span><text:span text:style-name="T4">e</text:span><text:span text:style-name="T4"> </text:span><text:span text:style-name="T4">e</text:span><text:span text:style-name="T4">v</text:span><text:span text:style-name="T4">a</text:span><text:span text:style-name="T4">l</text:span><text:span text:style-name="T4">u</text:span><text:span text:style-name="T4">a</text:span><text:span text:style-name="T4">t</text:span><text:span text:style-name="T4">e</text:span><text:span text:style-name="T4"> </text:span><text:span text:style-name="T4">t</text:span><text:span text:style-name="T4">r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e</text:span><text:span text:style-name="T4">s</text:span><text:span text:style-name="T4">t </text:span><text:span text:style-name="T4">s</text:span><text:span text:style-name="T4">e</text:span><text:span text:style-name="T4">t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t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s</text:span><text:span text:style-name="T4"> </text:span><text:span text:style-name="T4">o</text:span><text:span text:style-name="T4">f</text:span><text:span text:style-name="T4"> </text:span><text:span text:style-name="T4">n</text:span><text:span text:style-name="T4">e</text:span><text:span text:style-name="T4">i</text:span><text:span text:style-name="T4">g</text:span><text:span text:style-name="T4">h</text:span><text:span text:style-name="T4">b</text:span><text:span text:style-name="T4">o</text:span><text:span text:style-name="T4">r</text:span><text:span text:style-name="T4">s</text:span><text:span text:style-name="T4">.</text:span></text:p>
          </draw:text-box>
        </draw:frame>
        <draw:frame draw:style-name="gr1" draw:text-style-name="P2" draw:layer="layout" svg:width="0.388cm" svg:height="0.433cm" svg:x="17.8cm" svg:y="4.67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6.133cm" svg:height="0.471cm" svg:x="3.811cm" svg:y="5.173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s</text:span><text:span text:style-name="T4">h</text:span><text:span text:style-name="T4">o</text:span><text:span text:style-name="T4">w</text:span><text:span text:style-name="T4">n</text:span><text:span text:style-name="T4"> </text:span><text:span text:style-name="T4">i</text:span><text:span text:style-name="T4">n</text:span><text:span text:style-name="T4"> </text:span><text:span text:style-name="T26">F</text:span><text:span text:style-name="T26">i</text:span><text:span text:style-name="T26">g</text:span><text:span text:style-name="T26">u</text:span><text:span text:style-name="T26">r</text:span><text:span text:style-name="T26">e</text:span><text:span text:style-name="T26"> </text:span><text:span text:style-name="T26">2</text:span><text:span text:style-name="T26">-</text:span><text:span text:style-name="T26">7</text:span><text:span text:style-name="T4">:</text:span></text:p>
          </draw:text-box>
        </draw:frame>
        <draw:frame draw:style-name="gr1" draw:text-style-name="P2" draw:layer="layout" svg:width="0.388cm" svg:height="0.433cm" svg:x="9.95cm" svg:y="5.204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.132cm" svg:height="0.39cm" svg:x="3.811cm" svg:y="5.707cm">
          <draw:text-box>
            <text:p text:style-name="P1"><text:span text:style-name="T12">I</text:span><text:span text:style-name="T12">n</text:span><text:span text:style-name="T12">[</text:span><text:span text:style-name="T12">1</text:span><text:span text:style-name="T12">8</text:span><text:span text:style-name="T12">]</text:span><text:span text:style-name="T12">: </text:span></text:p>
          </draw:text-box>
        </draw:frame>
        <draw:frame draw:style-name="gr8" draw:text-style-name="P9" draw:layer="layout" svg:width="6.568cm" svg:height="0.353cm" svg:x="3.811cm" svg:y="6.136cm">
          <draw:text-box>
            <text:p text:style-name="P1"><text:span text:style-name="T13">f</text:span><text:span text:style-name="T13">r</text:span><text:span text:style-name="T13">o</text:span><text:span text:style-name="T13">m</text:span><text:span text:style-name="T13"> </text:span><text:span text:style-name="T14">s</text:span><text:span text:style-name="T14">k</text:span><text:span text:style-name="T14">l</text:span><text:span text:style-name="T14">e</text:span><text:span text:style-name="T14">a</text:span><text:span text:style-name="T14">r</text:span><text:span text:style-name="T14">n</text:span><text:span text:style-name="T14">.</text:span><text:span text:style-name="T14">d</text:span><text:span text:style-name="T14">a</text:span><text:span text:style-name="T14">t</text:span><text:span text:style-name="T14">a</text:span><text:span text:style-name="T14">s</text:span><text:span text:style-name="T14">e</text:span><text:span text:style-name="T14">t</text:span><text:span text:style-name="T14">s</text:span><text:span text:style-name="T14"> </text:span><text:span text:style-name="T13">i</text:span><text:span text:style-name="T13">m</text:span><text:span text:style-name="T13">p</text:span><text:span text:style-name="T13">o</text:span><text:span text:style-name="T13">r</text:span><text:span text:style-name="T13">t </text:span><text:span text:style-name="T15">l</text:span><text:span text:style-name="T15">o</text:span><text:span text:style-name="T15">a</text:span><text:span text:style-name="T15">d</text:span><text:span text:style-name="T15">_</text:span><text:span text:style-name="T15">b</text:span><text:span text:style-name="T15">r</text:span><text:span text:style-name="T15">e</text:span><text:span text:style-name="T15">a</text:span><text:span text:style-name="T15">s</text:span><text:span text:style-name="T15">t</text:span><text:span text:style-name="T15">_</text:span><text:span text:style-name="T15">c</text:span><text:span text:style-name="T15">a</text:span><text:span text:style-name="T15">n</text:span><text:span text:style-name="T15">c</text:span><text:span text:style-name="T15">e</text:span><text:span text:style-name="T15">r </text:span></text:p>
          </draw:text-box>
        </draw:frame>
        <draw:frame draw:style-name="gr8" draw:text-style-name="P9" draw:layer="layout" svg:width="3.913cm" svg:height="0.353cm" svg:x="3.811cm" svg:y="6.529cm">
          <draw:text-box>
            <text:p text:style-name="P1"><text:span text:style-name="T15">c</text:span><text:span text:style-name="T15">a</text:span><text:span text:style-name="T15">n</text:span><text:span text:style-name="T15">c</text:span><text:span text:style-name="T15">e</text:span><text:span text:style-name="T15">r </text:span><text:span text:style-name="T17">=</text:span><text:span text:style-name="T17"> </text:span><text:span text:style-name="T15">l</text:span><text:span text:style-name="T15">o</text:span><text:span text:style-name="T15">a</text:span><text:span text:style-name="T15">d</text:span><text:span text:style-name="T15">_</text:span><text:span text:style-name="T15">b</text:span><text:span text:style-name="T15">r</text:span><text:span text:style-name="T15">e</text:span><text:span text:style-name="T15">a</text:span><text:span text:style-name="T15">s</text:span><text:span text:style-name="T15">t</text:span><text:span text:style-name="T15">_</text:span><text:span text:style-name="T15">c</text:span><text:span text:style-name="T15">a</text:span><text:span text:style-name="T15">n</text:span><text:span text:style-name="T15">c</text:span><text:span text:style-name="T15">e</text:span><text:span text:style-name="T15">r</text:span><text:span text:style-name="T16">(</text:span><text:span text:style-name="T16">) </text:span></text:p>
          </draw:text-box>
        </draw:frame>
        <draw:frame draw:style-name="gr8" draw:text-style-name="P9" draw:layer="layout" svg:width="6.378cm" svg:height="0.353cm" svg:x="3.811cm" svg:y="6.923cm">
          <draw:text-box>
            <text:p text:style-name="P1"><text:span text:style-name="T15">X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, </text:span><text:span text:style-name="T15">X</text:span><text:span text:style-name="T15">_</text:span><text:span text:style-name="T15">t</text:span><text:span text:style-name="T15">e</text:span><text:span text:style-name="T15">s</text:span><text:span text:style-name="T15">t</text:span><text:span text:style-name="T16">, </text:span><text:span text:style-name="T15">y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, </text:span><text:span text:style-name="T15">y</text:span><text:span text:style-name="T15">_</text:span><text:span text:style-name="T15">t</text:span><text:span text:style-name="T15">e</text:span><text:span text:style-name="T15">s</text:span><text:span text:style-name="T15">t </text:span><text:span text:style-name="T17">=</text:span><text:span text:style-name="T17"> </text:span><text:span text:style-name="T15">t</text:span><text:span text:style-name="T15">r</text:span><text:span text:style-name="T15">a</text:span><text:span text:style-name="T15">i</text:span><text:span text:style-name="T15">n</text:span><text:span text:style-name="T15">_</text:span><text:span text:style-name="T15">t</text:span><text:span text:style-name="T15">e</text:span><text:span text:style-name="T15">s</text:span><text:span text:style-name="T15">t</text:span><text:span text:style-name="T15">_</text:span><text:span text:style-name="T15">s</text:span><text:span text:style-name="T15">p</text:span><text:span text:style-name="T15">l</text:span><text:span text:style-name="T15">i</text:span><text:span text:style-name="T15">t</text:span><text:span text:style-name="T16">( </text:span></text:p>
          </draw:text-box>
        </draw:frame>
        <draw:frame draw:style-name="gr8" draw:text-style-name="P9" draw:layer="layout" svg:width="8.661cm" svg:height="0.353cm" svg:x="3.811cm" svg:y="7.317cm">
          <draw:text-box>
            <text:p text:style-name="P1"><text:span text:style-name="T15">c</text:span><text:span text:style-name="T15">a</text:span><text:span text:style-name="T15">n</text:span><text:span text:style-name="T15">c</text:span><text:span text:style-name="T15">e</text:span><text:span text:style-name="T15">r</text:span><text:span text:style-name="T17">.</text:span><text:span text:style-name="T15">d</text:span><text:span text:style-name="T15">a</text:span><text:span text:style-name="T15">t</text:span><text:span text:style-name="T15">a</text:span><text:span text:style-name="T16">, </text:span><text:span text:style-name="T15">c</text:span><text:span text:style-name="T15">a</text:span><text:span text:style-name="T15">n</text:span><text:span text:style-name="T15">c</text:span><text:span text:style-name="T15">e</text:span><text:span text:style-name="T15">r</text:span><text:span text:style-name="T17">.</text:span><text:span text:style-name="T15">t</text:span><text:span text:style-name="T15">a</text:span><text:span text:style-name="T15">r</text:span><text:span text:style-name="T15">g</text:span><text:span text:style-name="T15">e</text:span><text:span text:style-name="T15">t</text:span><text:span text:style-name="T16">, </text:span><text:span text:style-name="T15">s</text:span><text:span text:style-name="T15">t</text:span><text:span text:style-name="T15">r</text:span><text:span text:style-name="T15">a</text:span><text:span text:style-name="T15">t</text:span><text:span text:style-name="T15">i</text:span><text:span text:style-name="T15">f</text:span><text:span text:style-name="T15">y</text:span><text:span text:style-name="T17">=</text:span><text:span text:style-name="T15">c</text:span><text:span text:style-name="T15">a</text:span><text:span text:style-name="T15">n</text:span><text:span text:style-name="T15">c</text:span><text:span text:style-name="T15">e</text:span><text:span text:style-name="T15">r</text:span><text:span text:style-name="T17">.</text:span><text:span text:style-name="T15">t</text:span><text:span text:style-name="T15">a</text:span><text:span text:style-name="T15">r</text:span><text:span text:style-name="T15">g</text:span><text:span text:style-name="T15">e</text:span><text:span text:style-name="T15">t</text:span><text:span text:style-name="T16">, </text:span><text:span text:style-name="T15">r</text:span><text:span text:style-name="T15">a</text:span><text:span text:style-name="T15">n</text:span><text:span text:style-name="T15">d</text:span><text:span text:style-name="T15">o</text:span><text:span text:style-name="T15">m</text:span><text:span text:style-name="T15">_</text:span><text:span text:style-name="T15">s</text:span><text:span text:style-name="T15">t</text:span><text:span text:style-name="T15">a</text:span><text:span text:style-name="T15">t</text:span><text:span text:style-name="T15">e</text:span><text:span text:style-name="T17">=</text:span><text:span text:style-name="T18">6</text:span><text:span text:style-name="T18">6</text:span><text:span text:style-name="T16">) </text:span></text:p>
          </draw:text-box>
        </draw:frame>
        <draw:frame draw:style-name="gr8" draw:text-style-name="P9" draw:layer="layout" svg:width="2.914cm" svg:height="0.353cm" svg:x="3.811cm" svg:y="7.71cm">
          <draw:text-box>
            <text:p text:style-name="P1"><text:span text:style-name="T15">t</text:span><text:span text:style-name="T15">r</text:span><text:span text:style-name="T15">a</text:span><text:span text:style-name="T15">i</text:span><text:span text:style-name="T15">n</text:span><text:span text:style-name="T15">i</text:span><text:span text:style-name="T15">n</text:span><text:span text:style-name="T15">g</text:span><text:span text:style-name="T15">_</text:span><text:span text:style-name="T15">a</text:span><text:span text:style-name="T15">c</text:span><text:span text:style-name="T15">c</text:span><text:span text:style-name="T15">u</text:span><text:span text:style-name="T15">r</text:span><text:span text:style-name="T15">a</text:span><text:span text:style-name="T15">c</text:span><text:span text:style-name="T15">y</text:span><text:span text:style-name="T15"> </text:span><text:span text:style-name="T17">=</text:span><text:span text:style-name="T17"> </text:span><text:span text:style-name="T16">[</text:span><text:span text:style-name="T16">] </text:span></text:p>
          </draw:text-box>
        </draw:frame>
        <draw:frame draw:style-name="gr8" draw:text-style-name="P9" draw:layer="layout" svg:width="2.36cm" svg:height="0.353cm" svg:x="3.811cm" svg:y="8.104cm">
          <draw:text-box>
            <text:p text:style-name="P1"><text:span text:style-name="T15">t</text:span><text:span text:style-name="T15">e</text:span><text:span text:style-name="T15">s</text:span><text:span text:style-name="T15">t</text:span><text:span text:style-name="T15">_</text:span><text:span text:style-name="T15">a</text:span><text:span text:style-name="T15">c</text:span><text:span text:style-name="T15">c</text:span><text:span text:style-name="T15">u</text:span><text:span text:style-name="T15">r</text:span><text:span text:style-name="T15">a</text:span><text:span text:style-name="T15">c</text:span><text:span text:style-name="T15">y</text:span><text:span text:style-name="T15"> </text:span><text:span text:style-name="T17">=</text:span><text:span text:style-name="T17"> </text:span><text:span text:style-name="T16">[</text:span><text:span text:style-name="T16">] </text:span></text:p>
          </draw:text-box>
        </draw:frame>
        <draw:frame draw:style-name="gr8" draw:text-style-name="P9" draw:layer="layout" svg:width="4.011cm" svg:height="0.353cm" svg:x="3.811cm" svg:y="8.498cm">
          <draw:text-box>
            <text:p text:style-name="P1"><text:span text:style-name="T25">#</text:span><text:span text:style-name="T25"> </text:span><text:span text:style-name="T25">t</text:span><text:span text:style-name="T25">r</text:span><text:span text:style-name="T25">y</text:span><text:span text:style-name="T25"> </text:span><text:span text:style-name="T25">n</text:span><text:span text:style-name="T25">_</text:span><text:span text:style-name="T25">n</text:span><text:span text:style-name="T25">e</text:span><text:span text:style-name="T25">i</text:span><text:span text:style-name="T25">g</text:span><text:span text:style-name="T25">h</text:span><text:span text:style-name="T25">b</text:span><text:span text:style-name="T25">o</text:span><text:span text:style-name="T25">r</text:span><text:span text:style-name="T25">s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1</text:span><text:span text:style-name="T25"> </text:span><text:span text:style-name="T25">t</text:span><text:span text:style-name="T25">o</text:span><text:span text:style-name="T25"> </text:span><text:span text:style-name="T25">1</text:span><text:span text:style-name="T25">0</text:span><text:span text:style-name="T25"> </text:span></text:p>
          </draw:text-box>
        </draw:frame>
        <draw:frame draw:style-name="gr8" draw:text-style-name="P9" draw:layer="layout" svg:width="4.38cm" svg:height="0.353cm" svg:x="3.811cm" svg:y="8.893cm">
          <draw:text-box>
            <text:p text:style-name="P1"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5">_</text:span><text:span text:style-name="T15">s</text:span><text:span text:style-name="T15">e</text:span><text:span text:style-name="T15">t</text:span><text:span text:style-name="T15">t</text:span><text:span text:style-name="T15">i</text:span><text:span text:style-name="T15">n</text:span><text:span text:style-name="T15">g</text:span><text:span text:style-name="T15">s</text:span><text:span text:style-name="T15"> </text:span><text:span text:style-name="T17">=</text:span><text:span text:style-name="T17"> </text:span><text:span text:style-name="T24">r</text:span><text:span text:style-name="T24">a</text:span><text:span text:style-name="T24">n</text:span><text:span text:style-name="T24">g</text:span><text:span text:style-name="T24">e</text:span><text:span text:style-name="T16">(</text:span><text:span text:style-name="T18">1</text:span><text:span text:style-name="T16">, </text:span><text:span text:style-name="T18">1</text:span><text:span text:style-name="T18">1</text:span><text:span text:style-name="T16">) </text:span></text:p>
          </draw:text-box>
        </draw:frame>
        <draw:frame draw:style-name="gr8" draw:text-style-name="P9" draw:layer="layout" svg:width="5.065cm" svg:height="0.353cm" svg:x="3.811cm" svg:y="9.29cm">
          <draw:text-box>
            <text:p text:style-name="P1"><text:span text:style-name="T13">f</text:span><text:span text:style-name="T13">o</text:span><text:span text:style-name="T13">r</text:span><text:span text:style-name="T13"> </text:span><text:span text:style-name="T15">n</text:span><text:span text:style-name="T15">_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5"> </text:span><text:span text:style-name="T23">i</text:span><text:span text:style-name="T23">n</text:span><text:span text:style-name="T23"> 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5">_</text:span><text:span text:style-name="T15">s</text:span><text:span text:style-name="T15">e</text:span><text:span text:style-name="T15">t</text:span><text:span text:style-name="T15">t</text:span><text:span text:style-name="T15">i</text:span><text:span text:style-name="T15">n</text:span><text:span text:style-name="T15">g</text:span><text:span text:style-name="T15">s</text:span><text:span text:style-name="T16">: </text:span></text:p>
          </draw:text-box>
        </draw:frame>
        <draw:frame draw:style-name="gr8" draw:text-style-name="P9" draw:layer="layout" svg:width="2.313cm" svg:height="0.353cm" svg:x="3.811cm" svg:y="9.684cm">
          <draw:text-box>
            <text:p text:style-name="P1"><text:span text:style-name="T25">#</text:span><text:span text:style-name="T25"> </text:span><text:span text:style-name="T25">b</text:span><text:span text:style-name="T25">u</text:span><text:span text:style-name="T25">i</text:span><text:span text:style-name="T25">l</text:span><text:span text:style-name="T25">d</text:span><text:span text:style-name="T25"> </text:span><text:span text:style-name="T25">t</text:span><text:span text:style-name="T25">h</text:span><text:span text:style-name="T25">e</text:span><text:span text:style-name="T25"> </text:span><text:span text:style-name="T25">m</text:span><text:span text:style-name="T25">o</text:span><text:span text:style-name="T25">d</text:span><text:span text:style-name="T25">e</text:span><text:span text:style-name="T25">l </text:span></text:p>
          </draw:text-box>
        </draw:frame>
        <draw:frame draw:style-name="gr8" draw:text-style-name="P9" draw:layer="layout" svg:width="7.084cm" svg:height="0.353cm" svg:x="3.811cm" svg:y="10.078cm">
          <draw:text-box>
            <text:p text:style-name="P1"><text:span text:style-name="T15">c</text:span><text:span text:style-name="T15">l</text:span><text:span text:style-name="T15">f </text:span><text:span text:style-name="T17">=</text:span><text:span text:style-name="T17"> </text:span><text:span text:style-name="T15">K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5">C</text:span><text:span text:style-name="T15">l</text:span><text:span text:style-name="T15">a</text:span><text:span text:style-name="T15">s</text:span><text:span text:style-name="T15">s</text:span><text:span text:style-name="T15">i</text:span><text:span text:style-name="T15">f</text:span><text:span text:style-name="T15">i</text:span><text:span text:style-name="T15">e</text:span><text:span text:style-name="T15">r</text:span><text:span text:style-name="T16">(</text:span><text:span text:style-name="T15">n</text:span><text:span text:style-name="T15">_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7">=</text:span><text:span text:style-name="T15">n</text:span><text:span text:style-name="T15">_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6">) </text:span></text:p>
          </draw:text-box>
        </draw:frame>
        <draw:frame draw:style-name="gr8" draw:text-style-name="P9" draw:layer="layout" svg:width="2.953cm" svg:height="0.353cm" svg:x="3.811cm" svg:y="10.472cm">
          <draw:text-box>
            <text:p text:style-name="P1"><text:span text:style-name="T15">c</text:span><text:span text:style-name="T15">l</text:span><text:span text:style-name="T15">f</text:span><text:span text:style-name="T17">.</text:span><text:span text:style-name="T15">f</text:span><text:span text:style-name="T15">i</text:span><text:span text:style-name="T15">t</text:span><text:span text:style-name="T16">(</text:span><text:span text:style-name="T15">X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, </text:span><text:span text:style-name="T15">y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)</text:span></text:p>
          </draw:text-box>
        </draw:frame>
        <draw:frame draw:style-name="gr1" draw:text-style-name="P2" draw:layer="layout" svg:width="0.388cm" svg:height="0.39cm" svg:x="6.749cm" svg:y="10.46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6.149cm" svg:height="0.39cm" svg:x="3.811cm" svg:y="10.932cm">
          <draw:text-box>
            <text:p text:style-name="P1"><text:span text:style-name="T9">R</text:span><text:span text:style-name="T9">e</text:span><text:span text:style-name="T9">a</text:span><text:span text:style-name="T9">d</text:span><text:span text:style-name="T9">i</text:span><text:span text:style-name="T9">n</text:span><text:span text:style-name="T9">g</text:span><text:span text:style-name="T9"> </text:span><text:span text:style-name="T9">r</text:span><text:span text:style-name="T9">e</text:span><text:span text:style-name="T9">p</text:span><text:span text:style-name="T9">o</text:span><text:span text:style-name="T9">r</text:span><text:span text:style-name="T9">t</text:span><text:span text:style-name="T9"> </text:span><text:span text:style-name="T9">b</text:span><text:span text:style-name="T9">y</text:span><text:span text:style-name="T9"> </text:span><text:span text:style-name="T9">k</text:span><text:span text:style-name="T9">h</text:span><text:span text:style-name="T9">a</text:span><text:span text:style-name="T9">l</text:span><text:span text:style-name="T9">i</text:span><text:span text:style-name="T9">d</text:span><text:span text:style-name="T9">i </text:span><text:span text:style-name="T9">H</text:span><text:span text:style-name="T9">a</text:span><text:span text:style-name="T9">s</text:span><text:span text:style-name="T9">s</text:span><text:span text:style-name="T9">a</text:span><text:span text:style-name="T9">n</text:span><text:span text:style-name="T9"> </text:span><text:span text:style-name="T9">2</text:span><text:span text:style-name="T9">0</text:span><text:span text:style-name="T9">1</text:span><text:span text:style-name="T9">9</text:span><text:span text:style-name="T9"> </text:span></text:p>
          </draw:text-box>
        </draw:frame>
        <draw:frame draw:style-name="gr8" draw:text-style-name="P9" draw:layer="layout" svg:width="3.96cm" svg:height="0.353cm" svg:x="3.811cm" svg:y="11.377cm">
          <draw:text-box>
            <text:p text:style-name="P1"><text:span text:style-name="T25">#</text:span><text:span text:style-name="T25"> </text:span><text:span text:style-name="T25">r</text:span><text:span text:style-name="T25">e</text:span><text:span text:style-name="T25">c</text:span><text:span text:style-name="T25">o</text:span><text:span text:style-name="T25">r</text:span><text:span text:style-name="T25">d</text:span><text:span text:style-name="T25"> </text:span><text:span text:style-name="T25">t</text:span><text:span text:style-name="T25">r</text:span><text:span text:style-name="T25">a</text:span><text:span text:style-name="T25">i</text:span><text:span text:style-name="T25">n</text:span><text:span text:style-name="T25">i</text:span><text:span text:style-name="T25">n</text:span><text:span text:style-name="T25">g</text:span><text:span text:style-name="T25"> </text:span><text:span text:style-name="T25">s</text:span><text:span text:style-name="T25">e</text:span><text:span text:style-name="T25">t </text:span><text:span text:style-name="T25">a</text:span><text:span text:style-name="T25">c</text:span><text:span text:style-name="T25">c</text:span><text:span text:style-name="T25">u</text:span><text:span text:style-name="T25">r</text:span><text:span text:style-name="T25">a</text:span><text:span text:style-name="T25">c</text:span><text:span text:style-name="T25">y</text:span><text:span text:style-name="T25"> </text:span></text:p>
          </draw:text-box>
        </draw:frame>
        <draw:frame draw:style-name="gr8" draw:text-style-name="P9" draw:layer="layout" svg:width="6.915cm" svg:height="0.353cm" svg:x="3.811cm" svg:y="11.771cm">
          <draw:text-box>
            <text:p text:style-name="P1"><text:span text:style-name="T15">t</text:span><text:span text:style-name="T15">r</text:span><text:span text:style-name="T15">a</text:span><text:span text:style-name="T15">i</text:span><text:span text:style-name="T15">n</text:span><text:span text:style-name="T15">i</text:span><text:span text:style-name="T15">n</text:span><text:span text:style-name="T15">g</text:span><text:span text:style-name="T15">_</text:span><text:span text:style-name="T15">a</text:span><text:span text:style-name="T15">c</text:span><text:span text:style-name="T15">c</text:span><text:span text:style-name="T15">u</text:span><text:span text:style-name="T15">r</text:span><text:span text:style-name="T15">a</text:span><text:span text:style-name="T15">c</text:span><text:span text:style-name="T15">y</text:span><text:span text:style-name="T17">.</text:span><text:span text:style-name="T15">a</text:span><text:span text:style-name="T15">p</text:span><text:span text:style-name="T15">p</text:span><text:span text:style-name="T15">e</text:span><text:span text:style-name="T15">n</text:span><text:span text:style-name="T15">d</text:span><text:span text:style-name="T16">(</text:span><text:span text:style-name="T15">c</text:span><text:span text:style-name="T15">l</text:span><text:span text:style-name="T15">f</text:span><text:span text:style-name="T17">.</text:span><text:span text:style-name="T15">s</text:span><text:span text:style-name="T15">c</text:span><text:span text:style-name="T15">o</text:span><text:span text:style-name="T15">r</text:span><text:span text:style-name="T15">e</text:span><text:span text:style-name="T16">(</text:span><text:span text:style-name="T15">X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, </text:span><text:span text:style-name="T15">y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)</text:span><text:span text:style-name="T16">) </text:span></text:p>
          </draw:text-box>
        </draw:frame>
        <draw:frame draw:style-name="gr8" draw:text-style-name="P9" draw:layer="layout" svg:width="4.341cm" svg:height="0.353cm" svg:x="3.811cm" svg:y="12.165cm">
          <draw:text-box>
            <text:p text:style-name="P1"><text:span text:style-name="T25">#</text:span><text:span text:style-name="T25"> </text:span><text:span text:style-name="T25">r</text:span><text:span text:style-name="T25">e</text:span><text:span text:style-name="T25">c</text:span><text:span text:style-name="T25">o</text:span><text:span text:style-name="T25">r</text:span><text:span text:style-name="T25">d</text:span><text:span text:style-name="T25"> </text:span><text:span text:style-name="T25">g</text:span><text:span text:style-name="T25">e</text:span><text:span text:style-name="T25">n</text:span><text:span text:style-name="T25">e</text:span><text:span text:style-name="T25">r</text:span><text:span text:style-name="T25">a</text:span><text:span text:style-name="T25">l</text:span><text:span text:style-name="T25">i</text:span><text:span text:style-name="T25">z</text:span><text:span text:style-name="T25">a</text:span><text:span text:style-name="T25">t</text:span><text:span text:style-name="T25">i</text:span><text:span text:style-name="T25">o</text:span><text:span text:style-name="T25">n</text:span><text:span text:style-name="T25"> </text:span><text:span text:style-name="T25">a</text:span><text:span text:style-name="T25">c</text:span><text:span text:style-name="T25">c</text:span><text:span text:style-name="T25">u</text:span><text:span text:style-name="T25">r</text:span><text:span text:style-name="T25">a</text:span><text:span text:style-name="T25">c</text:span><text:span text:style-name="T25">y</text:span><text:span text:style-name="T25"> </text:span></text:p>
          </draw:text-box>
        </draw:frame>
        <draw:frame draw:style-name="gr8" draw:text-style-name="P9" draw:layer="layout" svg:width="6.072cm" svg:height="0.353cm" svg:x="3.811cm" svg:y="12.559cm">
          <draw:text-box>
            <text:p text:style-name="P1"><text:span text:style-name="T15">t</text:span><text:span text:style-name="T15">e</text:span><text:span text:style-name="T15">s</text:span><text:span text:style-name="T15">t</text:span><text:span text:style-name="T15">_</text:span><text:span text:style-name="T15">a</text:span><text:span text:style-name="T15">c</text:span><text:span text:style-name="T15">c</text:span><text:span text:style-name="T15">u</text:span><text:span text:style-name="T15">r</text:span><text:span text:style-name="T15">a</text:span><text:span text:style-name="T15">c</text:span><text:span text:style-name="T15">y</text:span><text:span text:style-name="T17">.</text:span><text:span text:style-name="T15">a</text:span><text:span text:style-name="T15">p</text:span><text:span text:style-name="T15">p</text:span><text:span text:style-name="T15">e</text:span><text:span text:style-name="T15">n</text:span><text:span text:style-name="T15">d</text:span><text:span text:style-name="T16">(</text:span><text:span text:style-name="T15">c</text:span><text:span text:style-name="T15">l</text:span><text:span text:style-name="T15">f</text:span><text:span text:style-name="T17">.</text:span><text:span text:style-name="T15">s</text:span><text:span text:style-name="T15">c</text:span><text:span text:style-name="T15">o</text:span><text:span text:style-name="T15">r</text:span><text:span text:style-name="T15">e</text:span><text:span text:style-name="T16">(</text:span><text:span text:style-name="T15">X</text:span><text:span text:style-name="T15">_</text:span><text:span text:style-name="T15">t</text:span><text:span text:style-name="T15">e</text:span><text:span text:style-name="T15">s</text:span><text:span text:style-name="T15">t</text:span><text:span text:style-name="T16">, </text:span><text:span text:style-name="T15">y</text:span><text:span text:style-name="T15">_</text:span><text:span text:style-name="T15">t</text:span><text:span text:style-name="T15">e</text:span><text:span text:style-name="T15">s</text:span><text:span text:style-name="T15">t</text:span><text:span text:style-name="T16">)</text:span><text:span text:style-name="T16">) </text:span></text:p>
          </draw:text-box>
        </draw:frame>
        <draw:frame draw:style-name="gr8" draw:text-style-name="P9" draw:layer="layout" svg:width="9.473cm" svg:height="0.353cm" svg:x="3.811cm" svg:y="12.952cm">
          <draw:text-box>
            <text:p text:style-name="P1"><text:span text:style-name="T15">p</text:span><text:span text:style-name="T15">l</text:span><text:span text:style-name="T15">t</text:span><text:span text:style-name="T17">.</text:span><text:span text:style-name="T15">p</text:span><text:span text:style-name="T15">l</text:span><text:span text:style-name="T15">o</text:span><text:span text:style-name="T15">t</text:span><text:span text:style-name="T16">(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5">_</text:span><text:span text:style-name="T15">s</text:span><text:span text:style-name="T15">e</text:span><text:span text:style-name="T15">t</text:span><text:span text:style-name="T15">t</text:span><text:span text:style-name="T15">i</text:span><text:span text:style-name="T15">n</text:span><text:span text:style-name="T15">g</text:span><text:span text:style-name="T15">s</text:span><text:span text:style-name="T16">, </text:span><text:span text:style-name="T15">t</text:span><text:span text:style-name="T15">r</text:span><text:span text:style-name="T15">a</text:span><text:span text:style-name="T15">i</text:span><text:span text:style-name="T15">n</text:span><text:span text:style-name="T15">i</text:span><text:span text:style-name="T15">n</text:span><text:span text:style-name="T15">g</text:span><text:span text:style-name="T15">_</text:span><text:span text:style-name="T15">a</text:span><text:span text:style-name="T15">c</text:span><text:span text:style-name="T15">c</text:span><text:span text:style-name="T15">u</text:span><text:span text:style-name="T15">r</text:span><text:span text:style-name="T15">a</text:span><text:span text:style-name="T15">c</text:span><text:span text:style-name="T15">y</text:span><text:span text:style-name="T16">, </text:span><text:span text:style-name="T15">l</text:span><text:span text:style-name="T15">a</text:span><text:span text:style-name="T15">b</text:span><text:span text:style-name="T15">e</text:span><text:span text:style-name="T15">l</text:span><text:span text:style-name="T17">=</text:span><text:span text:style-name="T20">"</text:span><text:span text:style-name="T20">t</text:span><text:span text:style-name="T20">r</text:span><text:span text:style-name="T20">a</text:span><text:span text:style-name="T20">i</text:span><text:span text:style-name="T20">n</text:span><text:span text:style-name="T20">i</text:span><text:span text:style-name="T20">n</text:span><text:span text:style-name="T20">g</text:span><text:span text:style-name="T20"> </text:span><text:span text:style-name="T20">a</text:span><text:span text:style-name="T20">c</text:span><text:span text:style-name="T20">c</text:span><text:span text:style-name="T20">u</text:span><text:span text:style-name="T20">r</text:span><text:span text:style-name="T20">a</text:span><text:span text:style-name="T20">c</text:span><text:span text:style-name="T20">y</text:span><text:span text:style-name="T20">"</text:span><text:span text:style-name="T16">) </text:span></text:p>
          </draw:text-box>
        </draw:frame>
        <draw:frame draw:style-name="gr8" draw:text-style-name="P9" draw:layer="layout" svg:width="8.363cm" svg:height="0.353cm" svg:x="3.811cm" svg:y="13.346cm">
          <draw:text-box>
            <text:p text:style-name="P1"><text:span text:style-name="T15">p</text:span><text:span text:style-name="T15">l</text:span><text:span text:style-name="T15">t</text:span><text:span text:style-name="T17">.</text:span><text:span text:style-name="T15">p</text:span><text:span text:style-name="T15">l</text:span><text:span text:style-name="T15">o</text:span><text:span text:style-name="T15">t</text:span><text:span text:style-name="T16">(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5">_</text:span><text:span text:style-name="T15">s</text:span><text:span text:style-name="T15">e</text:span><text:span text:style-name="T15">t</text:span><text:span text:style-name="T15">t</text:span><text:span text:style-name="T15">i</text:span><text:span text:style-name="T15">n</text:span><text:span text:style-name="T15">g</text:span><text:span text:style-name="T15">s</text:span><text:span text:style-name="T16">, </text:span><text:span text:style-name="T15">t</text:span><text:span text:style-name="T15">e</text:span><text:span text:style-name="T15">s</text:span><text:span text:style-name="T15">t</text:span><text:span text:style-name="T15">_</text:span><text:span text:style-name="T15">a</text:span><text:span text:style-name="T15">c</text:span><text:span text:style-name="T15">c</text:span><text:span text:style-name="T15">u</text:span><text:span text:style-name="T15">r</text:span><text:span text:style-name="T15">a</text:span><text:span text:style-name="T15">c</text:span><text:span text:style-name="T15">y</text:span><text:span text:style-name="T16">, </text:span><text:span text:style-name="T15">l</text:span><text:span text:style-name="T15">a</text:span><text:span text:style-name="T15">b</text:span><text:span text:style-name="T15">e</text:span><text:span text:style-name="T15">l</text:span><text:span text:style-name="T17">=</text:span><text:span text:style-name="T20">"</text:span><text:span text:style-name="T20">t</text:span><text:span text:style-name="T20">e</text:span><text:span text:style-name="T20">s</text:span><text:span text:style-name="T20">t </text:span><text:span text:style-name="T20">a</text:span><text:span text:style-name="T20">c</text:span><text:span text:style-name="T20">c</text:span><text:span text:style-name="T20">u</text:span><text:span text:style-name="T20">r</text:span><text:span text:style-name="T20">a</text:span><text:span text:style-name="T20">c</text:span><text:span text:style-name="T20">y</text:span><text:span text:style-name="T20">"</text:span><text:span text:style-name="T16">) </text:span></text:p>
          </draw:text-box>
        </draw:frame>
        <draw:frame draw:style-name="gr8" draw:text-style-name="P9" draw:layer="layout" svg:width="2.969cm" svg:height="0.353cm" svg:x="3.811cm" svg:y="13.74cm">
          <draw:text-box>
            <text:p text:style-name="P1"><text:span text:style-name="T15">p</text:span><text:span text:style-name="T15">l</text:span><text:span text:style-name="T15">t</text:span><text:span text:style-name="T17">.</text:span><text:span text:style-name="T15">y</text:span><text:span text:style-name="T15">l</text:span><text:span text:style-name="T15">a</text:span><text:span text:style-name="T15">b</text:span><text:span text:style-name="T15">e</text:span><text:span text:style-name="T15">l</text:span><text:span text:style-name="T16">(</text:span><text:span text:style-name="T20">"</text:span><text:span text:style-name="T20">A</text:span><text:span text:style-name="T20">c</text:span><text:span text:style-name="T20">c</text:span><text:span text:style-name="T20">u</text:span><text:span text:style-name="T20">r</text:span><text:span text:style-name="T20">a</text:span><text:span text:style-name="T20">c</text:span><text:span text:style-name="T20">y</text:span><text:span text:style-name="T20">"</text:span><text:span text:style-name="T16">) </text:span></text:p>
          </draw:text-box>
        </draw:frame>
        <draw:frame draw:style-name="gr8" draw:text-style-name="P9" draw:layer="layout" svg:width="3.338cm" svg:height="0.353cm" svg:x="3.811cm" svg:y="14.133cm">
          <draw:text-box>
            <text:p text:style-name="P1"><text:span text:style-name="T15">p</text:span><text:span text:style-name="T15">l</text:span><text:span text:style-name="T15">t</text:span><text:span text:style-name="T17">.</text:span><text:span text:style-name="T15">x</text:span><text:span text:style-name="T15">l</text:span><text:span text:style-name="T15">a</text:span><text:span text:style-name="T15">b</text:span><text:span text:style-name="T15">e</text:span><text:span text:style-name="T15">l</text:span><text:span text:style-name="T16">(</text:span><text:span text:style-name="T20">"</text:span><text:span text:style-name="T20">n</text:span><text:span text:style-name="T20">_</text:span><text:span text:style-name="T20">n</text:span><text:span text:style-name="T20">e</text:span><text:span text:style-name="T20">i</text:span><text:span text:style-name="T20">g</text:span><text:span text:style-name="T20">h</text:span><text:span text:style-name="T20">b</text:span><text:span text:style-name="T20">o</text:span><text:span text:style-name="T20">r</text:span><text:span text:style-name="T20">s</text:span><text:span text:style-name="T20">"</text:span><text:span text:style-name="T16">) </text:span></text:p>
          </draw:text-box>
        </draw:frame>
        <draw:frame draw:style-name="gr8" draw:text-style-name="P9" draw:layer="layout" svg:width="1.564cm" svg:height="0.353cm" svg:x="3.811cm" svg:y="14.528cm">
          <draw:text-box>
            <text:p text:style-name="P1"><text:span text:style-name="T15">p</text:span><text:span text:style-name="T15">l</text:span><text:span text:style-name="T15">t</text:span><text:span text:style-name="T17">.</text:span><text:span text:style-name="T15">l</text:span><text:span text:style-name="T15">e</text:span><text:span text:style-name="T15">g</text:span><text:span text:style-name="T15">e</text:span><text:span text:style-name="T15">n</text:span><text:span text:style-name="T15">d</text:span><text:span text:style-name="T16">(</text:span><text:span text:style-name="T16">) </text:span></text:p>
          </draw:text-box>
        </draw:frame>
        <draw:frame draw:style-name="gr4" draw:text-style-name="P5" draw:layer="layout" svg:width="5.273cm" svg:height="0.564cm" svg:x="3.811cm" svg:y="15.028cm">
          <draw:text-box>
            <text:p text:style-name="P1"><text:span text:style-name="T27">k</text:span><text:span text:style-name="T27">n</text:span><text:span text:style-name="T27">e</text:span><text:span text:style-name="T27">i</text:span><text:span text:style-name="T27">g</text:span><text:span text:style-name="T27">h</text:span><text:span text:style-name="T27">b</text:span><text:span text:style-name="T27">o</text:span><text:span text:style-name="T27">r</text:span><text:span text:style-name="T27">s</text:span><text:span text:style-name="T27"> </text:span><text:span text:style-name="T27">r</text:span><text:span text:style-name="T27">e</text:span><text:span text:style-name="T27">g</text:span><text:span text:style-name="T27">r</text:span><text:span text:style-name="T27">e</text:span><text:span text:style-name="T27">s</text:span><text:span text:style-name="T27">s</text:span><text:span text:style-name="T27">i</text:span><text:span text:style-name="T27">o</text:span><text:span text:style-name="T27">n</text:span><text:span text:style-name="T27"> </text:span></text:p>
          </draw:text-box>
        </draw:frame>
        <draw:frame draw:style-name="gr5" draw:text-style-name="P6" draw:layer="layout" svg:width="0.764cm" svg:height="0.471cm" svg:x="3.811cm" svg:y="15.67cm">
          <draw:text-box>
            <text:p text:style-name="P1"><text:span text:style-name="T4">T</text:span><text:span text:style-name="T4">h</text:span><text:span text:style-name="T4">e</text:span><text:span text:style-name="T4"> </text:span></text:p>
          </draw:text-box>
        </draw:frame>
        <draw:frame draw:style-name="gr1" draw:text-style-name="P2" draw:layer="layout" svg:width="0.388cm" svg:height="0.433cm" svg:x="4.573cm" svg:y="15.7cm">
          <draw:text-box>
            <text:p text:style-name="P1"><text:span text:style-name="T10">k</text:span></text:p>
          </draw:text-box>
        </draw:frame>
        <draw:frame draw:style-name="gr5" draw:text-style-name="P6" draw:layer="layout" svg:width="11.17cm" svg:height="0.471cm" svg:x="4.746cm" svg:y="15.67cm">
          <draw:text-box>
            <text:p text:style-name="P1"><text:span text:style-name="T4">-</text:span><text:span text:style-name="T4">n</text:span><text:span text:style-name="T4">e</text:span><text:span text:style-name="T4">a</text:span><text:span text:style-name="T4">r</text:span><text:span text:style-name="T4">e</text:span><text:span text:style-name="T4">s</text:span><text:span text:style-name="T4">t </text:span><text:span text:style-name="T4">n</text:span><text:span text:style-name="T4">e</text:span><text:span text:style-name="T4">i</text:span><text:span text:style-name="T4">g</text:span><text:span text:style-name="T4">h</text:span><text:span text:style-name="T4">b</text:span><text:span text:style-name="T4">o</text:span><text:span text:style-name="T4">r</text:span><text:span text:style-name="T4">s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 </text:span><text:span text:style-name="T4">f</text:span><text:span text:style-name="T4">o</text:span><text:span text:style-name="T4">r</text:span><text:span text:style-name="T4"> </text:span><text:span text:style-name="T4">r</text:span><text:span text:style-name="T4">e</text:span><text:span text:style-name="T4">g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i</text:span><text:span text:style-name="T4">s</text:span><text:span text:style-name="T4"> </text:span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e</text:span><text:span text:style-name="T4">d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/text:p>
          </draw:text-box>
        </draw:frame>
        <draw:frame draw:style-name="gr7" draw:text-style-name="P8" draw:layer="layout" svg:width="1.818cm" svg:height="0.39cm" svg:x="15.929cm" svg:y="15.734cm">
          <draw:text-box>
            <text:p text:style-name="P1"><text:span text:style-name="T19">K</text:span><text:span text:style-name="T19">N</text:span><text:span text:style-name="T19">e</text:span><text:span text:style-name="T19">i</text:span><text:span text:style-name="T19">g</text:span><text:span text:style-name="T19">h</text:span><text:span text:style-name="T19">b</text:span><text:span text:style-name="T19">o</text:span><text:span text:style-name="T19">r</text:span><text:span text:style-name="T19">s</text:span><text:span text:style-name="T19"> </text:span></text:p>
          </draw:text-box>
        </draw:frame>
        <draw:frame draw:style-name="gr7" draw:text-style-name="P8" draw:layer="layout" svg:width="1.501cm" svg:height="0.39cm" svg:x="3.811cm" svg:y="16.259cm">
          <draw:text-box>
            <text:p text:style-name="P1"><text:span text:style-name="T19">R</text:span><text:span text:style-name="T19">e</text:span><text:span text:style-name="T19">g</text:span><text:span text:style-name="T19">r</text:span><text:span text:style-name="T19">e</text:span><text:span text:style-name="T19">s</text:span><text:span text:style-name="T19">s</text:span><text:span text:style-name="T19">o</text:span><text:span text:style-name="T19">r </text:span></text:p>
          </draw:text-box>
        </draw:frame>
        <draw:frame draw:style-name="gr5" draw:text-style-name="P6" draw:layer="layout" svg:width="1.365cm" svg:height="0.471cm" svg:x="5.309cm" svg:y="16.195cm">
          <draw:text-box>
            <text:p text:style-name="P1"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i</text:span><text:span text:style-name="T4">n</text:span><text:span text:style-name="T4"> </text:span></text:p>
          </draw:text-box>
        </draw:frame>
        <draw:frame draw:style-name="gr7" draw:text-style-name="P8" draw:layer="layout" svg:width="1.59cm" svg:height="0.39cm" svg:x="6.672cm" svg:y="16.259cm">
          <draw:text-box>
            <text:p text:style-name="P1"><text:span text:style-name="T19">s</text:span><text:span text:style-name="T19">c</text:span><text:span text:style-name="T19">i</text:span><text:span text:style-name="T19">k</text:span><text:span text:style-name="T19">i</text:span><text:span text:style-name="T19">t</text:span><text:span text:style-name="T19">-</text:span><text:span text:style-name="T19">l</text:span><text:span text:style-name="T19">e</text:span><text:span text:style-name="T19">a</text:span><text:span text:style-name="T19">r</text:span><text:span text:style-name="T19">n</text:span></text:p>
          </draw:text-box>
        </draw:frame>
        <draw:frame draw:style-name="gr5" draw:text-style-name="P6" draw:layer="layout" svg:width="3.812cm" svg:height="0.471cm" svg:x="8.261cm" svg:y="16.195cm">
          <draw:text-box>
            <text:p text:style-name="P1"><text:span text:style-name="T4">. </text:span><text:span text:style-name="T4">I</text:span><text:span text:style-name="T4">t</text:span><text:span text:style-name="T4">’</text:span><text:span text:style-name="T4">s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s</text:span><text:span text:style-name="T4">i</text:span><text:span text:style-name="T4">m</text:span><text:span text:style-name="T4">i</text:span><text:span text:style-name="T4">l</text:span><text:span text:style-name="T4">a</text:span><text:span text:style-name="T4">r</text:span><text:span text:style-name="T4">l</text:span><text:span text:style-name="T4">y</text:span><text:span text:style-name="T4"> </text:span><text:span text:style-name="T4">t</text:span><text:span text:style-name="T4">o</text:span><text:span text:style-name="T4"> </text:span></text:p>
          </draw:text-box>
        </draw:frame>
        <draw:frame draw:style-name="gr7" draw:text-style-name="P8" draw:layer="layout" svg:width="3.075cm" svg:height="0.39cm" svg:x="12.072cm" svg:y="16.259cm">
          <draw:text-box>
            <text:p text:style-name="P1"><text:span text:style-name="T19">K</text:span><text:span text:style-name="T19">N</text:span><text:span text:style-name="T19">e</text:span><text:span text:style-name="T19">i</text:span><text:span text:style-name="T19">g</text:span><text:span text:style-name="T19">h</text:span><text:span text:style-name="T19">b</text:span><text:span text:style-name="T19">o</text:span><text:span text:style-name="T19">r</text:span><text:span text:style-name="T19">s</text:span><text:span text:style-name="T19">C</text:span><text:span text:style-name="T19">l</text:span><text:span text:style-name="T19">a</text:span><text:span text:style-name="T19">s</text:span><text:span text:style-name="T19">s</text:span><text:span text:style-name="T19">i</text:span><text:span text:style-name="T19">f</text:span><text:span text:style-name="T19">i</text:span><text:span text:style-name="T19">e</text:span><text:span text:style-name="T19">r</text:span></text:p>
          </draw:text-box>
        </draw:frame>
        <draw:frame draw:style-name="gr5" draw:text-style-name="P6" draw:layer="layout" svg:width="0.422cm" svg:height="0.471cm" svg:x="15.149cm" svg:y="16.195cm">
          <draw:text-box>
            <text:p text:style-name="P1"><text:span text:style-name="T4">:</text:span></text:p>
          </draw:text-box>
        </draw:frame>
        <draw:frame draw:style-name="gr1" draw:text-style-name="P2" draw:layer="layout" svg:width="0.388cm" svg:height="0.433cm" svg:x="15.268cm" svg:y="16.225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.132cm" svg:height="0.39cm" svg:x="3.811cm" svg:y="16.724cm">
          <draw:text-box>
            <text:p text:style-name="P1"><text:span text:style-name="T12">I</text:span><text:span text:style-name="T12">n</text:span><text:span text:style-name="T12">[</text:span><text:span text:style-name="T12">2</text:span><text:span text:style-name="T12">1</text:span><text:span text:style-name="T12">]</text:span><text:span text:style-name="T12">: </text:span></text:p>
          </draw:text-box>
        </draw:frame>
        <draw:frame draw:style-name="gr8" draw:text-style-name="P9" draw:layer="layout" svg:width="7.19cm" svg:height="0.353cm" svg:x="3.811cm" svg:y="17.152cm">
          <draw:text-box>
            <text:p text:style-name="P1"><text:span text:style-name="T13">f</text:span><text:span text:style-name="T13">r</text:span><text:span text:style-name="T13">o</text:span><text:span text:style-name="T13">m</text:span><text:span text:style-name="T13"> </text:span><text:span text:style-name="T14">s</text:span><text:span text:style-name="T14">k</text:span><text:span text:style-name="T14">l</text:span><text:span text:style-name="T14">e</text:span><text:span text:style-name="T14">a</text:span><text:span text:style-name="T14">r</text:span><text:span text:style-name="T14">n</text:span><text:span text:style-name="T14">.</text:span><text:span text:style-name="T14">n</text:span><text:span text:style-name="T14">e</text:span><text:span text:style-name="T14">i</text:span><text:span text:style-name="T14">g</text:span><text:span text:style-name="T14">h</text:span><text:span text:style-name="T14">b</text:span><text:span text:style-name="T14">o</text:span><text:span text:style-name="T14">r</text:span><text:span text:style-name="T14">s</text:span><text:span text:style-name="T14"> </text:span><text:span text:style-name="T13">i</text:span><text:span text:style-name="T13">m</text:span><text:span text:style-name="T13">p</text:span><text:span text:style-name="T13">o</text:span><text:span text:style-name="T13">r</text:span><text:span text:style-name="T13">t </text:span><text:span text:style-name="T15">K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5">R</text:span><text:span text:style-name="T15">e</text:span><text:span text:style-name="T15">g</text:span><text:span text:style-name="T15">r</text:span><text:span text:style-name="T15">e</text:span><text:span text:style-name="T15">s</text:span><text:span text:style-name="T15">s</text:span><text:span text:style-name="T15">o</text:span><text:span text:style-name="T15">r </text:span></text:p>
          </draw:text-box>
        </draw:frame>
        <draw:frame draw:style-name="gr8" draw:text-style-name="P9" draw:layer="layout" svg:width="6.745cm" svg:height="0.353cm" svg:x="3.811cm" svg:y="17.55cm">
          <draw:text-box>
            <text:p text:style-name="P1"><text:span text:style-name="T15">X</text:span><text:span text:style-name="T16">, </text:span><text:span text:style-name="T15">y</text:span><text:span text:style-name="T15"> </text:span><text:span text:style-name="T17">=</text:span><text:span text:style-name="T17"> </text:span><text:span text:style-name="T15">m</text:span><text:span text:style-name="T15">g</text:span><text:span text:style-name="T15">l</text:span><text:span text:style-name="T15">e</text:span><text:span text:style-name="T15">a</text:span><text:span text:style-name="T15">r</text:span><text:span text:style-name="T15">n</text:span><text:span text:style-name="T17">.</text:span><text:span text:style-name="T15">d</text:span><text:span text:style-name="T15">a</text:span><text:span text:style-name="T15">t</text:span><text:span text:style-name="T15">a</text:span><text:span text:style-name="T15">s</text:span><text:span text:style-name="T15">e</text:span><text:span text:style-name="T15">t</text:span><text:span text:style-name="T15">s</text:span><text:span text:style-name="T17">.</text:span><text:span text:style-name="T15">m</text:span><text:span text:style-name="T15">a</text:span><text:span text:style-name="T15">k</text:span><text:span text:style-name="T15">e</text:span><text:span text:style-name="T15">_</text:span><text:span text:style-name="T15">w</text:span><text:span text:style-name="T15">a</text:span><text:span text:style-name="T15">v</text:span><text:span text:style-name="T15">e</text:span><text:span text:style-name="T16">(</text:span><text:span text:style-name="T15">n</text:span><text:span text:style-name="T15">_</text:span><text:span text:style-name="T15">s</text:span><text:span text:style-name="T15">a</text:span><text:span text:style-name="T15">m</text:span><text:span text:style-name="T15">p</text:span><text:span text:style-name="T15">l</text:span><text:span text:style-name="T15">e</text:span><text:span text:style-name="T15">s</text:span><text:span text:style-name="T17">=</text:span><text:span text:style-name="T18">4</text:span><text:span text:style-name="T18">0</text:span><text:span text:style-name="T16">) </text:span></text:p>
          </draw:text-box>
        </draw:frame>
        <draw:frame draw:style-name="gr8" draw:text-style-name="P9" draw:layer="layout" svg:width="6.771cm" svg:height="0.353cm" svg:x="3.811cm" svg:y="17.944cm">
          <draw:text-box>
            <text:p text:style-name="P1"><text:span text:style-name="T25">#</text:span><text:span text:style-name="T25"> </text:span><text:span text:style-name="T25">s</text:span><text:span text:style-name="T25">p</text:span><text:span text:style-name="T25">l</text:span><text:span text:style-name="T25">i</text:span><text:span text:style-name="T25">t </text:span><text:span text:style-name="T25">t</text:span><text:span text:style-name="T25">h</text:span><text:span text:style-name="T25">e</text:span><text:span text:style-name="T25"> </text:span><text:span text:style-name="T25">w</text:span><text:span text:style-name="T25">a</text:span><text:span text:style-name="T25">v</text:span><text:span text:style-name="T25">e</text:span><text:span text:style-name="T25"> </text:span><text:span text:style-name="T25">d</text:span><text:span text:style-name="T25">a</text:span><text:span text:style-name="T25">t</text:span><text:span text:style-name="T25">a</text:span><text:span text:style-name="T25">s</text:span><text:span text:style-name="T25">e</text:span><text:span text:style-name="T25">t </text:span><text:span text:style-name="T25">i</text:span><text:span text:style-name="T25">n</text:span><text:span text:style-name="T25">t</text:span><text:span text:style-name="T25">o</text:span><text:span text:style-name="T25"> </text:span><text:span text:style-name="T25">a</text:span><text:span text:style-name="T25"> </text:span><text:span text:style-name="T25">t</text:span><text:span text:style-name="T25">r</text:span><text:span text:style-name="T25">a</text:span><text:span text:style-name="T25">i</text:span><text:span text:style-name="T25">n</text:span><text:span text:style-name="T25">i</text:span><text:span text:style-name="T25">n</text:span><text:span text:style-name="T25">g</text:span><text:span text:style-name="T25"> </text:span><text:span text:style-name="T25">a</text:span><text:span text:style-name="T25">n</text:span><text:span text:style-name="T25">d</text:span><text:span text:style-name="T25"> </text:span><text:span text:style-name="T25">a</text:span><text:span text:style-name="T25"> </text:span><text:span text:style-name="T25">t</text:span><text:span text:style-name="T25">e</text:span><text:span text:style-name="T25">s</text:span><text:span text:style-name="T25">t </text:span><text:span text:style-name="T25">s</text:span><text:span text:style-name="T25">e</text:span><text:span text:style-name="T25">t </text:span></text:p>
          </draw:text-box>
        </draw:frame>
        <draw:frame draw:style-name="gr8" draw:text-style-name="P9" draw:layer="layout" svg:width="9.25cm" svg:height="0.353cm" svg:x="3.811cm" svg:y="18.338cm">
          <draw:text-box>
            <text:p text:style-name="P1"><text:span text:style-name="T15">X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, </text:span><text:span text:style-name="T15">X</text:span><text:span text:style-name="T15">_</text:span><text:span text:style-name="T15">t</text:span><text:span text:style-name="T15">e</text:span><text:span text:style-name="T15">s</text:span><text:span text:style-name="T15">t</text:span><text:span text:style-name="T16">, </text:span><text:span text:style-name="T15">y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, </text:span><text:span text:style-name="T15">y</text:span><text:span text:style-name="T15">_</text:span><text:span text:style-name="T15">t</text:span><text:span text:style-name="T15">e</text:span><text:span text:style-name="T15">s</text:span><text:span text:style-name="T15">t </text:span><text:span text:style-name="T17">=</text:span><text:span text:style-name="T17"> </text:span><text:span text:style-name="T15">t</text:span><text:span text:style-name="T15">r</text:span><text:span text:style-name="T15">a</text:span><text:span text:style-name="T15">i</text:span><text:span text:style-name="T15">n</text:span><text:span text:style-name="T15">_</text:span><text:span text:style-name="T15">t</text:span><text:span text:style-name="T15">e</text:span><text:span text:style-name="T15">s</text:span><text:span text:style-name="T15">t</text:span><text:span text:style-name="T15">_</text:span><text:span text:style-name="T15">s</text:span><text:span text:style-name="T15">p</text:span><text:span text:style-name="T15">l</text:span><text:span text:style-name="T15">i</text:span><text:span text:style-name="T15">t</text:span><text:span text:style-name="T16">(</text:span><text:span text:style-name="T15">X</text:span><text:span text:style-name="T16">, </text:span><text:span text:style-name="T15">y</text:span><text:span text:style-name="T16">, </text:span><text:span text:style-name="T15">r</text:span><text:span text:style-name="T15">a</text:span><text:span text:style-name="T15">n</text:span><text:span text:style-name="T15">d</text:span><text:span text:style-name="T15">o</text:span><text:span text:style-name="T15">m</text:span><text:span text:style-name="T15">_</text:span><text:span text:style-name="T15">s</text:span><text:span text:style-name="T15">t</text:span><text:span text:style-name="T15">a</text:span><text:span text:style-name="T15">t</text:span><text:span text:style-name="T15">e</text:span><text:span text:style-name="T17">=</text:span><text:span text:style-name="T18">0</text:span><text:span text:style-name="T16">) </text:span></text:p>
          </draw:text-box>
        </draw:frame>
        <draw:frame draw:style-name="gr8" draw:text-style-name="P9" draw:layer="layout" svg:width="9.29cm" svg:height="0.353cm" svg:x="3.811cm" svg:y="18.731cm">
          <draw:text-box>
            <text:p text:style-name="P1"><text:span text:style-name="T25">#</text:span><text:span text:style-name="T25"> </text:span><text:span text:style-name="T25">i</text:span><text:span text:style-name="T25">n</text:span><text:span text:style-name="T25">s</text:span><text:span text:style-name="T25">t</text:span><text:span text:style-name="T25">a</text:span><text:span text:style-name="T25">n</text:span><text:span text:style-name="T25">t</text:span><text:span text:style-name="T25">i</text:span><text:span text:style-name="T25">a</text:span><text:span text:style-name="T25">t</text:span><text:span text:style-name="T25">e</text:span><text:span text:style-name="T25"> </text:span><text:span text:style-name="T25">t</text:span><text:span text:style-name="T25">h</text:span><text:span text:style-name="T25">e</text:span><text:span text:style-name="T25"> </text:span><text:span text:style-name="T25">m</text:span><text:span text:style-name="T25">o</text:span><text:span text:style-name="T25">d</text:span><text:span text:style-name="T25">e</text:span><text:span text:style-name="T25">l </text:span><text:span text:style-name="T25">a</text:span><text:span text:style-name="T25">n</text:span><text:span text:style-name="T25">d</text:span><text:span text:style-name="T25"> </text:span><text:span text:style-name="T25">s</text:span><text:span text:style-name="T25">e</text:span><text:span text:style-name="T25">t </text:span><text:span text:style-name="T25">t</text:span><text:span text:style-name="T25">h</text:span><text:span text:style-name="T25">e</text:span><text:span text:style-name="T25"> </text:span><text:span text:style-name="T25">n</text:span><text:span text:style-name="T25">u</text:span><text:span text:style-name="T25">m</text:span><text:span text:style-name="T25">b</text:span><text:span text:style-name="T25">e</text:span><text:span text:style-name="T25">r</text:span><text:span text:style-name="T25"> </text:span><text:span text:style-name="T25">o</text:span><text:span text:style-name="T25">f </text:span><text:span text:style-name="T25">n</text:span><text:span text:style-name="T25">e</text:span><text:span text:style-name="T25">i</text:span><text:span text:style-name="T25">g</text:span><text:span text:style-name="T25">h</text:span><text:span text:style-name="T25">b</text:span><text:span text:style-name="T25">o</text:span><text:span text:style-name="T25">r</text:span><text:span text:style-name="T25">s</text:span><text:span text:style-name="T25"> </text:span><text:span text:style-name="T25">t</text:span><text:span text:style-name="T25">o</text:span><text:span text:style-name="T25"> </text:span><text:span text:style-name="T25">c</text:span><text:span text:style-name="T25">o</text:span><text:span text:style-name="T25">n</text:span><text:span text:style-name="T25">s</text:span><text:span text:style-name="T25">i</text:span><text:span text:style-name="T25">d</text:span><text:span text:style-name="T25">e</text:span><text:span text:style-name="T25">r</text:span><text:span text:style-name="T25"> </text:span><text:span text:style-name="T25">t</text:span><text:span text:style-name="T25">o</text:span><text:span text:style-name="T25"> </text:span><text:span text:style-name="T25">3</text:span><text:span text:style-name="T25"> </text:span></text:p>
          </draw:text-box>
        </draw:frame>
        <draw:frame draw:style-name="gr8" draw:text-style-name="P9" draw:layer="layout" svg:width="5.789cm" svg:height="0.353cm" svg:x="3.811cm" svg:y="19.125cm">
          <draw:text-box>
            <text:p text:style-name="P1"><text:span text:style-name="T15">r</text:span><text:span text:style-name="T15">e</text:span><text:span text:style-name="T15">g</text:span><text:span text:style-name="T15"> </text:span><text:span text:style-name="T17">=</text:span><text:span text:style-name="T17"> </text:span><text:span text:style-name="T15">K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5">R</text:span><text:span text:style-name="T15">e</text:span><text:span text:style-name="T15">g</text:span><text:span text:style-name="T15">r</text:span><text:span text:style-name="T15">e</text:span><text:span text:style-name="T15">s</text:span><text:span text:style-name="T15">s</text:span><text:span text:style-name="T15">o</text:span><text:span text:style-name="T15">r</text:span><text:span text:style-name="T16">(</text:span><text:span text:style-name="T15">n</text:span><text:span text:style-name="T15">_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7">=</text:span><text:span text:style-name="T18">3</text:span><text:span text:style-name="T16">) </text:span></text:p>
          </draw:text-box>
        </draw:frame>
        <draw:frame draw:style-name="gr8" draw:text-style-name="P9" draw:layer="layout" svg:width="7.571cm" svg:height="0.353cm" svg:x="3.811cm" svg:y="19.519cm">
          <draw:text-box>
            <text:p text:style-name="P1"><text:span text:style-name="T25">#</text:span><text:span text:style-name="T25"> </text:span><text:span text:style-name="T25">f</text:span><text:span text:style-name="T25">i</text:span><text:span text:style-name="T25">t </text:span><text:span text:style-name="T25">t</text:span><text:span text:style-name="T25">h</text:span><text:span text:style-name="T25">e</text:span><text:span text:style-name="T25"> </text:span><text:span text:style-name="T25">m</text:span><text:span text:style-name="T25">o</text:span><text:span text:style-name="T25">d</text:span><text:span text:style-name="T25">e</text:span><text:span text:style-name="T25">l </text:span><text:span text:style-name="T25">u</text:span><text:span text:style-name="T25">s</text:span><text:span text:style-name="T25">i</text:span><text:span text:style-name="T25">n</text:span><text:span text:style-name="T25">g</text:span><text:span text:style-name="T25"> </text:span><text:span text:style-name="T25">t</text:span><text:span text:style-name="T25">h</text:span><text:span text:style-name="T25">e</text:span><text:span text:style-name="T25"> </text:span><text:span text:style-name="T25">t</text:span><text:span text:style-name="T25">r</text:span><text:span text:style-name="T25">a</text:span><text:span text:style-name="T25">i</text:span><text:span text:style-name="T25">n</text:span><text:span text:style-name="T25">i</text:span><text:span text:style-name="T25">n</text:span><text:span text:style-name="T25">g</text:span><text:span text:style-name="T25"> </text:span><text:span text:style-name="T25">d</text:span><text:span text:style-name="T25">a</text:span><text:span text:style-name="T25">t</text:span><text:span text:style-name="T25">a</text:span><text:span text:style-name="T25"> </text:span><text:span text:style-name="T25">a</text:span><text:span text:style-name="T25">n</text:span><text:span text:style-name="T25">d</text:span><text:span text:style-name="T25"> </text:span><text:span text:style-name="T25">t</text:span><text:span text:style-name="T25">r</text:span><text:span text:style-name="T25">a</text:span><text:span text:style-name="T25">i</text:span><text:span text:style-name="T25">n</text:span><text:span text:style-name="T25">i</text:span><text:span text:style-name="T25">n</text:span><text:span text:style-name="T25">g</text:span><text:span text:style-name="T25"> </text:span><text:span text:style-name="T25">t</text:span><text:span text:style-name="T25">a</text:span><text:span text:style-name="T25">r</text:span><text:span text:style-name="T25">g</text:span><text:span text:style-name="T25">e</text:span><text:span text:style-name="T25">t</text:span><text:span text:style-name="T25">s</text:span><text:span text:style-name="T25"> </text:span></text:p>
          </draw:text-box>
        </draw:frame>
        <draw:frame draw:style-name="gr8" draw:text-style-name="P9" draw:layer="layout" svg:width="3.105cm" svg:height="0.353cm" svg:x="3.811cm" svg:y="19.913cm">
          <draw:text-box>
            <text:p text:style-name="P1"><text:span text:style-name="T15">r</text:span><text:span text:style-name="T15">e</text:span><text:span text:style-name="T15">g</text:span><text:span text:style-name="T17">.</text:span><text:span text:style-name="T15">f</text:span><text:span text:style-name="T15">i</text:span><text:span text:style-name="T15">t</text:span><text:span text:style-name="T16">(</text:span><text:span text:style-name="T15">X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, </text:span><text:span text:style-name="T15">y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) </text:span></text:p>
          </draw:text-box>
        </draw:frame>
        <draw:frame draw:style-name="gr5" draw:text-style-name="P6" draw:layer="layout" svg:width="7.656cm" svg:height="0.471cm" svg:x="3.811cm" svg:y="20.31cm">
          <draw:text-box>
            <text:p text:style-name="P1"><text:span text:style-name="T4">N</text:span><text:span text:style-name="T4">o</text:span><text:span text:style-name="T4">w</text:span><text:span text:style-name="T4"> </text:span><text:span text:style-name="T4">w</text:span><text:span text:style-name="T4">e</text:span><text:span text:style-name="T4"> </text:span><text:span text:style-name="T4">c</text:span><text:span text:style-name="T4">a</text:span><text:span text:style-name="T4">n</text:span><text:span text:style-name="T4"> </text:span><text:span text:style-name="T4">m</text:span><text:span text:style-name="T4">a</text:span><text:span text:style-name="T4">k</text:span><text:span text:style-name="T4">e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e</text:span><text:span text:style-name="T4">s</text:span><text:span text:style-name="T4">t </text:span><text:span text:style-name="T4">s</text:span><text:span text:style-name="T4">e</text:span><text:span text:style-name="T4">t</text:span><text:span text:style-name="T4">:</text:span></text:p>
          </draw:text-box>
        </draw:frame>
        <draw:frame draw:style-name="gr1" draw:text-style-name="P2" draw:layer="layout" svg:width="0.388cm" svg:height="0.433cm" svg:x="11.475cm" svg:y="20.341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.132cm" svg:height="0.39cm" svg:x="3.811cm" svg:y="20.84cm">
          <draw:text-box>
            <text:p text:style-name="P1"><text:span text:style-name="T12">I</text:span><text:span text:style-name="T12">n</text:span><text:span text:style-name="T12">[</text:span><text:span text:style-name="T12">2</text:span><text:span text:style-name="T12">2</text:span><text:span text:style-name="T12">]</text:span><text:span text:style-name="T12">: </text:span></text:p>
          </draw:text-box>
        </draw:frame>
        <draw:frame draw:style-name="gr8" draw:text-style-name="P9" draw:layer="layout" svg:width="7.936cm" svg:height="0.353cm" svg:x="3.811cm" svg:y="21.273cm">
          <draw:text-box>
            <text:p text:style-name="P1"><text:span text:style-name="T13">p</text:span><text:span text:style-name="T13">r</text:span><text:span text:style-name="T13">i</text:span><text:span text:style-name="T13">n</text:span><text:span text:style-name="T13">t</text:span><text:span text:style-name="T16">(</text:span><text:span text:style-name="T20">"</text:span><text:span text:style-name="T20">T</text:span><text:span text:style-name="T20">e</text:span><text:span text:style-name="T20">s</text:span><text:span text:style-name="T20">t </text:span><text:span text:style-name="T20">s</text:span><text:span text:style-name="T20">e</text:span><text:span text:style-name="T20">t </text:span><text:span text:style-name="T20">p</text:span><text:span text:style-name="T20">r</text:span><text:span text:style-name="T20">e</text:span><text:span text:style-name="T20">d</text:span><text:span text:style-name="T20">i</text:span><text:span text:style-name="T20">c</text:span><text:span text:style-name="T20">t</text:span><text:span text:style-name="T20">i</text:span><text:span text:style-name="T20">o</text:span><text:span text:style-name="T20">n</text:span><text:span text:style-name="T20">s</text:span><text:span text:style-name="T20">:</text:span><text:span text:style-name="T28">\</text:span><text:span text:style-name="T28">n</text:span><text:span text:style-name="T20">{</text:span><text:span text:style-name="T20">}</text:span><text:span text:style-name="T20">"</text:span><text:span text:style-name="T17">.</text:span><text:span text:style-name="T15">f</text:span><text:span text:style-name="T15">o</text:span><text:span text:style-name="T15">r</text:span><text:span text:style-name="T15">m</text:span><text:span text:style-name="T15">a</text:span><text:span text:style-name="T15">t</text:span><text:span text:style-name="T16">(</text:span><text:span text:style-name="T15">r</text:span><text:span text:style-name="T15">e</text:span><text:span text:style-name="T15">g</text:span><text:span text:style-name="T17">.</text:span><text:span text:style-name="T15">p</text:span><text:span text:style-name="T15">r</text:span><text:span text:style-name="T15">e</text:span><text:span text:style-name="T15">d</text:span><text:span text:style-name="T15">i</text:span><text:span text:style-name="T15">c</text:span><text:span text:style-name="T15">t</text:span><text:span text:style-name="T16">(</text:span><text:span text:style-name="T15">X</text:span><text:span text:style-name="T15">_</text:span><text:span text:style-name="T15">t</text:span><text:span text:style-name="T15">e</text:span><text:span text:style-name="T15">s</text:span><text:span text:style-name="T15">t</text:span><text:span text:style-name="T16">)</text:span><text:span text:style-name="T16">)</text:span><text:span text:style-name="T16">) </text:span></text:p>
          </draw:text-box>
        </draw:frame>
        <draw:frame draw:style-name="gr7" draw:text-style-name="P8" draw:layer="layout" svg:width="1.391cm" svg:height="0.39cm" svg:x="3.811cm" svg:y="21.674cm">
          <draw:text-box>
            <text:p text:style-name="P1"><text:span text:style-name="T12">O</text:span><text:span text:style-name="T12">u</text:span><text:span text:style-name="T12">t</text:span><text:span text:style-name="T12">[</text:span><text:span text:style-name="T12">2</text:span><text:span text:style-name="T12">2</text:span><text:span text:style-name="T12">]</text:span><text:span text:style-name="T12">: </text:span></text:p>
          </draw:text-box>
        </draw:frame>
        <draw:frame draw:style-name="gr8" draw:text-style-name="P9" draw:layer="layout" svg:width="2.648cm" svg:height="0.353cm" svg:x="3.811cm" svg:y="22.102cm">
          <draw:text-box>
            <text:p text:style-name="P1"><text:span text:style-name="T16">T</text:span><text:span text:style-name="T16">e</text:span><text:span text:style-name="T16">s</text:span><text:span text:style-name="T16">t </text:span><text:span text:style-name="T16">s</text:span><text:span text:style-name="T16">e</text:span><text:span text:style-name="T16">t </text:span><text:span text:style-name="T16">p</text:span><text:span text:style-name="T16">r</text:span><text:span text:style-name="T16">e</text:span><text:span text:style-name="T16">d</text:span><text:span text:style-name="T16">i</text:span><text:span text:style-name="T16">c</text:span><text:span text:style-name="T16">t</text:span><text:span text:style-name="T16">i</text:span><text:span text:style-name="T16">o</text:span><text:span text:style-name="T16">n</text:span><text:span text:style-name="T16">s</text:span><text:span text:style-name="T16">: </text:span></text:p>
          </draw:text-box>
        </draw:frame>
        <draw:frame draw:style-name="gr8" draw:text-style-name="P9" draw:layer="layout" svg:width="8.892cm" svg:height="0.353cm" svg:x="3.811cm" svg:y="22.496cm">
          <draw:text-box>
            <text:p text:style-name="P1"><text:span text:style-name="T16">[</text:span><text:span text:style-name="T16">-</text:span><text:span text:style-name="T16">0</text:span><text:span text:style-name="T16">.</text:span><text:span text:style-name="T16">0</text:span><text:span text:style-name="T16">5</text:span><text:span text:style-name="T16">4</text:span><text:span text:style-name="T16"> </text:span><text:span text:style-name="T16">0</text:span><text:span text:style-name="T16">.</text:span><text:span text:style-name="T16">3</text:span><text:span text:style-name="T16">5</text:span><text:span text:style-name="T16">7</text:span><text:span text:style-name="T16"> </text:span><text:span text:style-name="T16">1</text:span><text:span text:style-name="T16">.</text:span><text:span text:style-name="T16">1</text:span><text:span text:style-name="T16">3</text:span><text:span text:style-name="T16">7</text:span><text:span text:style-name="T16"> </text:span><text:span text:style-name="T16">-</text:span><text:span text:style-name="T16">1</text:span><text:span text:style-name="T16">.</text:span><text:span text:style-name="T16">8</text:span><text:span text:style-name="T16">9</text:span><text:span text:style-name="T16">4</text:span><text:span text:style-name="T16"> </text:span><text:span text:style-name="T16">-</text:span><text:span text:style-name="T16">1</text:span><text:span text:style-name="T16">.</text:span><text:span text:style-name="T16">1</text:span><text:span text:style-name="T16">3</text:span><text:span text:style-name="T16">9</text:span><text:span text:style-name="T16"> </text:span><text:span text:style-name="T16">-</text:span><text:span text:style-name="T16">1</text:span><text:span text:style-name="T16">.</text:span><text:span text:style-name="T16">6</text:span><text:span text:style-name="T16">3</text:span><text:span text:style-name="T16">1</text:span><text:span text:style-name="T16"> </text:span><text:span text:style-name="T16">0</text:span><text:span text:style-name="T16">.</text:span><text:span text:style-name="T16">3</text:span><text:span text:style-name="T16">5</text:span><text:span text:style-name="T16">7</text:span><text:span text:style-name="T16"> </text:span><text:span text:style-name="T16">0</text:span><text:span text:style-name="T16">.</text:span><text:span text:style-name="T16">9</text:span><text:span text:style-name="T16">1</text:span><text:span text:style-name="T16">2</text:span><text:span text:style-name="T16"> </text:span><text:span text:style-name="T16">-</text:span><text:span text:style-name="T16">0</text:span><text:span text:style-name="T16">.</text:span><text:span text:style-name="T16">4</text:span><text:span text:style-name="T16">4</text:span><text:span text:style-name="T16">7</text:span><text:span text:style-name="T16"> </text:span><text:span text:style-name="T16">-</text:span><text:span text:style-name="T16">1</text:span><text:span text:style-name="T16">.</text:span><text:span text:style-name="T16">1</text:span><text:span text:style-name="T16">3</text:span><text:span text:style-name="T16">9</text:span><text:span text:style-name="T16">] </text:span></text:p>
          </draw:text-box>
        </draw:frame>
        <draw:frame draw:style-name="gr4" draw:text-style-name="P5" draw:layer="layout" svg:width="4.511cm" svg:height="0.628cm" svg:x="3.811cm" svg:y="22.908cm">
          <draw:text-box>
            <text:p text:style-name="P1"><text:span text:style-name="T3">e</text:span><text:span text:style-name="T3">v</text:span><text:span text:style-name="T3">a</text:span><text:span text:style-name="T3">l</text:span><text:span text:style-name="T3">u</text:span><text:span text:style-name="T3">a</text:span><text:span text:style-name="T3">t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/text:p>
          </draw:text-box>
        </draw:frame>
        <draw:frame draw:style-name="gr1" draw:text-style-name="P2" draw:layer="layout" svg:width="0.388cm" svg:height="0.433cm" svg:x="8.324cm" svg:y="23.063cm">
          <draw:text-box>
            <text:p text:style-name="P1"><text:span text:style-name="T21"><text:s/></text:span></text:p>
          </draw:text-box>
        </draw:frame>
        <draw:frame draw:style-name="gr7" draw:text-style-name="P8" draw:layer="layout" svg:width="1.132cm" svg:height="0.39cm" svg:x="3.811cm" svg:y="23.6cm">
          <draw:text-box>
            <text:p text:style-name="P1"><text:span text:style-name="T12">I</text:span><text:span text:style-name="T12">n</text:span><text:span text:style-name="T12">[</text:span><text:span text:style-name="T12">2</text:span><text:span text:style-name="T12">3</text:span><text:span text:style-name="T12">]</text:span><text:span text:style-name="T12">: </text:span></text:p>
          </draw:text-box>
        </draw:frame>
        <draw:frame draw:style-name="gr8" draw:text-style-name="P9" draw:layer="layout" svg:width="7.995cm" svg:height="0.353cm" svg:x="3.811cm" svg:y="24.028cm">
          <draw:text-box>
            <text:p text:style-name="P1"><text:span text:style-name="T13">p</text:span><text:span text:style-name="T13">r</text:span><text:span text:style-name="T13">i</text:span><text:span text:style-name="T13">n</text:span><text:span text:style-name="T13">t</text:span><text:span text:style-name="T16">(</text:span><text:span text:style-name="T20">"</text:span><text:span text:style-name="T20">T</text:span><text:span text:style-name="T20">e</text:span><text:span text:style-name="T20">s</text:span><text:span text:style-name="T20">t </text:span><text:span text:style-name="T20">s</text:span><text:span text:style-name="T20">e</text:span><text:span text:style-name="T20">t </text:span><text:span text:style-name="T20">R</text:span><text:span text:style-name="T20">^</text:span><text:span text:style-name="T20">2</text:span><text:span text:style-name="T20">: </text:span><text:span text:style-name="T20">{</text:span><text:span text:style-name="T20">:</text:span><text:span text:style-name="T20">.</text:span><text:span text:style-name="T20">2</text:span><text:span text:style-name="T20">f</text:span><text:span text:style-name="T20">}</text:span><text:span text:style-name="T20">"</text:span><text:span text:style-name="T17">.</text:span><text:span text:style-name="T15">f</text:span><text:span text:style-name="T15">o</text:span><text:span text:style-name="T15">r</text:span><text:span text:style-name="T15">m</text:span><text:span text:style-name="T15">a</text:span><text:span text:style-name="T15">t</text:span><text:span text:style-name="T16">(</text:span><text:span text:style-name="T15">r</text:span><text:span text:style-name="T15">e</text:span><text:span text:style-name="T15">g</text:span><text:span text:style-name="T17">.</text:span><text:span text:style-name="T15">s</text:span><text:span text:style-name="T15">c</text:span><text:span text:style-name="T15">o</text:span><text:span text:style-name="T15">r</text:span><text:span text:style-name="T15">e</text:span><text:span text:style-name="T16">(</text:span><text:span text:style-name="T15">X</text:span><text:span text:style-name="T15">_</text:span><text:span text:style-name="T15">t</text:span><text:span text:style-name="T15">e</text:span><text:span text:style-name="T15">s</text:span><text:span text:style-name="T15">t</text:span><text:span text:style-name="T16">, </text:span><text:span text:style-name="T15">y</text:span><text:span text:style-name="T15">_</text:span><text:span text:style-name="T15">t</text:span><text:span text:style-name="T15">e</text:span><text:span text:style-name="T15">s</text:span><text:span text:style-name="T15">t</text:span><text:span text:style-name="T16">)</text:span><text:span text:style-name="T16">)</text:span><text:span text:style-name="T16">) </text:span></text:p>
          </draw:text-box>
        </draw:frame>
        <draw:frame draw:style-name="gr7" draw:text-style-name="P8" draw:layer="layout" svg:width="1.391cm" svg:height="0.39cm" svg:x="3.811cm" svg:y="24.43cm">
          <draw:text-box>
            <text:p text:style-name="P1"><text:span text:style-name="T12">O</text:span><text:span text:style-name="T12">u</text:span><text:span text:style-name="T12">t</text:span><text:span text:style-name="T12">[</text:span><text:span text:style-name="T12">2</text:span><text:span text:style-name="T12">3</text:span><text:span text:style-name="T12">]</text:span><text:span text:style-name="T12">: </text:span></text:p>
          </draw:text-box>
        </draw:frame>
        <draw:frame draw:style-name="gr8" draw:text-style-name="P9" draw:layer="layout" svg:width="2.394cm" svg:height="0.353cm" svg:x="3.811cm" svg:y="24.862cm">
          <draw:text-box>
            <text:p text:style-name="P1"><text:span text:style-name="T16">T</text:span><text:span text:style-name="T16">e</text:span><text:span text:style-name="T16">s</text:span><text:span text:style-name="T16">t </text:span><text:span text:style-name="T16">s</text:span><text:span text:style-name="T16">e</text:span><text:span text:style-name="T16">t </text:span><text:span text:style-name="T16">R</text:span><text:span text:style-name="T16">^</text:span><text:span text:style-name="T16">2</text:span><text:span text:style-name="T16">: </text:span><text:span text:style-name="T16">0</text:span><text:span text:style-name="T16">.</text:span><text:span text:style-name="T16">8</text:span><text:span text:style-name="T16">3</text:span><text:span text:style-name="T16"> </text:span></text:p>
          </draw:text-box>
        </draw:frame>
      </draw:page>
      <draw:page draw:name="page4" draw:style-name="dp1" draw:master-page-name="master-page85">
        <draw:frame draw:style-name="gr5" draw:text-style-name="P6" draw:layer="layout" svg:width="11.33cm" svg:height="0.471cm" svg:x="3.811cm" svg:y="2.548cm">
          <draw:text-box>
            <text:p text:style-name="P1"><text:span text:style-name="T4">H</text:span><text:span text:style-name="T4">e</text:span><text:span text:style-name="T4">r</text:span><text:span text:style-name="T4">e</text:span><text:span text:style-name="T4">, </text:span><text:span text:style-name="T4">t</text:span><text:span text:style-name="T4">h</text:span><text:span text:style-name="T4">e</text:span><text:span text:style-name="T4"> </text:span><text:span text:style-name="T4">s</text:span><text:span text:style-name="T4">c</text:span><text:span text:style-name="T4">o</text:span><text:span text:style-name="T4">r</text:span><text:span text:style-name="T4">e</text:span><text:span text:style-name="T4"> </text:span><text:span text:style-name="T4">i</text:span><text:span text:style-name="T4">s</text:span><text:span text:style-name="T4"> </text:span><text:span text:style-name="T4">0</text:span><text:span text:style-name="T4">.</text:span><text:span text:style-name="T4">8</text:span><text:span text:style-name="T4">3</text:span><text:span text:style-name="T4">,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i</text:span><text:span text:style-name="T4">n</text:span><text:span text:style-name="T4">d</text:span><text:span text:style-name="T4">i</text:span><text:span text:style-name="T4">c</text:span><text:span text:style-name="T4">a</text:span><text:span text:style-name="T4">t</text:span><text:span text:style-name="T4">e</text:span><text:span text:style-name="T4">s</text:span><text:span text:style-name="T4"> </text:span><text:span text:style-name="T4">a</text:span><text:span text:style-name="T4"> </text:span><text:span text:style-name="T4">r</text:span><text:span text:style-name="T4">e</text:span><text:span text:style-name="T4">l</text:span><text:span text:style-name="T4">a</text:span><text:span text:style-name="T4">t</text:span><text:span text:style-name="T4">i</text:span><text:span text:style-name="T4">v</text:span><text:span text:style-name="T4">e</text:span><text:span text:style-name="T4">l</text:span><text:span text:style-name="T4">y</text:span><text:span text:style-name="T4"> </text:span><text:span text:style-name="T4">g</text:span><text:span text:style-name="T4">o</text:span><text:span text:style-name="T4">o</text:span><text:span text:style-name="T4">d</text:span><text:span text:style-name="T4"> </text:span><text:span text:style-name="T4">m</text:span><text:span text:style-name="T4">o</text:span><text:span text:style-name="T4">d</text:span><text:span text:style-name="T4">e</text:span><text:span text:style-name="T4">l </text:span><text:span text:style-name="T4">f</text:span><text:span text:style-name="T4">i</text:span><text:span text:style-name="T4">t</text:span><text:span text:style-name="T4">.</text:span></text:p>
          </draw:text-box>
        </draw:frame>
        <draw:frame draw:style-name="gr1" draw:text-style-name="P2" draw:layer="layout" svg:width="0.388cm" svg:height="0.433cm" svg:x="15.158cm" svg:y="2.57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5.937cm" svg:height="0.471cm" svg:x="3.811cm" svg:y="3.082cm">
          <draw:text-box>
            <text:p text:style-name="P1"><text:span text:style-name="T7">A</text:span><text:span text:style-name="T7">n</text:span><text:span text:style-name="T7">a</text:span><text:span text:style-name="T7">l</text:span><text:span text:style-name="T7">y</text:span><text:span text:style-name="T7">z</text:span><text:span text:style-name="T7">i</text:span><text:span text:style-name="T7">n</text:span><text:span text:style-name="T7">g</text:span><text:span text:style-name="T7"> </text:span><text:span text:style-name="T7">K</text:span><text:span text:style-name="T7">N</text:span><text:span text:style-name="T7">e</text:span><text:span text:style-name="T7">i</text:span><text:span text:style-name="T7">g</text:span><text:span text:style-name="T7">h</text:span><text:span text:style-name="T7">b</text:span><text:span text:style-name="T7">o</text:span><text:span text:style-name="T7">r</text:span><text:span text:style-name="T7">s</text:span><text:span text:style-name="T7">R</text:span><text:span text:style-name="T7">e</text:span><text:span text:style-name="T7">g</text:span><text:span text:style-name="T7">r</text:span><text:span text:style-name="T7">e</text:span><text:span text:style-name="T7">s</text:span><text:span text:style-name="T7">s</text:span><text:span text:style-name="T7">o</text:span><text:span text:style-name="T7">r</text:span></text:p>
          </draw:text-box>
        </draw:frame>
        <draw:frame draw:style-name="gr1" draw:text-style-name="P2" draw:layer="layout" svg:width="0.388cm" svg:height="0.39cm" svg:x="9.751cm" svg:y="3.16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6.149cm" svg:height="0.39cm" svg:x="3.811cm" svg:y="3.663cm">
          <draw:text-box>
            <text:p text:style-name="P1"><text:span text:style-name="T9">R</text:span><text:span text:style-name="T9">e</text:span><text:span text:style-name="T9">a</text:span><text:span text:style-name="T9">d</text:span><text:span text:style-name="T9">i</text:span><text:span text:style-name="T9">n</text:span><text:span text:style-name="T9">g</text:span><text:span text:style-name="T9"> </text:span><text:span text:style-name="T9">r</text:span><text:span text:style-name="T9">e</text:span><text:span text:style-name="T9">p</text:span><text:span text:style-name="T9">o</text:span><text:span text:style-name="T9">r</text:span><text:span text:style-name="T9">t</text:span><text:span text:style-name="T9"> </text:span><text:span text:style-name="T9">b</text:span><text:span text:style-name="T9">y</text:span><text:span text:style-name="T9"> </text:span><text:span text:style-name="T9">k</text:span><text:span text:style-name="T9">h</text:span><text:span text:style-name="T9">a</text:span><text:span text:style-name="T9">l</text:span><text:span text:style-name="T9">i</text:span><text:span text:style-name="T9">d</text:span><text:span text:style-name="T9">i </text:span><text:span text:style-name="T9">H</text:span><text:span text:style-name="T9">a</text:span><text:span text:style-name="T9">s</text:span><text:span text:style-name="T9">s</text:span><text:span text:style-name="T9">a</text:span><text:span text:style-name="T9">n</text:span><text:span text:style-name="T9"> </text:span><text:span text:style-name="T9">2</text:span><text:span text:style-name="T9">0</text:span><text:span text:style-name="T9">1</text:span><text:span text:style-name="T9">9</text:span><text:span text:style-name="T9"> </text:span></text:p>
          </draw:text-box>
        </draw:frame>
        <draw:frame draw:style-name="gr5" draw:text-style-name="P6" draw:layer="layout" svg:width="5.908cm" svg:height="0.471cm" svg:x="3.811cm" svg:y="4.111cm">
          <draw:text-box>
            <text:p text:style-name="P1"><text:span text:style-name="T4">c</text:span><text:span text:style-name="T4">r</text:span><text:span text:style-name="T4">e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a</text:span><text:span text:style-name="T4"> </text:span><text:span text:style-name="T4">t</text:span><text:span text:style-name="T4">e</text:span><text:span text:style-name="T4">s</text:span><text:span text:style-name="T4">t </text:span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 </text:span><text:span text:style-name="T4">c</text:span><text:span text:style-name="T4">o</text:span><text:span text:style-name="T4">n</text:span><text:span text:style-name="T4">s</text:span><text:span text:style-name="T4">i</text:span><text:span text:style-name="T4">s</text:span><text:span text:style-name="T4">t</text:span><text:span text:style-name="T4">i</text:span><text:span text:style-name="T4">n</text:span><text:span text:style-name="T4">g</text:span><text:span text:style-name="T4"> </text:span><text:span text:style-name="T4">o</text:span><text:span text:style-name="T4">f</text:span></text:p>
          </draw:text-box>
        </draw:frame>
        <draw:frame draw:style-name="gr1" draw:text-style-name="P2" draw:layer="layout" svg:width="0.388cm" svg:height="0.433cm" svg:x="9.726cm" svg:y="4.14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4.096cm" svg:height="0.471cm" svg:x="3.811cm" svg:y="4.636cm">
          <draw:text-box>
            <text:p text:style-name="P1"><text:span text:style-name="T4">m</text:span><text:span text:style-name="T4">a</text:span><text:span text:style-name="T4">n</text:span><text:span text:style-name="T4">y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i</text:span><text:span text:style-name="T4">n</text:span><text:span text:style-name="T4">e</text:span><text:span text:style-name="T4">:</text:span></text:p>
          </draw:text-box>
        </draw:frame>
        <draw:frame draw:style-name="gr1" draw:text-style-name="P2" draw:layer="layout" svg:width="0.388cm" svg:height="0.433cm" svg:x="7.905cm" svg:y="4.666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.132cm" svg:height="0.39cm" svg:x="3.811cm" svg:y="5.166cm">
          <draw:text-box>
            <text:p text:style-name="P1"><text:span text:style-name="T12">I</text:span><text:span text:style-name="T12">n</text:span><text:span text:style-name="T12">[</text:span><text:span text:style-name="T12">2</text:span><text:span text:style-name="T12">4</text:span><text:span text:style-name="T12">]</text:span><text:span text:style-name="T12">: </text:span></text:p>
          </draw:text-box>
        </draw:frame>
        <draw:frame draw:style-name="gr8" draw:text-style-name="P9" draw:layer="layout" svg:width="5.723cm" svg:height="0.353cm" svg:x="3.811cm" svg:y="5.598cm">
          <draw:text-box>
            <text:p text:style-name="P1"><text:span text:style-name="T15">f</text:span><text:span text:style-name="T15">i</text:span><text:span text:style-name="T15">g</text:span><text:span text:style-name="T16">, </text:span><text:span text:style-name="T15">a</text:span><text:span text:style-name="T15">x</text:span><text:span text:style-name="T15">e</text:span><text:span text:style-name="T15">s</text:span><text:span text:style-name="T15"> </text:span><text:span text:style-name="T17">=</text:span><text:span text:style-name="T17"> </text:span><text:span text:style-name="T15">p</text:span><text:span text:style-name="T15">l</text:span><text:span text:style-name="T15">t</text:span><text:span text:style-name="T17">.</text:span><text:span text:style-name="T15">s</text:span><text:span text:style-name="T15">u</text:span><text:span text:style-name="T15">b</text:span><text:span text:style-name="T15">p</text:span><text:span text:style-name="T15">l</text:span><text:span text:style-name="T15">o</text:span><text:span text:style-name="T15">t</text:span><text:span text:style-name="T15">s</text:span><text:span text:style-name="T16">(</text:span><text:span text:style-name="T18">1</text:span><text:span text:style-name="T16">, </text:span><text:span text:style-name="T18">3</text:span><text:span text:style-name="T16">, </text:span><text:span text:style-name="T15">f</text:span><text:span text:style-name="T15">i</text:span><text:span text:style-name="T15">g</text:span><text:span text:style-name="T15">s</text:span><text:span text:style-name="T15">i</text:span><text:span text:style-name="T15">z</text:span><text:span text:style-name="T15">e</text:span><text:span text:style-name="T17">=</text:span><text:span text:style-name="T16">(</text:span><text:span text:style-name="T18">1</text:span><text:span text:style-name="T18">5</text:span><text:span text:style-name="T16">, </text:span><text:span text:style-name="T18">4</text:span><text:span text:style-name="T16">)</text:span><text:span text:style-name="T16">) </text:span></text:p>
          </draw:text-box>
        </draw:frame>
        <draw:frame draw:style-name="gr8" draw:text-style-name="P9" draw:layer="layout" svg:width="7.643cm" svg:height="0.353cm" svg:x="3.811cm" svg:y="5.992cm">
          <draw:text-box>
            <text:p text:style-name="P1"><text:span text:style-name="T25">#</text:span><text:span text:style-name="T25"> </text:span><text:span text:style-name="T25">c</text:span><text:span text:style-name="T25">r</text:span><text:span text:style-name="T25">e</text:span><text:span text:style-name="T25">a</text:span><text:span text:style-name="T25">t</text:span><text:span text:style-name="T25">e</text:span><text:span text:style-name="T25"> </text:span><text:span text:style-name="T25">1</text:span><text:span text:style-name="T25">,</text:span><text:span text:style-name="T25">0</text:span><text:span text:style-name="T25">0</text:span><text:span text:style-name="T25">0</text:span><text:span text:style-name="T25"> </text:span><text:span text:style-name="T25">d</text:span><text:span text:style-name="T25">a</text:span><text:span text:style-name="T25">t</text:span><text:span text:style-name="T25">a</text:span><text:span text:style-name="T25"> </text:span><text:span text:style-name="T25">p</text:span><text:span text:style-name="T25">o</text:span><text:span text:style-name="T25">i</text:span><text:span text:style-name="T25">n</text:span><text:span text:style-name="T25">t</text:span><text:span text:style-name="T25">s</text:span><text:span text:style-name="T25">, </text:span><text:span text:style-name="T25">e</text:span><text:span text:style-name="T25">v</text:span><text:span text:style-name="T25">e</text:span><text:span text:style-name="T25">n</text:span><text:span text:style-name="T25">l</text:span><text:span text:style-name="T25">y</text:span><text:span text:style-name="T25"> </text:span><text:span text:style-name="T25">s</text:span><text:span text:style-name="T25">p</text:span><text:span text:style-name="T25">a</text:span><text:span text:style-name="T25">c</text:span><text:span text:style-name="T25">e</text:span><text:span text:style-name="T25">d</text:span><text:span text:style-name="T25"> </text:span><text:span text:style-name="T25">b</text:span><text:span text:style-name="T25">e</text:span><text:span text:style-name="T25">t</text:span><text:span text:style-name="T25">w</text:span><text:span text:style-name="T25">e</text:span><text:span text:style-name="T25">e</text:span><text:span text:style-name="T25">n</text:span><text:span text:style-name="T25"> </text:span><text:span text:style-name="T25">-</text:span><text:span text:style-name="T25">3</text:span><text:span text:style-name="T25"> </text:span><text:span text:style-name="T25">a</text:span><text:span text:style-name="T25">n</text:span><text:span text:style-name="T25">d</text:span><text:span text:style-name="T25"> </text:span><text:span text:style-name="T25">3</text:span><text:span text:style-name="T25"> </text:span></text:p>
          </draw:text-box>
        </draw:frame>
        <draw:frame draw:style-name="gr8" draw:text-style-name="P9" draw:layer="layout" svg:width="5.797cm" svg:height="0.353cm" svg:x="3.811cm" svg:y="6.385cm">
          <draw:text-box>
            <text:p text:style-name="P1"><text:span text:style-name="T15">l</text:span><text:span text:style-name="T15">i</text:span><text:span text:style-name="T15">n</text:span><text:span text:style-name="T15">e</text:span><text:span text:style-name="T15"> </text:span><text:span text:style-name="T17">=</text:span><text:span text:style-name="T17"> </text:span><text:span text:style-name="T15">n</text:span><text:span text:style-name="T15">p</text:span><text:span text:style-name="T17">.</text:span><text:span text:style-name="T15">l</text:span><text:span text:style-name="T15">i</text:span><text:span text:style-name="T15">n</text:span><text:span text:style-name="T15">s</text:span><text:span text:style-name="T15">p</text:span><text:span text:style-name="T15">a</text:span><text:span text:style-name="T15">c</text:span><text:span text:style-name="T15">e</text:span><text:span text:style-name="T16">(</text:span><text:span text:style-name="T17">-</text:span><text:span text:style-name="T18">3</text:span><text:span text:style-name="T16">, </text:span><text:span text:style-name="T18">3</text:span><text:span text:style-name="T16">, </text:span><text:span text:style-name="T18">1</text:span><text:span text:style-name="T18">0</text:span><text:span text:style-name="T18">0</text:span><text:span text:style-name="T18">0</text:span><text:span text:style-name="T16">)</text:span><text:span text:style-name="T17">.</text:span><text:span text:style-name="T15">r</text:span><text:span text:style-name="T15">e</text:span><text:span text:style-name="T15">s</text:span><text:span text:style-name="T15">h</text:span><text:span text:style-name="T15">a</text:span><text:span text:style-name="T15">p</text:span><text:span text:style-name="T15">e</text:span><text:span text:style-name="T16">(</text:span><text:span text:style-name="T17">-</text:span><text:span text:style-name="T18">1</text:span><text:span text:style-name="T16">, </text:span><text:span text:style-name="T18">1</text:span><text:span text:style-name="T16">) </text:span></text:p>
          </draw:text-box>
        </draw:frame>
        <draw:frame draw:style-name="gr8" draw:text-style-name="P9" draw:layer="layout" svg:width="5.472cm" svg:height="0.353cm" svg:x="3.811cm" svg:y="6.779cm">
          <draw:text-box>
            <text:p text:style-name="P1"><text:span text:style-name="T13">f</text:span><text:span text:style-name="T13">o</text:span><text:span text:style-name="T13">r</text:span><text:span text:style-name="T13"> </text:span><text:span text:style-name="T15">n</text:span><text:span text:style-name="T15">_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6">, </text:span><text:span text:style-name="T15">a</text:span><text:span text:style-name="T15">x</text:span><text:span text:style-name="T15"> </text:span><text:span text:style-name="T23">i</text:span><text:span text:style-name="T23">n</text:span><text:span text:style-name="T23"> </text:span><text:span text:style-name="T24">z</text:span><text:span text:style-name="T24">i</text:span><text:span text:style-name="T24">p</text:span><text:span text:style-name="T16">(</text:span><text:span text:style-name="T16">[</text:span><text:span text:style-name="T18">1</text:span><text:span text:style-name="T16">, </text:span><text:span text:style-name="T18">3</text:span><text:span text:style-name="T16">, </text:span><text:span text:style-name="T18">9</text:span><text:span text:style-name="T16">]</text:span><text:span text:style-name="T16">, </text:span><text:span text:style-name="T15">a</text:span><text:span text:style-name="T15">x</text:span><text:span text:style-name="T15">e</text:span><text:span text:style-name="T15">s</text:span><text:span text:style-name="T16">)</text:span><text:span text:style-name="T16">: </text:span></text:p>
          </draw:text-box>
        </draw:frame>
        <draw:frame draw:style-name="gr8" draw:text-style-name="P9" draw:layer="layout" svg:width="5.891cm" svg:height="0.353cm" svg:x="3.811cm" svg:y="7.173cm">
          <draw:text-box>
            <text:p text:style-name="P1"><text:span text:style-name="T25">#</text:span><text:span text:style-name="T25"> </text:span><text:span text:style-name="T25">m</text:span><text:span text:style-name="T25">a</text:span><text:span text:style-name="T25">k</text:span><text:span text:style-name="T25">e</text:span><text:span text:style-name="T25"> </text:span><text:span text:style-name="T25">p</text:span><text:span text:style-name="T25">r</text:span><text:span text:style-name="T25">e</text:span><text:span text:style-name="T25">d</text:span><text:span text:style-name="T25">i</text:span><text:span text:style-name="T25">c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u</text:span><text:span text:style-name="T25">s</text:span><text:span text:style-name="T25">i</text:span><text:span text:style-name="T25">n</text:span><text:span text:style-name="T25">g</text:span><text:span text:style-name="T25"> </text:span><text:span text:style-name="T25">1</text:span><text:span text:style-name="T25">, </text:span><text:span text:style-name="T25">3</text:span><text:span text:style-name="T25">, </text:span><text:span text:style-name="T25">o</text:span><text:span text:style-name="T25">r</text:span><text:span text:style-name="T25"> </text:span><text:span text:style-name="T25">9</text:span><text:span text:style-name="T25"> </text:span><text:span text:style-name="T25">n</text:span><text:span text:style-name="T25">e</text:span><text:span text:style-name="T25">i</text:span><text:span text:style-name="T25">g</text:span><text:span text:style-name="T25">h</text:span><text:span text:style-name="T25">b</text:span><text:span text:style-name="T25">o</text:span><text:span text:style-name="T25">r</text:span><text:span text:style-name="T25">s</text:span><text:span text:style-name="T25"> </text:span></text:p>
          </draw:text-box>
        </draw:frame>
        <draw:frame draw:style-name="gr8" draw:text-style-name="P9" draw:layer="layout" svg:width="7.211cm" svg:height="0.353cm" svg:x="3.811cm" svg:y="7.566cm">
          <draw:text-box>
            <text:p text:style-name="P1"><text:span text:style-name="T15">r</text:span><text:span text:style-name="T15">e</text:span><text:span text:style-name="T15">g</text:span><text:span text:style-name="T15"> </text:span><text:span text:style-name="T17">=</text:span><text:span text:style-name="T17"> </text:span><text:span text:style-name="T15">K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5">R</text:span><text:span text:style-name="T15">e</text:span><text:span text:style-name="T15">g</text:span><text:span text:style-name="T15">r</text:span><text:span text:style-name="T15">e</text:span><text:span text:style-name="T15">s</text:span><text:span text:style-name="T15">s</text:span><text:span text:style-name="T15">o</text:span><text:span text:style-name="T15">r</text:span><text:span text:style-name="T16">(</text:span><text:span text:style-name="T15">n</text:span><text:span text:style-name="T15">_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7">=</text:span><text:span text:style-name="T15">n</text:span><text:span text:style-name="T15">_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6">) </text:span></text:p>
          </draw:text-box>
        </draw:frame>
        <draw:frame draw:style-name="gr8" draw:text-style-name="P9" draw:layer="layout" svg:width="3.105cm" svg:height="0.353cm" svg:x="3.811cm" svg:y="7.96cm">
          <draw:text-box>
            <text:p text:style-name="P1"><text:span text:style-name="T15">r</text:span><text:span text:style-name="T15">e</text:span><text:span text:style-name="T15">g</text:span><text:span text:style-name="T17">.</text:span><text:span text:style-name="T15">f</text:span><text:span text:style-name="T15">i</text:span><text:span text:style-name="T15">t</text:span><text:span text:style-name="T16">(</text:span><text:span text:style-name="T15">X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, </text:span><text:span text:style-name="T15">y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) </text:span></text:p>
          </draw:text-box>
        </draw:frame>
        <draw:frame draw:style-name="gr8" draw:text-style-name="P9" draw:layer="layout" svg:width="3.875cm" svg:height="0.353cm" svg:x="3.811cm" svg:y="8.354cm">
          <draw:text-box>
            <text:p text:style-name="P1"><text:span text:style-name="T15">a</text:span><text:span text:style-name="T15">x</text:span><text:span text:style-name="T17">.</text:span><text:span text:style-name="T15">p</text:span><text:span text:style-name="T15">l</text:span><text:span text:style-name="T15">o</text:span><text:span text:style-name="T15">t</text:span><text:span text:style-name="T16">(</text:span><text:span text:style-name="T15">l</text:span><text:span text:style-name="T15">i</text:span><text:span text:style-name="T15">n</text:span><text:span text:style-name="T15">e</text:span><text:span text:style-name="T16">, </text:span><text:span text:style-name="T15">r</text:span><text:span text:style-name="T15">e</text:span><text:span text:style-name="T15">g</text:span><text:span text:style-name="T17">.</text:span><text:span text:style-name="T15">p</text:span><text:span text:style-name="T15">r</text:span><text:span text:style-name="T15">e</text:span><text:span text:style-name="T15">d</text:span><text:span text:style-name="T15">i</text:span><text:span text:style-name="T15">c</text:span><text:span text:style-name="T15">t</text:span><text:span text:style-name="T16">(</text:span><text:span text:style-name="T15">l</text:span><text:span text:style-name="T15">i</text:span><text:span text:style-name="T15">n</text:span><text:span text:style-name="T15">e</text:span><text:span text:style-name="T16">)</text:span><text:span text:style-name="T16">) </text:span></text:p>
          </draw:text-box>
        </draw:frame>
        <draw:frame draw:style-name="gr8" draw:text-style-name="P9" draw:layer="layout" svg:width="8.052cm" svg:height="0.353cm" svg:x="3.811cm" svg:y="8.749cm">
          <draw:text-box>
            <text:p text:style-name="P1"><text:span text:style-name="T15">a</text:span><text:span text:style-name="T15">x</text:span><text:span text:style-name="T17">.</text:span><text:span text:style-name="T15">p</text:span><text:span text:style-name="T15">l</text:span><text:span text:style-name="T15">o</text:span><text:span text:style-name="T15">t</text:span><text:span text:style-name="T16">(</text:span><text:span text:style-name="T15">X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, </text:span><text:span text:style-name="T15">y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, </text:span><text:span text:style-name="T20">'</text:span><text:span text:style-name="T20">^</text:span><text:span text:style-name="T20">'</text:span><text:span text:style-name="T16">, </text:span><text:span text:style-name="T15">c</text:span><text:span text:style-name="T17">=</text:span><text:span text:style-name="T15">m</text:span><text:span text:style-name="T15">g</text:span><text:span text:style-name="T15">l</text:span><text:span text:style-name="T15">e</text:span><text:span text:style-name="T15">a</text:span><text:span text:style-name="T15">r</text:span><text:span text:style-name="T15">n</text:span><text:span text:style-name="T17">.</text:span><text:span text:style-name="T15">c</text:span><text:span text:style-name="T15">m</text:span><text:span text:style-name="T15">2</text:span><text:span text:style-name="T16">(</text:span><text:span text:style-name="T18">0</text:span><text:span text:style-name="T16">)</text:span><text:span text:style-name="T16">, </text:span><text:span text:style-name="T15">m</text:span><text:span text:style-name="T15">a</text:span><text:span text:style-name="T15">r</text:span><text:span text:style-name="T15">k</text:span><text:span text:style-name="T15">e</text:span><text:span text:style-name="T15">r</text:span><text:span text:style-name="T15">s</text:span><text:span text:style-name="T15">i</text:span><text:span text:style-name="T15">z</text:span><text:span text:style-name="T15">e</text:span><text:span text:style-name="T17">=</text:span><text:span text:style-name="T18">8</text:span><text:span text:style-name="T16">) </text:span></text:p>
          </draw:text-box>
        </draw:frame>
        <draw:frame draw:style-name="gr8" draw:text-style-name="P9" draw:layer="layout" svg:width="7.776cm" svg:height="0.353cm" svg:x="3.811cm" svg:y="9.142cm">
          <draw:text-box>
            <text:p text:style-name="P1"><text:span text:style-name="T15">a</text:span><text:span text:style-name="T15">x</text:span><text:span text:style-name="T17">.</text:span><text:span text:style-name="T15">p</text:span><text:span text:style-name="T15">l</text:span><text:span text:style-name="T15">o</text:span><text:span text:style-name="T15">t</text:span><text:span text:style-name="T16">(</text:span><text:span text:style-name="T15">X</text:span><text:span text:style-name="T15">_</text:span><text:span text:style-name="T15">t</text:span><text:span text:style-name="T15">e</text:span><text:span text:style-name="T15">s</text:span><text:span text:style-name="T15">t</text:span><text:span text:style-name="T16">, </text:span><text:span text:style-name="T15">y</text:span><text:span text:style-name="T15">_</text:span><text:span text:style-name="T15">t</text:span><text:span text:style-name="T15">e</text:span><text:span text:style-name="T15">s</text:span><text:span text:style-name="T15">t</text:span><text:span text:style-name="T16">, </text:span><text:span text:style-name="T20">'</text:span><text:span text:style-name="T20">v</text:span><text:span text:style-name="T20">'</text:span><text:span text:style-name="T16">, </text:span><text:span text:style-name="T15">c</text:span><text:span text:style-name="T17">=</text:span><text:span text:style-name="T15">m</text:span><text:span text:style-name="T15">g</text:span><text:span text:style-name="T15">l</text:span><text:span text:style-name="T15">e</text:span><text:span text:style-name="T15">a</text:span><text:span text:style-name="T15">r</text:span><text:span text:style-name="T15">n</text:span><text:span text:style-name="T17">.</text:span><text:span text:style-name="T15">c</text:span><text:span text:style-name="T15">m</text:span><text:span text:style-name="T15">2</text:span><text:span text:style-name="T16">(</text:span><text:span text:style-name="T18">1</text:span><text:span text:style-name="T16">)</text:span><text:span text:style-name="T16">, </text:span><text:span text:style-name="T15">m</text:span><text:span text:style-name="T15">a</text:span><text:span text:style-name="T15">r</text:span><text:span text:style-name="T15">k</text:span><text:span text:style-name="T15">e</text:span><text:span text:style-name="T15">r</text:span><text:span text:style-name="T15">s</text:span><text:span text:style-name="T15">i</text:span><text:span text:style-name="T15">z</text:span><text:span text:style-name="T15">e</text:span><text:span text:style-name="T17">=</text:span><text:span text:style-name="T18">8</text:span><text:span text:style-name="T16">) </text:span></text:p>
          </draw:text-box>
        </draw:frame>
        <draw:frame draw:style-name="gr8" draw:text-style-name="P9" draw:layer="layout" svg:width="1.577cm" svg:height="0.353cm" svg:x="3.811cm" svg:y="9.536cm">
          <draw:text-box>
            <text:p text:style-name="P1"><text:span text:style-name="T15">a</text:span><text:span text:style-name="T15">x</text:span><text:span text:style-name="T17">.</text:span><text:span text:style-name="T15">s</text:span><text:span text:style-name="T15">e</text:span><text:span text:style-name="T15">t</text:span><text:span text:style-name="T15">_</text:span><text:span text:style-name="T15">t</text:span><text:span text:style-name="T15">i</text:span><text:span text:style-name="T15">t</text:span><text:span text:style-name="T15">l</text:span><text:span text:style-name="T15">e</text:span><text:span text:style-name="T16">( </text:span></text:p>
          </draw:text-box>
        </draw:frame>
        <draw:frame draw:style-name="gr8" draw:text-style-name="P9" draw:layer="layout" svg:width="8.007cm" svg:height="0.353cm" svg:x="3.811cm" svg:y="9.93cm">
          <draw:text-box>
            <text:p text:style-name="P1"><text:span text:style-name="T20">"</text:span><text:span text:style-name="T20">{</text:span><text:span text:style-name="T20">}</text:span><text:span text:style-name="T20"> </text:span><text:span text:style-name="T20">n</text:span><text:span text:style-name="T20">e</text:span><text:span text:style-name="T20">i</text:span><text:span text:style-name="T20">g</text:span><text:span text:style-name="T20">h</text:span><text:span text:style-name="T20">b</text:span><text:span text:style-name="T20">o</text:span><text:span text:style-name="T20">r</text:span><text:span text:style-name="T20">(</text:span><text:span text:style-name="T20">s</text:span><text:span text:style-name="T20">)</text:span><text:span text:style-name="T28">\</text:span><text:span text:style-name="T28">n</text:span><text:span text:style-name="T28"> </text:span><text:span text:style-name="T20">t</text:span><text:span text:style-name="T20">r</text:span><text:span text:style-name="T20">a</text:span><text:span text:style-name="T20">i</text:span><text:span text:style-name="T20">n</text:span><text:span text:style-name="T20"> </text:span><text:span text:style-name="T20">s</text:span><text:span text:style-name="T20">c</text:span><text:span text:style-name="T20">o</text:span><text:span text:style-name="T20">r</text:span><text:span text:style-name="T20">e</text:span><text:span text:style-name="T20">: </text:span><text:span text:style-name="T20">{</text:span><text:span text:style-name="T20">:</text:span><text:span text:style-name="T20">.</text:span><text:span text:style-name="T20">2</text:span><text:span text:style-name="T20">f</text:span><text:span text:style-name="T20">}</text:span><text:span text:style-name="T20"> </text:span><text:span text:style-name="T20">t</text:span><text:span text:style-name="T20">e</text:span><text:span text:style-name="T20">s</text:span><text:span text:style-name="T20">t </text:span><text:span text:style-name="T20">s</text:span><text:span text:style-name="T20">c</text:span><text:span text:style-name="T20">o</text:span><text:span text:style-name="T20">r</text:span><text:span text:style-name="T20">e</text:span><text:span text:style-name="T20">: </text:span><text:span text:style-name="T20">{</text:span><text:span text:style-name="T20">:</text:span><text:span text:style-name="T20">.</text:span><text:span text:style-name="T20">2</text:span><text:span text:style-name="T20">f</text:span><text:span text:style-name="T20">}</text:span><text:span text:style-name="T20">"</text:span><text:span text:style-name="T17">.</text:span><text:span text:style-name="T15">f</text:span><text:span text:style-name="T15">o</text:span><text:span text:style-name="T15">r</text:span><text:span text:style-name="T15">m</text:span><text:span text:style-name="T15">a</text:span><text:span text:style-name="T15">t</text:span><text:span text:style-name="T16">( </text:span></text:p>
          </draw:text-box>
        </draw:frame>
        <draw:frame draw:style-name="gr8" draw:text-style-name="P9" draw:layer="layout" svg:width="5.315cm" svg:height="0.353cm" svg:x="3.811cm" svg:y="10.323cm">
          <draw:text-box>
            <text:p text:style-name="P1"><text:span text:style-name="T15">n</text:span><text:span text:style-name="T15">_</text:span><text:span text:style-name="T15">n</text:span><text:span text:style-name="T15">e</text:span><text:span text:style-name="T15">i</text:span><text:span text:style-name="T15">g</text:span><text:span text:style-name="T15">h</text:span><text:span text:style-name="T15">b</text:span><text:span text:style-name="T15">o</text:span><text:span text:style-name="T15">r</text:span><text:span text:style-name="T15">s</text:span><text:span text:style-name="T16">, </text:span><text:span text:style-name="T15">r</text:span><text:span text:style-name="T15">e</text:span><text:span text:style-name="T15">g</text:span><text:span text:style-name="T17">.</text:span><text:span text:style-name="T15">s</text:span><text:span text:style-name="T15">c</text:span><text:span text:style-name="T15">o</text:span><text:span text:style-name="T15">r</text:span><text:span text:style-name="T15">e</text:span><text:span text:style-name="T16">(</text:span><text:span text:style-name="T15">X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, </text:span><text:span text:style-name="T15">y</text:span><text:span text:style-name="T15">_</text:span><text:span text:style-name="T15">t</text:span><text:span text:style-name="T15">r</text:span><text:span text:style-name="T15">a</text:span><text:span text:style-name="T15">i</text:span><text:span text:style-name="T15">n</text:span><text:span text:style-name="T16">)</text:span><text:span text:style-name="T16">, </text:span></text:p>
          </draw:text-box>
        </draw:frame>
        <draw:frame draw:style-name="gr8" draw:text-style-name="P9" draw:layer="layout" svg:width="3.414cm" svg:height="0.353cm" svg:x="3.811cm" svg:y="10.717cm">
          <draw:text-box>
            <text:p text:style-name="P1"><text:span text:style-name="T15">r</text:span><text:span text:style-name="T15">e</text:span><text:span text:style-name="T15">g</text:span><text:span text:style-name="T17">.</text:span><text:span text:style-name="T15">s</text:span><text:span text:style-name="T15">c</text:span><text:span text:style-name="T15">o</text:span><text:span text:style-name="T15">r</text:span><text:span text:style-name="T15">e</text:span><text:span text:style-name="T16">(</text:span><text:span text:style-name="T15">X</text:span><text:span text:style-name="T15">_</text:span><text:span text:style-name="T15">t</text:span><text:span text:style-name="T15">e</text:span><text:span text:style-name="T15">s</text:span><text:span text:style-name="T15">t</text:span><text:span text:style-name="T16">, </text:span><text:span text:style-name="T15">y</text:span><text:span text:style-name="T15">_</text:span><text:span text:style-name="T15">t</text:span><text:span text:style-name="T15">e</text:span><text:span text:style-name="T15">s</text:span><text:span text:style-name="T15">t</text:span><text:span text:style-name="T16">)</text:span><text:span text:style-name="T16">)</text:span><text:span text:style-name="T16">) </text:span></text:p>
          </draw:text-box>
        </draw:frame>
        <draw:frame draw:style-name="gr8" draw:text-style-name="P9" draw:layer="layout" svg:width="3.181cm" svg:height="0.353cm" svg:x="3.811cm" svg:y="11.115cm">
          <draw:text-box>
            <text:p text:style-name="P1"><text:span text:style-name="T15">a</text:span><text:span text:style-name="T15">x</text:span><text:span text:style-name="T17">.</text:span><text:span text:style-name="T15">s</text:span><text:span text:style-name="T15">e</text:span><text:span text:style-name="T15">t</text:span><text:span text:style-name="T15">_</text:span><text:span text:style-name="T15">x</text:span><text:span text:style-name="T15">l</text:span><text:span text:style-name="T15">a</text:span><text:span text:style-name="T15">b</text:span><text:span text:style-name="T15">e</text:span><text:span text:style-name="T15">l</text:span><text:span text:style-name="T16">(</text:span><text:span text:style-name="T20">"</text:span><text:span text:style-name="T20">F</text:span><text:span text:style-name="T20">e</text:span><text:span text:style-name="T20">a</text:span><text:span text:style-name="T20">t</text:span><text:span text:style-name="T20">u</text:span><text:span text:style-name="T20">r</text:span><text:span text:style-name="T20">e</text:span><text:span text:style-name="T20">"</text:span><text:span text:style-name="T16">) </text:span></text:p>
          </draw:text-box>
        </draw:frame>
        <draw:frame draw:style-name="gr8" draw:text-style-name="P9" draw:layer="layout" svg:width="3.058cm" svg:height="0.353cm" svg:x="3.811cm" svg:y="11.509cm">
          <draw:text-box>
            <text:p text:style-name="P1"><text:span text:style-name="T15">a</text:span><text:span text:style-name="T15">x</text:span><text:span text:style-name="T17">.</text:span><text:span text:style-name="T15">s</text:span><text:span text:style-name="T15">e</text:span><text:span text:style-name="T15">t</text:span><text:span text:style-name="T15">_</text:span><text:span text:style-name="T15">y</text:span><text:span text:style-name="T15">l</text:span><text:span text:style-name="T15">a</text:span><text:span text:style-name="T15">b</text:span><text:span text:style-name="T15">e</text:span><text:span text:style-name="T15">l</text:span><text:span text:style-name="T16">(</text:span><text:span text:style-name="T20">"</text:span><text:span text:style-name="T20">T</text:span><text:span text:style-name="T20">a</text:span><text:span text:style-name="T20">r</text:span><text:span text:style-name="T20">g</text:span><text:span text:style-name="T20">e</text:span><text:span text:style-name="T20">t</text:span><text:span text:style-name="T20">"</text:span><text:span text:style-name="T16">) </text:span></text:p>
          </draw:text-box>
        </draw:frame>
        <draw:frame draw:style-name="gr8" draw:text-style-name="P9" draw:layer="layout" svg:width="7.784cm" svg:height="0.353cm" svg:x="3.811cm" svg:y="11.902cm">
          <draw:text-box>
            <text:p text:style-name="P1"><text:span text:style-name="T15">a</text:span><text:span text:style-name="T15">x</text:span><text:span text:style-name="T15">e</text:span><text:span text:style-name="T15">s</text:span><text:span text:style-name="T16">[</text:span><text:span text:style-name="T18">0</text:span><text:span text:style-name="T16">]</text:span><text:span text:style-name="T17">.</text:span><text:span text:style-name="T15">l</text:span><text:span text:style-name="T15">e</text:span><text:span text:style-name="T15">g</text:span><text:span text:style-name="T15">e</text:span><text:span text:style-name="T15">n</text:span><text:span text:style-name="T15">d</text:span><text:span text:style-name="T16">(</text:span><text:span text:style-name="T16">[</text:span><text:span text:style-name="T20">"</text:span><text:span text:style-name="T20">M</text:span><text:span text:style-name="T20">o</text:span><text:span text:style-name="T20">d</text:span><text:span text:style-name="T20">e</text:span><text:span text:style-name="T20">l </text:span><text:span text:style-name="T20">p</text:span><text:span text:style-name="T20">r</text:span><text:span text:style-name="T20">e</text:span><text:span text:style-name="T20">d</text:span><text:span text:style-name="T20">i</text:span><text:span text:style-name="T20">c</text:span><text:span text:style-name="T20">t</text:span><text:span text:style-name="T20">i</text:span><text:span text:style-name="T20">o</text:span><text:span text:style-name="T20">n</text:span><text:span text:style-name="T20">s</text:span><text:span text:style-name="T20">"</text:span><text:span text:style-name="T16">, </text:span><text:span text:style-name="T20">"</text:span><text:span text:style-name="T20">T</text:span><text:span text:style-name="T20">r</text:span><text:span text:style-name="T20">a</text:span><text:span text:style-name="T20">i</text:span><text:span text:style-name="T20">n</text:span><text:span text:style-name="T20">i</text:span><text:span text:style-name="T20">n</text:span><text:span text:style-name="T20">g</text:span><text:span text:style-name="T20"> </text:span><text:span text:style-name="T20">d</text:span><text:span text:style-name="T20">a</text:span><text:span text:style-name="T20">t</text:span><text:span text:style-name="T20">a</text:span><text:span text:style-name="T20">/</text:span><text:span text:style-name="T20">t</text:span><text:span text:style-name="T20">a</text:span><text:span text:style-name="T20">r</text:span><text:span text:style-name="T20">g</text:span><text:span text:style-name="T20">e</text:span><text:span text:style-name="T20">t</text:span><text:span text:style-name="T20">"</text:span><text:span text:style-name="T16">, </text:span></text:p>
          </draw:text-box>
        </draw:frame>
        <draw:frame draw:style-name="gr8" draw:text-style-name="P9" draw:layer="layout" svg:width="4.028cm" svg:height="0.353cm" svg:x="3.811cm" svg:y="12.292cm">
          <draw:text-box>
            <text:p text:style-name="P1"><text:span text:style-name="T20">"</text:span><text:span text:style-name="T20">T</text:span><text:span text:style-name="T20">e</text:span><text:span text:style-name="T20">s</text:span><text:span text:style-name="T20">t </text:span><text:span text:style-name="T20">d</text:span><text:span text:style-name="T20">a</text:span><text:span text:style-name="T20">t</text:span><text:span text:style-name="T20">a</text:span><text:span text:style-name="T20">/</text:span><text:span text:style-name="T20">t</text:span><text:span text:style-name="T20">a</text:span><text:span text:style-name="T20">r</text:span><text:span text:style-name="T20">g</text:span><text:span text:style-name="T20">e</text:span><text:span text:style-name="T20">t</text:span><text:span text:style-name="T20">"</text:span><text:span text:style-name="T16">]</text:span><text:span text:style-name="T16">, </text:span><text:span text:style-name="T15">l</text:span><text:span text:style-name="T15">o</text:span><text:span text:style-name="T15">c</text:span><text:span text:style-name="T17">=</text:span><text:span text:style-name="T20">"</text:span><text:span text:style-name="T20">b</text:span><text:span text:style-name="T20">e</text:span><text:span text:style-name="T20">s</text:span><text:span text:style-name="T20">t</text:span><text:span text:style-name="T20">"</text:span><text:span text:style-name="T16">) </text:span></text:p>
          </draw:text-box>
        </draw:frame>
        <draw:frame draw:style-name="gr8" draw:text-style-name="P9" draw:layer="layout" svg:width="0.317cm" svg:height="0.353cm" svg:x="3.811cm" svg:y="12.969cm">
          <draw:text-box>
            <text:p text:style-name="P1"><text:span text:style-name="T16"><text:s/></text:span></text:p>
          </draw:text-box>
        </draw:frame>
        <draw:frame draw:style-name="gr5" draw:text-style-name="P6" draw:layer="layout" svg:width="11.652cm" svg:height="0.471cm" svg:x="3.811cm" svg:y="13.37cm">
          <draw:text-box>
            <text:p text:style-name="P1"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l</text:span><text:span text:style-name="T4">o</text:span><text:span text:style-name="T4">t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o</text:span><text:span text:style-name="T4">n</text:span><text:span text:style-name="T4">l</text:span><text:span text:style-name="T4">y</text:span><text:span text:style-name="T4"> </text:span><text:span text:style-name="T4">a</text:span><text:span text:style-name="T4"> </text:span><text:span text:style-name="T4">s</text:span><text:span text:style-name="T4">i</text:span><text:span text:style-name="T4">n</text:span><text:span text:style-name="T4">g</text:span><text:span text:style-name="T4">l</text:span><text:span text:style-name="T4">e</text:span><text:span text:style-name="T4"> </text:span><text:span text:style-name="T4">n</text:span><text:span text:style-name="T4">e</text:span><text:span text:style-name="T4">i</text:span><text:span text:style-name="T4">g</text:span><text:span text:style-name="T4">h</text:span><text:span text:style-name="T4">b</text:span><text:span text:style-name="T4">o</text:span><text:span text:style-name="T4">r</text:span><text:span text:style-name="T4">, </text:span><text:span text:style-name="T4">e</text:span><text:span text:style-name="T4">a</text:span><text:span text:style-name="T4">c</text:span><text:span text:style-name="T4">h</text:span><text:span text:style-name="T4"> </text:span><text:span text:style-name="T4">p</text:span><text:span text:style-name="T4">o</text:span><text:span text:style-name="T4">i</text:span><text:span text:style-name="T4">n</text:span><text:span text:style-name="T4">t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/text:p>
          </draw:text-box>
        </draw:frame>
        <draw:frame draw:style-name="gr1" draw:text-style-name="P2" draw:layer="layout" svg:width="0.388cm" svg:height="0.433cm" svg:x="15.467cm" svg:y="13.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4.057cm" svg:height="0.471cm" svg:x="3.811cm" svg:y="13.895cm">
          <draw:text-box>
            <text:p text:style-name="P1"><text:span text:style-name="T4">s</text:span><text:span text:style-name="T4">e</text:span><text:span text:style-name="T4">t </text:span><text:span text:style-name="T4">h</text:span><text:span text:style-name="T4">a</text:span><text:span text:style-name="T4">s</text:span><text:span text:style-name="T4"> </text:span><text:span text:style-name="T4">a</text:span><text:span text:style-name="T4">n</text:span><text:span text:style-name="T4"> </text:span><text:span text:style-name="T4">o</text:span><text:span text:style-name="T4">b</text:span><text:span text:style-name="T4">v</text:span><text:span text:style-name="T4">i</text:span><text:span text:style-name="T4">o</text:span><text:span text:style-name="T4">u</text:span><text:span text:style-name="T4">s</text:span><text:span text:style-name="T4"> </text:span><text:span text:style-name="T4">i</text:span><text:span text:style-name="T4">n</text:span><text:span text:style-name="T4">f</text:span><text:span text:style-name="T4">l</text:span><text:span text:style-name="T4">u</text:span><text:span text:style-name="T4">e</text:span><text:span text:style-name="T4">n</text:span><text:span text:style-name="T4">c</text:span><text:span text:style-name="T4">e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e</text:span><text:span text:style-name="T4">d</text:span><text:span text:style-name="T4"> </text:span><text:span text:style-name="T4">v</text:span><text:span text:style-name="T4">a</text:span><text:span text:style-name="T4">l</text:span><text:span text:style-name="T4">u</text:span><text:span text:style-name="T4">e</text:span><text:span text:style-name="T4">s</text:span><text:span text:style-name="T4"> </text:span><text:span text:style-name="T4">g</text:span><text:span text:style-name="T4">o</text:span><text:span text:style-name="T4"> </text:span><text:span text:style-name="T4">t</text:span><text:span text:style-name="T4">h</text:span><text:span text:style-name="T4">r</text:span><text:span text:style-name="T4">o</text:span><text:span text:style-name="T4">u</text:span><text:span text:style-name="T4">g</text:span><text:span text:style-name="T4">h</text:span></text:p>
          </draw:text-box>
        </draw:frame>
        <draw:frame draw:style-name="gr1" draw:text-style-name="P2" draw:layer="layout" svg:width="0.388cm" svg:height="0.433cm" svg:x="17.889cm" svg:y="13.92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0.619cm" svg:height="0.471cm" svg:x="3.811cm" svg:y="14.417cm">
          <draw:text-box>
            <text:p text:style-name="P1"><text:span text:style-name="T4">a</text:span><text:span text:style-name="T4">l</text:span><text:span text:style-name="T4">l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text:span text:style-name="T4">. </text:span><text:span text:style-name="T4">T</text:span><text:span text:style-name="T4">h</text:span><text:span text:style-name="T4">i</text:span><text:span text:style-name="T4">s</text:span><text:span text:style-name="T4"> </text:span><text:span text:style-name="T4">l</text:span><text:span text:style-name="T4">e</text:span><text:span text:style-name="T4">a</text:span><text:span text:style-name="T4">d</text:span><text:span text:style-name="T4">s</text:span><text:span text:style-name="T4"> </text:span><text:span text:style-name="T4">t</text:span><text:span text:style-name="T4">o</text:span><text:span text:style-name="T4"> </text:span><text:span text:style-name="T4">a</text:span><text:span text:style-name="T4"> </text:span><text:span text:style-name="T4">v</text:span><text:span text:style-name="T4">e</text:span><text:span text:style-name="T4">r</text:span><text:span text:style-name="T4">y</text:span><text:span text:style-name="T4"> </text:span><text:span text:style-name="T4">u</text:span><text:span text:style-name="T4">n</text:span><text:span text:style-name="T4">s</text:span><text:span text:style-name="T4">t</text:span><text:span text:style-name="T4">e</text:span><text:span text:style-name="T4">a</text:span><text:span text:style-name="T4">d</text:span><text:span text:style-name="T4">y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. </text:span></text:p>
          </draw:text-box>
        </draw:frame>
        <draw:frame draw:style-name="gr5" draw:text-style-name="P6" draw:layer="layout" svg:width="16.241cm" svg:height="0.471cm" svg:x="2.541cm" svg:y="15.229cm">
          <draw:text-box>
            <text:p text:style-name="P1"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i</text:span><text:span text:style-name="T4">n</text:span><text:span text:style-name="T4">g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n</text:span><text:span text:style-name="T4">e</text:span><text:span text:style-name="T4">i</text:span><text:span text:style-name="T4">g</text:span><text:span text:style-name="T4">h</text:span><text:span text:style-name="T4">b</text:span><text:span text:style-name="T4">o</text:span><text:span text:style-name="T4">r</text:span><text:span text:style-name="T4">s</text:span><text:span text:style-name="T4"> </text:span><text:span text:style-name="T4">l</text:span><text:span text:style-name="T4">e</text:span><text:span text:style-name="T4">a</text:span><text:span text:style-name="T4">d</text:span><text:span text:style-name="T4">s</text:span><text:span text:style-name="T4"> </text:span><text:span text:style-name="T4">t</text:span><text:span text:style-name="T4">o</text:span><text:span text:style-name="T4"> </text:span><text:span text:style-name="T4">s</text:span><text:span text:style-name="T4">m</text:span><text:span text:style-name="T4">o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4">, </text:span><text:span text:style-name="T4">b</text:span><text:span text:style-name="T4">u</text:span><text:span text:style-name="T4">t </text:span><text:span text:style-name="T4">t</text:span><text:span text:style-name="T4">h</text:span><text:span text:style-name="T4">e</text:span><text:span text:style-name="T4">s</text:span><text:span text:style-name="T4">e</text:span><text:span text:style-name="T4"> </text:span><text:span text:style-name="T4">d</text:span><text:span text:style-name="T4">o</text:span><text:span text:style-name="T4"> </text:span><text:span text:style-name="T4">n</text:span><text:span text:style-name="T4">o</text:span><text:span text:style-name="T4">t </text:span><text:span text:style-name="T4">f</text:span><text:span text:style-name="T4">i</text:span><text:span text:style-name="T4">t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/text:p>
          </draw:text-box>
        </draw:frame>
        <draw:frame draw:style-name="gr5" draw:text-style-name="P6" draw:layer="layout" svg:width="1.293cm" svg:height="0.471cm" svg:x="2.541cm" svg:y="15.754cm">
          <draw:text-box>
            <text:p text:style-name="P1"><text:span text:style-name="T4">a</text:span><text:span text:style-name="T4">s</text:span><text:span text:style-name="T4"> </text:span><text:span text:style-name="T4">w</text:span><text:span text:style-name="T4">e</text:span><text:span text:style-name="T4">l</text:span><text:span text:style-name="T4">l</text:span><text:span text:style-name="T4">.</text:span></text:p>
          </draw:text-box>
        </draw:frame>
        <draw:frame draw:style-name="gr1" draw:text-style-name="P2" draw:layer="layout" svg:width="0.388cm" svg:height="0.433cm" svg:x="3.832cm" svg:y="15.784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8.125cm" svg:height="0.046cm" svg:x="2.54cm" svg:y="16.779cm" svg:viewBox="0 0 8126 47" draw:points="0,47 8126,47 8126,0 0,0">
          <text:p/>
        </draw:polygon>
        <draw:frame draw:style-name="gr2" draw:text-style-name="P3" draw:layer="layout" svg:width="8.282cm" svg:height="0.547cm" svg:x="2.541cm" svg:y="16.283cm">
          <draw:text-box>
            <text:p text:style-name="P1"><text:span text:style-name="T6">S</text:span><text:span text:style-name="T6">t</text:span><text:span text:style-name="T6">r</text:span><text:span text:style-name="T6">e</text:span><text:span text:style-name="T6">n</text:span><text:span text:style-name="T6">g</text:span><text:span text:style-name="T6">t</text:span><text:span text:style-name="T6">h</text:span><text:span text:style-name="T6">s</text:span><text:span text:style-name="T6">,</text:span><text:span text:style-name="T6"> </text:span><text:span text:style-name="T6">w</text:span><text:span text:style-name="T6">e</text:span><text:span text:style-name="T6">a</text:span><text:span text:style-name="T6">k</text:span><text:span text:style-name="T6">n</text:span><text:span text:style-name="T6">e</text:span><text:span text:style-name="T6">s</text:span><text:span text:style-name="T6">s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a</text:span><text:span text:style-name="T6">r</text:span><text:span text:style-name="T6">a</text:span><text:span text:style-name="T6">m</text:span><text:span text:style-name="T6">e</text:span><text:span text:style-name="T6">t</text:span><text:span text:style-name="T6">e</text:span><text:span text:style-name="T6">r</text:span><text:span text:style-name="T6">s</text:span><text:span text:style-name="T6"> </text:span></text:p>
          </draw:text-box>
        </draw:frame>
        <draw:frame draw:style-name="gr5" draw:text-style-name="P6" draw:layer="layout" svg:width="2.601cm" svg:height="0.471cm" svg:x="2.541cm" svg:y="16.897cm">
          <draw:text-box>
            <text:p text:style-name="P1"><text:span text:style-name="T7">A</text:span><text:span text:style-name="T7">. </text:span><text:span text:style-name="T7">P</text:span><text:span text:style-name="T7">a</text:span><text:span text:style-name="T7">r</text:span><text:span text:style-name="T7">a</text:span><text:span text:style-name="T7">m</text:span><text:span text:style-name="T7">e</text:span><text:span text:style-name="T7">t</text:span><text:span text:style-name="T7">e</text:span><text:span text:style-name="T7">r</text:span><text:span text:style-name="T7">s</text:span></text:p>
          </draw:text-box>
        </draw:frame>
        <draw:frame draw:style-name="gr1" draw:text-style-name="P2" draw:layer="layout" svg:width="0.388cm" svg:height="0.433cm" svg:x="5.148cm" svg:y="16.927cm">
          <draw:text-box>
            <text:p text:style-name="P1"><text:span text:style-name="T21"><text:s/></text:span></text:p>
          </draw:text-box>
        </draw:frame>
        <draw:frame draw:style-name="gr5" draw:text-style-name="P6" draw:layer="layout" svg:width="0.422cm" svg:height="0.422cm" svg:x="2.541cm" svg:y="17.531cm">
          <draw:text-box>
            <text:p text:style-name="P1"><text:span text:style-name="T29"></text:span><text:span text:style-name="T29"></text:span></text:p>
          </draw:text-box>
        </draw:frame>
        <draw:frame draw:style-name="gr5" draw:text-style-name="P6" draw:layer="layout" svg:width="4.286cm" svg:height="0.471cm" svg:x="2.841cm" svg:y="17.448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o</text:span><text:span text:style-name="T4">f</text:span><text:span text:style-name="T4"> </text:span><text:span text:style-name="T4">n</text:span><text:span text:style-name="T4">e</text:span><text:span text:style-name="T4">i</text:span><text:span text:style-name="T4">g</text:span><text:span text:style-name="T4">h</text:span><text:span text:style-name="T4">b</text:span><text:span text:style-name="T4">o</text:span><text:span text:style-name="T4">r</text:span><text:span text:style-name="T4">s</text:span></text:p>
          </draw:text-box>
        </draw:frame>
        <draw:frame draw:style-name="gr1" draw:text-style-name="P2" draw:layer="layout" svg:width="0.388cm" svg:height="0.433cm" svg:x="7.131cm" svg:y="17.47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2cm" svg:x="2.541cm" svg:y="18.09cm">
          <draw:text-box>
            <text:p text:style-name="P1"><text:span text:style-name="T29"></text:span><text:span text:style-name="T29"></text:span></text:p>
          </draw:text-box>
        </draw:frame>
        <draw:frame draw:style-name="gr5" draw:text-style-name="P6" draw:layer="layout" svg:width="5.446cm" svg:height="0.471cm" svg:x="2.841cm" svg:y="18.006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d</text:span><text:span text:style-name="T4">i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4"> </text:span><text:span text:style-name="T4">b</text:span><text:span text:style-name="T4">e</text:span><text:span text:style-name="T4">t</text:span><text:span text:style-name="T4">w</text:span><text:span text:style-name="T4">e</text:span><text:span text:style-name="T4">e</text:span><text:span text:style-name="T4">n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/text:p>
          </draw:text-box>
        </draw:frame>
        <draw:frame draw:style-name="gr1" draw:text-style-name="P2" draw:layer="layout" svg:width="0.388cm" svg:height="0.433cm" svg:x="8.295cm" svg:y="18.03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2.237cm" svg:height="0.471cm" svg:x="2.541cm" svg:y="18.544cm">
          <draw:text-box>
            <text:p text:style-name="P1"><text:span text:style-name="T7">B</text:span><text:span text:style-name="T7">. </text:span><text:span text:style-name="T7">S</text:span><text:span text:style-name="T7">t</text:span><text:span text:style-name="T7">r</text:span><text:span text:style-name="T7">e</text:span><text:span text:style-name="T7">n</text:span><text:span text:style-name="T7">g</text:span><text:span text:style-name="T7">t</text:span><text:span text:style-name="T7">h</text:span><text:span text:style-name="T7">s</text:span></text:p>
          </draw:text-box>
        </draw:frame>
        <draw:frame draw:style-name="gr1" draw:text-style-name="P2" draw:layer="layout" svg:width="0.388cm" svg:height="0.433cm" svg:x="4.776cm" svg:y="18.574cm">
          <draw:text-box>
            <text:p text:style-name="P1"><text:span text:style-name="T21"><text:s/></text:span></text:p>
          </draw:text-box>
        </draw:frame>
        <draw:frame draw:style-name="gr5" draw:text-style-name="P6" draw:layer="layout" svg:width="0.422cm" svg:height="0.422cm" svg:x="2.541cm" svg:y="19.174cm">
          <draw:text-box>
            <text:p text:style-name="P1"><text:span text:style-name="T29"></text:span><text:span text:style-name="T29"></text:span></text:p>
          </draw:text-box>
        </draw:frame>
        <draw:frame draw:style-name="gr5" draw:text-style-name="P6" draw:layer="layout" svg:width="3.219cm" svg:height="0.471cm" svg:x="2.841cm" svg:y="19.09cm">
          <draw:text-box>
            <text:p text:style-name="P1"><text:span text:style-name="T4">E</text:span><text:span text:style-name="T4">a</text:span><text:span text:style-name="T4">s</text:span><text:span text:style-name="T4">y</text:span><text:span text:style-name="T4"> </text:span><text:span text:style-name="T4">t</text:span><text:span text:style-name="T4">o</text:span><text:span text:style-name="T4"> </text:span><text:span text:style-name="T4">u</text:span><text:span text:style-name="T4">n</text:span><text:span text:style-name="T4">d</text:span><text:span text:style-name="T4">e</text:span><text:span text:style-name="T4">r</text:span><text:span text:style-name="T4">s</text:span><text:span text:style-name="T4">t</text:span><text:span text:style-name="T4">a</text:span><text:span text:style-name="T4">n</text:span><text:span text:style-name="T4">d</text:span></text:p>
          </draw:text-box>
        </draw:frame>
        <draw:frame draw:style-name="gr1" draw:text-style-name="P2" draw:layer="layout" svg:width="0.388cm" svg:height="0.433cm" svg:x="6.063cm" svg:y="19.1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2cm" svg:x="2.541cm" svg:y="19.733cm">
          <draw:text-box>
            <text:p text:style-name="P1"><text:span text:style-name="T29"></text:span><text:span text:style-name="T29"></text:span></text:p>
          </draw:text-box>
        </draw:frame>
        <draw:frame draw:style-name="gr5" draw:text-style-name="P6" draw:layer="layout" svg:width="9.802cm" svg:height="0.471cm" svg:x="2.841cm" svg:y="19.649cm">
          <draw:text-box>
            <text:p text:style-name="P1"><text:span text:style-name="T4">G</text:span><text:span text:style-name="T4">i</text:span><text:span text:style-name="T4">v</text:span><text:span text:style-name="T4">e</text:span><text:span text:style-name="T4"> </text:span><text:span text:style-name="T4">r</text:span><text:span text:style-name="T4">e</text:span><text:span text:style-name="T4">a</text:span><text:span text:style-name="T4">s</text:span><text:span text:style-name="T4">o</text:span><text:span text:style-name="T4">n</text:span><text:span text:style-name="T4">a</text:span><text:span text:style-name="T4">b</text:span><text:span text:style-name="T4">l</text:span><text:span text:style-name="T4">e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o</text:span><text:span text:style-name="T4">u</text:span><text:span text:style-name="T4">t </text:span><text:span text:style-name="T4">a</text:span><text:span text:style-name="T4"> </text:span><text:span text:style-name="T4">l</text:span><text:span text:style-name="T4">o</text:span><text:span text:style-name="T4">t </text:span><text:span text:style-name="T4">o</text:span><text:span text:style-name="T4">f</text:span><text:span text:style-name="T4"> </text:span><text:span text:style-name="T4">a</text:span><text:span text:style-name="T4">d</text:span><text:span text:style-name="T4">j</text:span><text:span text:style-name="T4">u</text:span><text:span text:style-name="T4">s</text:span><text:span text:style-name="T4">t</text:span><text:span text:style-name="T4">m</text:span><text:span text:style-name="T4">e</text:span><text:span text:style-name="T4">n</text:span><text:span text:style-name="T4">t</text:span><text:span text:style-name="T4">s</text:span></text:p>
          </draw:text-box>
        </draw:frame>
        <draw:frame draw:style-name="gr1" draw:text-style-name="P2" draw:layer="layout" svg:width="0.388cm" svg:height="0.433cm" svg:x="12.656cm" svg:y="19.67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2.682cm" svg:height="0.471cm" svg:x="2.541cm" svg:y="20.187cm">
          <draw:text-box>
            <text:p text:style-name="P1"><text:span text:style-name="T7">C</text:span><text:span text:style-name="T7">. </text:span><text:span text:style-name="T7">W</text:span><text:span text:style-name="T7">e</text:span><text:span text:style-name="T7">a</text:span><text:span text:style-name="T7">k</text:span><text:span text:style-name="T7">n</text:span><text:span text:style-name="T7">e</text:span><text:span text:style-name="T7">s</text:span><text:span text:style-name="T7">s</text:span><text:span text:style-name="T7">e</text:span><text:span text:style-name="T7">s</text:span></text:p>
          </draw:text-box>
        </draw:frame>
        <draw:frame draw:style-name="gr1" draw:text-style-name="P2" draw:layer="layout" svg:width="0.388cm" svg:height="0.433cm" svg:x="5.22cm" svg:y="20.217cm">
          <draw:text-box>
            <text:p text:style-name="P1"><text:span text:style-name="T21"><text:s/></text:span></text:p>
          </draw:text-box>
        </draw:frame>
        <draw:frame draw:style-name="gr5" draw:text-style-name="P6" draw:layer="layout" svg:width="0.422cm" svg:height="0.422cm" svg:x="2.541cm" svg:y="20.822cm">
          <draw:text-box>
            <text:p text:style-name="P1"><text:span text:style-name="T29"></text:span><text:span text:style-name="T29"></text:span></text:p>
          </draw:text-box>
        </draw:frame>
        <draw:frame draw:style-name="gr5" draw:text-style-name="P6" draw:layer="layout" svg:width="2.694cm" svg:height="0.471cm" svg:x="2.841cm" svg:y="20.738cm">
          <draw:text-box>
            <text:p text:style-name="P1"><text:span text:style-name="T4">S</text:span><text:span text:style-name="T4">l</text:span><text:span text:style-name="T4">o</text:span><text:span text:style-name="T4">w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1" draw:text-style-name="P2" draw:layer="layout" svg:width="0.388cm" svg:height="0.433cm" svg:x="5.534cm" svg:y="20.76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2cm" svg:x="2.541cm" svg:y="21.381cm">
          <draw:text-box>
            <text:p text:style-name="P1"><text:span text:style-name="T29"></text:span><text:span text:style-name="T29"></text:span></text:p>
          </draw:text-box>
        </draw:frame>
        <draw:frame draw:style-name="gr5" draw:text-style-name="P6" draw:layer="layout" svg:width="5.59cm" svg:height="0.471cm" svg:x="2.846cm" svg:y="21.297cm">
          <draw:text-box>
            <text:p text:style-name="P1"><text:span text:style-name="T4">I</text:span><text:span text:style-name="T4">n</text:span><text:span text:style-name="T4">a</text:span><text:span text:style-name="T4">b</text:span><text:span text:style-name="T4">i</text:span><text:span text:style-name="T4">l</text:span><text:span text:style-name="T4">i</text:span><text:span text:style-name="T4">t</text:span><text:span text:style-name="T4">y</text:span><text:span text:style-name="T4"> </text:span><text:span text:style-name="T4">t</text:span><text:span text:style-name="T4">o</text:span><text:span text:style-name="T4"> </text:span><text:span text:style-name="T4">h</text:span><text:span text:style-name="T4">a</text:span><text:span text:style-name="T4">n</text:span><text:span text:style-name="T4">d</text:span><text:span text:style-name="T4">l</text:span><text:span text:style-name="T4">e</text:span><text:span text:style-name="T4"> </text:span><text:span text:style-name="T4">m</text:span><text:span text:style-name="T4">a</text:span><text:span text:style-name="T4">n</text:span><text:span text:style-name="T4">y</text:span><text:span text:style-name="T4"> </text:span><text:span text:style-name="T4">f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s</text:span></text:p>
          </draw:text-box>
        </draw:frame>
        <draw:frame draw:style-name="gr1" draw:text-style-name="P2" draw:layer="layout" svg:width="0.388cm" svg:height="0.39cm" svg:x="8.435cm" svg:y="21.382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6.928cm" svg:height="0.547cm" svg:x="2.541cm" svg:y="21.83cm">
          <draw:text-box>
            <text:p text:style-name="P1"><text:span text:style-name="T6">O</text:span><text:span text:style-name="T6">t</text:span><text:span text:style-name="T6">h</text:span><text:span text:style-name="T6">e</text:span><text:span text:style-name="T6">r</text:span><text:span text:style-name="T6"> </text:span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a</text:span><text:span text:style-name="T6">s</text:span><text:span text:style-name="T6"> </text:span><text:span text:style-name="T6">f</text:span><text:span text:style-name="T6">o</text:span><text:span text:style-name="T6">l</text:span><text:span text:style-name="T6">l</text:span><text:span text:style-name="T6">o</text:span><text:span text:style-name="T6">w</text:span><text:span text:style-name="T6">s</text:span><text:span text:style-name="T6">.</text:span><text:span text:style-name="T6"> </text:span></text:p>
          </draw:text-box>
        </draw:frame>
        <draw:frame draw:style-name="gr5" draw:text-style-name="P6" draw:layer="layout" svg:width="0.472cm" svg:height="0.422cm" svg:x="2.541cm" svg:y="22.557cm">
          <draw:text-box>
            <text:p text:style-name="P1"><text:span text:style-name="T29"></text:span><text:span text:style-name="T29"></text:span><text:span text:style-name="T29"></text:span></text:p>
          </draw:text-box>
        </draw:frame>
        <draw:frame draw:style-name="gr1" draw:text-style-name="P2" draw:layer="layout" svg:width="4.595cm" svg:height="0.39cm" svg:x="2.998cm" svg:y="22.559cm">
          <draw:text-box>
            <text:p text:style-name="P1"><text:span text:style-name="T9">L</text:span><text:span text:style-name="T9">i</text:span><text:span text:style-name="T9">n</text:span><text:span text:style-name="T9">e</text:span><text:span text:style-name="T9">a</text:span><text:span text:style-name="T9">r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s</text:span><text:span text:style-name="T9"> </text:span><text:span text:style-name="T9">f</text:span><text:span text:style-name="T9">o</text:span><text:span text:style-name="T9">r</text:span><text:span text:style-name="T9"> </text:span><text:span text:style-name="T9">r</text:span><text:span text:style-name="T9">e</text:span><text:span text:style-name="T9">g</text:span><text:span text:style-name="T9">r</text:span><text:span text:style-name="T9">e</text:span><text:span text:style-name="T9">s</text:span><text:span text:style-name="T9">s</text:span><text:span text:style-name="T9">i</text:span><text:span text:style-name="T9">o</text:span><text:span text:style-name="T9">n</text:span><text:span text:style-name="T9"> </text:span></text:p>
          </draw:text-box>
        </draw:frame>
        <draw:frame draw:style-name="gr5" draw:text-style-name="P6" draw:layer="layout" svg:width="0.472cm" svg:height="0.422cm" svg:x="2.541cm" svg:y="23.129cm">
          <draw:text-box>
            <text:p text:style-name="P1"><text:span text:style-name="T29"></text:span><text:span text:style-name="T29"></text:span><text:span text:style-name="T29"></text:span></text:p>
          </draw:text-box>
        </draw:frame>
        <draw:frame draw:style-name="gr1" draw:text-style-name="P2" draw:layer="layout" svg:width="2.8cm" svg:height="0.39cm" svg:x="2.998cm" svg:y="23.13cm">
          <draw:text-box>
            <text:p text:style-name="P1"><text:span text:style-name="T9">L</text:span><text:span text:style-name="T9">i</text:span><text:span text:style-name="T9">n</text:span><text:span text:style-name="T9">e</text:span><text:span text:style-name="T9">a</text:span><text:span text:style-name="T9">r</text:span><text:span text:style-name="T9"> </text:span><text:span text:style-name="T9">r</text:span><text:span text:style-name="T9">e</text:span><text:span text:style-name="T9">g</text:span><text:span text:style-name="T9">r</text:span><text:span text:style-name="T9">e</text:span><text:span text:style-name="T9">s</text:span><text:span text:style-name="T9">s</text:span><text:span text:style-name="T9">i</text:span><text:span text:style-name="T9">o</text:span><text:span text:style-name="T9">n</text:span><text:span text:style-name="T9"> </text:span></text:p>
          </draw:text-box>
        </draw:frame>
        <draw:frame draw:style-name="gr5" draw:text-style-name="P6" draw:layer="layout" svg:width="0.472cm" svg:height="0.422cm" svg:x="2.541cm" svg:y="23.696cm">
          <draw:text-box>
            <text:p text:style-name="P1"><text:span text:style-name="T29"></text:span><text:span text:style-name="T29"></text:span><text:span text:style-name="T29"></text:span></text:p>
          </draw:text-box>
        </draw:frame>
        <draw:frame draw:style-name="gr1" draw:text-style-name="P2" draw:layer="layout" svg:width="2.707cm" svg:height="0.39cm" svg:x="2.998cm" svg:y="23.697cm">
          <draw:text-box>
            <text:p text:style-name="P1"><text:span text:style-name="T9">R</text:span><text:span text:style-name="T9">i</text:span><text:span text:style-name="T9">d</text:span><text:span text:style-name="T9">g</text:span><text:span text:style-name="T9">e</text:span><text:span text:style-name="T9"> </text:span><text:span text:style-name="T9">r</text:span><text:span text:style-name="T9">e</text:span><text:span text:style-name="T9">g</text:span><text:span text:style-name="T9">r</text:span><text:span text:style-name="T9">e</text:span><text:span text:style-name="T9">s</text:span><text:span text:style-name="T9">s</text:span><text:span text:style-name="T9">i</text:span><text:span text:style-name="T9">o</text:span><text:span text:style-name="T9">n</text:span><text:span text:style-name="T9"> </text:span></text:p>
          </draw:text-box>
        </draw:frame>
        <draw:frame draw:style-name="gr5" draw:text-style-name="P6" draw:layer="layout" svg:width="0.422cm" svg:height="0.422cm" svg:x="2.541cm" svg:y="24.268cm">
          <draw:text-box>
            <text:p text:style-name="P1"><text:span text:style-name="T29"></text:span><text:span text:style-name="T29"></text:span></text:p>
          </draw:text-box>
        </draw:frame>
        <draw:frame draw:style-name="gr1" draw:text-style-name="P2" draw:layer="layout" svg:width="0.955cm" svg:height="0.39cm" svg:x="2.892cm" svg:y="24.269cm">
          <draw:text-box>
            <text:p text:style-name="P1"><text:span text:style-name="T9">L</text:span><text:span text:style-name="T9">a</text:span><text:span text:style-name="T9">s</text:span><text:span text:style-name="T9">s</text:span><text:span text:style-name="T9">o</text:span><text:span text:style-name="T9"> </text:span></text:p>
          </draw:text-box>
        </draw:frame>
        <draw:frame draw:style-name="gr5" draw:text-style-name="P6" draw:layer="layout" svg:width="0.472cm" svg:height="0.422cm" svg:x="2.541cm" svg:y="24.839cm">
          <draw:text-box>
            <text:p text:style-name="P1"><text:span text:style-name="T29"></text:span><text:span text:style-name="T29"></text:span><text:span text:style-name="T29"></text:span></text:p>
          </draw:text-box>
        </draw:frame>
        <draw:frame draw:style-name="gr1" draw:text-style-name="P2" draw:layer="layout" svg:width="4.968cm" svg:height="0.39cm" svg:x="2.998cm" svg:y="24.84cm">
          <draw:text-box>
            <text:p text:style-name="P1"><text:span text:style-name="T9">L</text:span><text:span text:style-name="T9">i</text:span><text:span text:style-name="T9">n</text:span><text:span text:style-name="T9">e</text:span><text:span text:style-name="T9">a</text:span><text:span text:style-name="T9">r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s</text:span><text:span text:style-name="T9"> </text:span><text:span text:style-name="T9">f</text:span><text:span text:style-name="T9">o</text:span><text:span text:style-name="T9">r</text:span><text:span text:style-name="T9"> </text:span><text:span text:style-name="T9">c</text:span><text:span text:style-name="T9">l</text:span><text:span text:style-name="T9">a</text:span><text:span text:style-name="T9">s</text:span><text:span text:style-name="T9">s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/text:p>
          </draw:text-box>
        </draw:frame>
      </draw:page>
      <draw:page draw:name="page5" draw:style-name="dp1" draw:master-page-name="master-page90">
        <draw:frame draw:style-name="gr5" draw:text-style-name="P6" draw:layer="layout" svg:width="0.472cm" svg:height="0.422cm" svg:x="2.541cm" svg:y="2.666cm">
          <draw:text-box>
            <text:p text:style-name="P1"><text:span text:style-name="T29"></text:span><text:span text:style-name="T29"></text:span><text:span text:style-name="T29"></text:span></text:p>
          </draw:text-box>
        </draw:frame>
        <draw:frame draw:style-name="gr1" draw:text-style-name="P2" draw:layer="layout" svg:width="3.003cm" svg:height="0.39cm" svg:x="2.998cm" svg:y="2.668cm">
          <draw:text-box>
            <text:p text:style-name="P1"><text:span text:style-name="T9">L</text:span><text:span text:style-name="T9">o</text:span><text:span text:style-name="T9">g</text:span><text:span text:style-name="T9">i</text:span><text:span text:style-name="T9">s</text:span><text:span text:style-name="T9">t</text:span><text:span text:style-name="T9">i</text:span><text:span text:style-name="T9">c</text:span><text:span text:style-name="T9"> </text:span><text:span text:style-name="T9">r</text:span><text:span text:style-name="T9">e</text:span><text:span text:style-name="T9">g</text:span><text:span text:style-name="T9">r</text:span><text:span text:style-name="T9">e</text:span><text:span text:style-name="T9">s</text:span><text:span text:style-name="T9">s</text:span><text:span text:style-name="T9">i</text:span><text:span text:style-name="T9">o</text:span><text:span text:style-name="T9">n</text:span><text:span text:style-name="T9"> </text:span></text:p>
          </draw:text-box>
        </draw:frame>
        <draw:frame draw:style-name="gr5" draw:text-style-name="P6" draw:layer="layout" svg:width="0.422cm" svg:height="0.422cm" svg:x="2.541cm" svg:y="3.238cm">
          <draw:text-box>
            <text:p text:style-name="P1"><text:span text:style-name="T29"></text:span><text:span text:style-name="T29"></text:span></text:p>
          </draw:text-box>
        </draw:frame>
        <draw:frame draw:style-name="gr1" draw:text-style-name="P2" draw:layer="layout" svg:width="5.082cm" svg:height="0.39cm" svg:x="2.892cm" svg:y="3.239cm">
          <draw:text-box>
            <text:p text:style-name="P1"><text:span text:style-name="T9">L</text:span><text:span text:style-name="T9">i</text:span><text:span text:style-name="T9">n</text:span><text:span text:style-name="T9">e</text:span><text:span text:style-name="T9">a</text:span><text:span text:style-name="T9">r</text:span><text:span text:style-name="T9"> </text:span><text:span text:style-name="T9">s</text:span><text:span text:style-name="T9">u</text:span><text:span text:style-name="T9">p</text:span><text:span text:style-name="T9">p</text:span><text:span text:style-name="T9">o</text:span><text:span text:style-name="T9">r</text:span><text:span text:style-name="T9">t</text:span><text:span text:style-name="T9"> </text:span><text:span text:style-name="T9">v</text:span><text:span text:style-name="T9">e</text:span><text:span text:style-name="T9">c</text:span><text:span text:style-name="T9">t</text:span><text:span text:style-name="T9">o</text:span><text:span text:style-name="T9">r</text:span><text:span text:style-name="T9"> </text:span><text:span text:style-name="T9">m</text:span><text:span text:style-name="T9">a</text:span><text:span text:style-name="T9">c</text:span><text:span text:style-name="T9">h</text:span><text:span text:style-name="T9">i</text:span><text:span text:style-name="T9">n</text:span><text:span text:style-name="T9">e</text:span><text:span text:style-name="T9">s</text:span><text:span text:style-name="T9"> </text:span></text:p>
          </draw:text-box>
        </draw:frame>
        <draw:frame draw:style-name="gr5" draw:text-style-name="P6" draw:layer="layout" svg:width="0.422cm" svg:height="0.422cm" svg:x="2.541cm" svg:y="3.809cm">
          <draw:text-box>
            <text:p text:style-name="P1"><text:span text:style-name="T29"></text:span><text:span text:style-name="T29"></text:span></text:p>
          </draw:text-box>
        </draw:frame>
        <draw:frame draw:style-name="gr1" draw:text-style-name="P2" draw:layer="layout" svg:width="6.619cm" svg:height="0.39cm" svg:x="2.892cm" svg:y="3.811cm">
          <draw:text-box>
            <text:p text:style-name="P1"><text:span text:style-name="T9">L</text:span><text:span text:style-name="T9">i</text:span><text:span text:style-name="T9">n</text:span><text:span text:style-name="T9">e</text:span><text:span text:style-name="T9">a</text:span><text:span text:style-name="T9">r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s</text:span><text:span text:style-name="T9"> </text:span><text:span text:style-name="T9">f</text:span><text:span text:style-name="T9">o</text:span><text:span text:style-name="T9">r</text:span><text:span text:style-name="T9"> </text:span><text:span text:style-name="T9">m</text:span><text:span text:style-name="T9">u</text:span><text:span text:style-name="T9">l</text:span><text:span text:style-name="T9">t</text:span><text:span text:style-name="T9">i</text:span><text:span text:style-name="T9">c</text:span><text:span text:style-name="T9">l</text:span><text:span text:style-name="T9">a</text:span><text:span text:style-name="T9">s</text:span><text:span text:style-name="T9">s</text:span><text:span text:style-name="T9"> </text:span><text:span text:style-name="T9">c</text:span><text:span text:style-name="T9">l</text:span><text:span text:style-name="T9">a</text:span><text:span text:style-name="T9">s</text:span><text:span text:style-name="T9">s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/text:p>
          </draw:text-box>
        </draw:frame>
        <draw:frame draw:style-name="gr5" draw:text-style-name="P6" draw:layer="layout" svg:width="0.472cm" svg:height="0.422cm" svg:x="2.541cm" svg:y="4.381cm">
          <draw:text-box>
            <text:p text:style-name="P1"><text:span text:style-name="T29"></text:span><text:span text:style-name="T29"></text:span><text:span text:style-name="T29"></text:span></text:p>
          </draw:text-box>
        </draw:frame>
        <draw:frame draw:style-name="gr1" draw:text-style-name="P2" draw:layer="layout" svg:width="3.613cm" svg:height="0.39cm" svg:x="3.104cm" svg:y="4.382cm">
          <draw:text-box>
            <text:p text:style-name="P1"><text:span text:style-name="T9">N</text:span><text:span text:style-name="T9">a</text:span><text:span text:style-name="T9">ï</text:span><text:span text:style-name="T9">v</text:span><text:span text:style-name="T9">e</text:span><text:span text:style-name="T9"> </text:span><text:span text:style-name="T9">B</text:span><text:span text:style-name="T9">a</text:span><text:span text:style-name="T9">y</text:span><text:span text:style-name="T9">e</text:span><text:span text:style-name="T9">s</text:span><text:span text:style-name="T9"> </text:span><text:span text:style-name="T9">c</text:span><text:span text:style-name="T9">l</text:span><text:span text:style-name="T9">a</text:span><text:span text:style-name="T9">s</text:span><text:span text:style-name="T9">s</text:span><text:span text:style-name="T9">i</text:span><text:span text:style-name="T9">f</text:span><text:span text:style-name="T9">i</text:span><text:span text:style-name="T9">e</text:span><text:span text:style-name="T9">r</text:span><text:span text:style-name="T9">s</text:span><text:span text:style-name="T9"> </text:span></text:p>
          </draw:text-box>
        </draw:frame>
        <draw:frame draw:style-name="gr5" draw:text-style-name="P6" draw:layer="layout" svg:width="0.629cm" svg:height="0.422cm" svg:x="2.541cm" svg:y="4.948cm">
          <draw:text-box>
            <text:p text:style-name="P1"><text:span text:style-name="T29"></text:span><text:span text:style-name="T29"></text:span><text:span text:style-name="T29"></text:span><text:span text:style-name="T29"></text:span></text:p>
          </draw:text-box>
        </draw:frame>
        <draw:frame draw:style-name="gr1" draw:text-style-name="P2" draw:layer="layout" svg:width="2.33cm" svg:height="0.39cm" svg:x="3.21cm" svg:y="4.949cm">
          <draw:text-box>
            <text:p text:style-name="P1"><text:span text:style-name="T9">D</text:span><text:span text:style-name="T9">e</text:span><text:span text:style-name="T9">c</text:span><text:span text:style-name="T9">i</text:span><text:span text:style-name="T9">s</text:span><text:span text:style-name="T9">i</text:span><text:span text:style-name="T9">o</text:span><text:span text:style-name="T9">n</text:span><text:span text:style-name="T9"> </text:span><text:span text:style-name="T9">t</text:span><text:span text:style-name="T9">r</text:span><text:span text:style-name="T9">e</text:span><text:span text:style-name="T9">e</text:span><text:span text:style-name="T9">s</text:span><text:span text:style-name="T9"> </text:span></text:p>
          </draw:text-box>
        </draw:frame>
        <draw:frame draw:style-name="gr5" draw:text-style-name="P6" draw:layer="layout" svg:width="0.472cm" svg:height="0.422cm" svg:x="2.541cm" svg:y="5.52cm">
          <draw:text-box>
            <text:p text:style-name="P1"><text:span text:style-name="T29"></text:span><text:span text:style-name="T29"></text:span><text:span text:style-name="T29"></text:span></text:p>
          </draw:text-box>
        </draw:frame>
        <draw:frame draw:style-name="gr1" draw:text-style-name="P2" draw:layer="layout" svg:width="2.22cm" svg:height="0.39cm" svg:x="3.104cm" svg:y="5.521cm">
          <draw:text-box>
            <text:p text:style-name="P1"><text:span text:style-name="T9">R</text:span><text:span text:style-name="T9">a</text:span><text:span text:style-name="T9">n</text:span><text:span text:style-name="T9">d</text:span><text:span text:style-name="T9">o</text:span><text:span text:style-name="T9">m</text:span><text:span text:style-name="T9"> </text:span><text:span text:style-name="T9">f</text:span><text:span text:style-name="T9">o</text:span><text:span text:style-name="T9">r</text:span><text:span text:style-name="T9">e</text:span><text:span text:style-name="T9">s</text:span></text:p>
          </draw:text-box>
        </draw:frame>
        <draw:frame draw:style-name="gr2" draw:text-style-name="P3" draw:layer="layout" svg:width="0.494cm" svg:height="0.497cm" svg:x="5.314cm" svg:y="5.442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1.759cm" svg:height="0.425cm" svg:x="2.541cm" svg:y="6.046cm">
          <draw:text-box>
            <text:p text:style-name="P1"><text:span text:style-name="T30">R</text:span><text:span text:style-name="T30">e</text:span><text:span text:style-name="T30">f</text:span><text:span text:style-name="T30">e</text:span><text:span text:style-name="T30">r</text:span><text:span text:style-name="T30">e</text:span><text:span text:style-name="T30">n</text:span><text:span text:style-name="T30">c</text:span><text:span text:style-name="T30">e</text:span></text:p>
          </draw:text-box>
        </draw:frame>
        <draw:polygon draw:style-name="gr3" draw:text-style-name="P4" draw:layer="layout" svg:width="1.753cm" svg:height="0.03cm" svg:x="2.54cm" svg:y="6.409cm" svg:viewBox="0 0 1754 31" draw:points="0,31 1754,31 1754,0 0,0">
          <text:p/>
        </draw:polygon>
        <draw:frame draw:style-name="gr2" draw:text-style-name="P3" draw:layer="layout" svg:width="0.494cm" svg:height="0.547cm" svg:x="4.293cm" svg:y="5.922cm">
          <draw:text-box>
            <text:p text:style-name="P1"><text:span text:style-name="T31"><text:s/></text:span></text:p>
          </draw:text-box>
        </draw:frame>
        <draw:frame draw:style-name="gr5" draw:text-style-name="P6" draw:layer="layout" svg:width="8.511cm" svg:height="0.471cm" svg:x="2.541cm" svg:y="6.528cm">
          <draw:text-box>
            <text:p text:style-name="P1"><text:span text:style-name="T4">S</text:span><text:span text:style-name="T4">C</text:span><text:span text:style-name="T4">I</text:span><text:span text:style-name="T4">E</text:span><text:span text:style-name="T4">N</text:span><text:span text:style-name="T4">T</text:span><text:span text:style-name="T4">I</text:span><text:span text:style-name="T4">S</text:span><text:span text:style-name="T4">T</text:span><text:span text:style-name="T4">S</text:span><text:span text:style-name="T4">: </text:span><text:span text:style-name="T32">A</text:span><text:span text:style-name="T32">n</text:span><text:span text:style-name="T32">d</text:span><text:span text:style-name="T32">r</text:span><text:span text:style-name="T32">e</text:span><text:span text:style-name="T32">a</text:span><text:span text:style-name="T32">s</text:span><text:span text:style-name="T32"> </text:span><text:span text:style-name="T32">C</text:span><text:span text:style-name="T32">. </text:span><text:span text:style-name="T32">M</text:span><text:span text:style-name="T32">ü</text:span><text:span text:style-name="T32">l</text:span><text:span text:style-name="T32">l</text:span><text:span text:style-name="T32">e</text:span><text:span text:style-name="T32">r</text:span><text:span text:style-name="T32"> </text:span><text:span text:style-name="T32">&amp;</text:span><text:span text:style-name="T32"> </text:span><text:span text:style-name="T32">S</text:span><text:span text:style-name="T32">a</text:span><text:span text:style-name="T32">r</text:span><text:span text:style-name="T32">a</text:span><text:span text:style-name="T32">h</text:span><text:span text:style-name="T32"> </text:span><text:span text:style-name="T32">G</text:span><text:span text:style-name="T32">u</text:span><text:span text:style-name="T32">i</text:span><text:span text:style-name="T32">d</text:span><text:span text:style-name="T32">o</text:span><text:span text:style-name="T4"> </text:span></text:p>
          </draw:text-box>
        </draw:frame>
        <draw:frame draw:style-name="gr1" draw:text-style-name="P2" draw:layer="layout" svg:width="0.388cm" svg:height="0.39cm" svg:x="2.541cm" svg:y="7.405cm">
          <draw:text-box>
            <text:p text:style-name="P1"><text:span text:style-name="T9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mbria Math1" svg:font-family="'Cambria Math'"/>
    <style:font-face style:name="Symbol1" svg:font-family="Symbol"/>
    <style:font-face style:name="Times New Roman1" svg:font-family="'Times New Roman'"/>
    <style:font-face style:name="Wingdings1" svg:font-family="Wingdings"/>
    <style:font-face style:name="Calibri" svg:font-family="Calibri" style:font-pitch="variable"/>
    <style:font-face style:name="Cambria Math" svg:font-family="'Cambria Math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3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0" style:page-layout-name="PM0" draw:style-name="Mdp1"/>
    <style:master-page style:name="master-page85" style:page-layout-name="PM0" draw:style-name="Mdp1"/>
    <style:master-page style:name="master-page3" style:page-layout-name="PM0" draw:style-name="Mdp1"/>
    <style:master-page style:name="master-page4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13T11:41:55.703912762</dc:date>
    <meta:editing-duration>PT1M32S</meta:editing-duration>
    <meta:editing-cycles>1</meta:editing-cycles>
    <meta:document-statistic meta:object-count="308"/>
    <meta:generator>LibreOffice/6.2.4.2$Linux_X86_64 LibreOffice_project/2412653d852ce75f65fbfa83fb7e7b669a126d64</meta:generator>
  </office:meta>
</office:document-meta>
</file>